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1F1D00002374EAE28FF9.svm"/>
  <manifest:file-entry manifest:media-type="" manifest:full-path="Pictures/2000000700001880000019BD90602160.svm"/>
  <manifest:file-entry manifest:media-type="" manifest:full-path="Pictures/200000070000181600000895AB1CDCEB.svm"/>
  <manifest:file-entry manifest:media-type="" manifest:full-path="Pictures/2000000700001F6C00002A466F1E3797.svm"/>
  <manifest:file-entry manifest:media-type="" manifest:full-path="Pictures/200000070000344D0000268EDCFAD9E6.svm"/>
  <manifest:file-entry manifest:media-type="" manifest:full-path="Pictures/200000070000288500000846484FD99A.svm"/>
  <manifest:file-entry manifest:media-type="" manifest:full-path="Pictures/2000000700000E0F00000F82A9584DF2.svm"/>
  <manifest:file-entry manifest:media-type="" manifest:full-path="Pictures/200000070000283500001988D95681DE.svm"/>
  <manifest:file-entry manifest:media-type="" manifest:full-path="Pictures/20000007000026C3000015665CAE861C.svm"/>
  <manifest:file-entry manifest:media-type="" manifest:full-path="Pictures/20000007000008E40000061A79C97B39.svm"/>
  <manifest:file-entry manifest:media-type="" manifest:full-path="Pictures/2000000700002B9E00001055C3A83AC7.svm"/>
  <manifest:file-entry manifest:media-type="" manifest:full-path="Pictures/2000000700001CBC000011FDD38C9ECC.svm"/>
  <manifest:file-entry manifest:media-type="" manifest:full-path="Pictures/20000007000016BE0000281BB4EC0C85.svm"/>
  <manifest:file-entry manifest:media-type="" manifest:full-path="Pictures/2000000700001B6400001D76A24CE5EA.svm"/>
  <manifest:file-entry manifest:media-type="" manifest:full-path="Pictures/2000000700002B6A000005B072AB41FA.svm"/>
  <manifest:file-entry manifest:media-type="" manifest:full-path="Pictures/2000000700002FA600000A3C8D0CD8BF.svm"/>
  <manifest:file-entry manifest:media-type="" manifest:full-path="Pictures/2000000700002D950000160554663385.svm"/>
  <manifest:file-entry manifest:media-type="" manifest:full-path="Pictures/20000007000026C3000008CA0E8B671A.svm"/>
  <manifest:file-entry manifest:media-type="" manifest:full-path="Pictures/2000000700001B1500001B995A354DB3.svm"/>
  <manifest:file-entry manifest:media-type="" manifest:full-path="Pictures/20000007000032DB000022F0139E057F.svm"/>
  <manifest:file-entry manifest:media-type="" manifest:full-path="Pictures/200000070000260A00000FB7CF950B92.svm"/>
  <manifest:file-entry manifest:media-type="" manifest:full-path="Pictures/20000007000024E700000F32E0C4BF11.svm"/>
  <manifest:file-entry manifest:media-type="" manifest:full-path="Pictures/20000007000031190000175D164BF4C9.svm"/>
  <manifest:file-entry manifest:media-type="" manifest:full-path="Pictures/2000000700001AFB00001742894C18AB.svm"/>
  <manifest:file-entry manifest:media-type="" manifest:full-path="Pictures/200000070000219800000DC092C4E0FA.svm"/>
  <manifest:file-entry manifest:media-type="" manifest:full-path="Pictures/20000007000031EC00002D4691F431C8.svm"/>
  <manifest:file-entry manifest:media-type="" manifest:full-path="Pictures/20000007000031EC00002AB0E745086C.svm"/>
  <manifest:file-entry manifest:media-type="" manifest:full-path="Pictures/20000007000026C300001AABF4ECC87F.svm"/>
  <manifest:file-entry manifest:media-type="" manifest:full-path="Pictures/20000007000029F70000064F5ACBCFFD.svm"/>
  <manifest:file-entry manifest:media-type="" manifest:full-path="Pictures/200000070000200B000013F3243881E1.svm"/>
  <manifest:file-entry manifest:media-type="" manifest:full-path="Pictures/2000000700003D4B0000136F194298AE.svm"/>
  <manifest:file-entry manifest:media-type="" manifest:full-path="Pictures/2000000700001D90000020F98778F3F4.svm"/>
  <manifest:file-entry manifest:media-type="" manifest:full-path="Pictures/2000000700003EF200002E69B75CBE4B.svm"/>
  <manifest:file-entry manifest:media-type="" manifest:full-path="Pictures/2000000700001BE90000117898C97C03.svm"/>
  <manifest:file-entry manifest:media-type="" manifest:full-path="Pictures/2000000700003E3900001BE9FE3E94EB.svm"/>
  <manifest:file-entry manifest:media-type="" manifest:full-path="Pictures/200000070000198800002712B1C1476D.svm"/>
  <manifest:file-entry manifest:media-type="" manifest:full-path="Pictures/20000007000012B600000E2A527CCE51.svm"/>
  <manifest:file-entry manifest:media-type="" manifest:full-path="Pictures/200000070000147800000860C69A0A2F.svm"/>
  <manifest:file-entry manifest:media-type="" manifest:full-path="Pictures/20000007000032710000163A96F42AAB.svm"/>
  <manifest:file-entry manifest:media-type="" manifest:full-path="Pictures/2000000700001C6D00001428C6613353.svm"/>
  <manifest:file-entry manifest:media-type="" manifest:full-path="Pictures/20000007000013D90000156650C5C18E.svm"/>
  <manifest:file-entry manifest:media-type="" manifest:full-path="Pictures/2000000700003C0D0000128193AB7308.svm"/>
  <manifest:file-entry manifest:media-type="" manifest:full-path="Pictures/200000070000358A000031EC53159754.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7.013cm" fo:margin-left="0cm" fo:margin-right="-0.012cm" table:align="margins" fo:keep-with-next="always"/>
    </style:style>
    <style:style style:name="Tabelle3.A" style:family="table-column">
      <style:table-column-properties style:column-width="5.53cm" style:rel-column-width="21301*"/>
    </style:style>
    <style:style style:name="Tabelle3.B" style:family="table-column">
      <style:table-column-properties style:column-width="11.483cm" style:rel-column-width="44234*"/>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1" style:family="table">
      <style:table-properties style:width="17.013cm" fo:margin-left="0cm" fo:margin-right="-0.012cm" table:align="margins"/>
    </style:style>
    <style:style style:name="Tabelle1.A" style:family="table-column">
      <style:table-column-properties style:column-width="5.768cm" style:rel-column-width="22218*"/>
    </style:style>
    <style:style style:name="Tabelle1.B" style:family="table-column">
      <style:table-column-properties style:column-width="11.245cm" style:rel-column-width="43317*"/>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5.768cm" style:rel-column-width="22218*"/>
    </style:style>
    <style:style style:name="Tabelle2.B" style:family="table-column">
      <style:table-column-properties style:column-width="11.245cm" style:rel-column-width="43317*"/>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6pt" fo:language="en" fo:country="US" style:font-size-asian="26pt" style:font-size-complex="26pt"/>
    </style:style>
    <style:style style:name="P2" style:family="paragraph" style:parent-style-name="Standard">
      <style:text-properties fo:language="en" fo:country="US"/>
    </style:style>
    <style:style style:name="P3" style:family="paragraph" style:parent-style-name="Standard">
      <style:text-properties fo:language="en" fo:country="US" fo:font-style="italic" style:font-style-asian="italic" style:font-style-complex="italic"/>
    </style:style>
    <style:style style:name="P4" style:family="paragraph" style:parent-style-name="Table_20_Contents">
      <style:text-properties fo:language="en" fo:country="US"/>
    </style:style>
    <style:style style:name="P5" style:family="paragraph" style:parent-style-name="Table_20_Contents">
      <style:text-properties fo:language="en" fo:country="US" fo:font-weight="bold" style:font-weight-asian="bold" style:font-weight-complex="bold"/>
    </style:style>
    <style:style style:name="P6" style:family="paragraph" style:parent-style-name="Code">
      <style:text-properties fo:language="en" fo:country="US"/>
    </style:style>
    <style:style style:name="P7" style:family="paragraph" style:parent-style-name="Code">
      <style:text-properties style:use-window-font-color="true"/>
    </style:style>
    <style:style style:name="P8" style:family="paragraph" style:parent-style-name="Code">
      <style:text-properties style:use-window-font-color="true" fo:language="en" fo:country="US"/>
    </style:style>
    <style:style style:name="P9" style:family="paragraph" style:parent-style-name="Code">
      <style:text-properties style:use-window-font-color="true" fo:font-size="8pt" style:font-size-asian="8pt" style:font-size-complex="8pt"/>
    </style:style>
    <style:style style:name="P10" style:family="paragraph" style:parent-style-name="Code">
      <style:text-properties style:use-window-font-color="true" fo:font-size="8pt" fo:font-weight="normal" style:font-size-asian="8pt" style:font-weight-asian="normal" style:font-size-complex="8pt" style:font-weight-complex="normal"/>
    </style:style>
    <style:style style:name="P11" style:family="paragraph" style:parent-style-name="Code">
      <style:text-properties style:use-window-font-color="true" style:font-name="Consolas" fo:font-size="8pt" style:font-name-asian="Consolas" style:font-size-asian="8pt" style:font-name-complex="Consolas" style:font-size-complex="8pt"/>
    </style:style>
    <style:style style:name="P12" style:family="paragraph" style:parent-style-name="Code">
      <style:text-properties style:use-window-font-color="true" style:font-name="Courier New1" fo:font-size="8pt" style:font-size-asian="8pt" style:font-size-complex="8pt"/>
    </style:style>
    <style:style style:name="P13" style:family="paragraph" style:parent-style-name="Code">
      <style:text-properties style:use-window-font-color="true" style:font-name="Courier New1" fo:font-size="8pt" style:font-name-asian="Consolas" style:font-size-asian="8pt" style:font-name-complex="Consolas" style:font-size-complex="8pt"/>
    </style:style>
    <style:style style:name="P14" style:family="paragraph" style:parent-style-name="Code">
      <style:text-properties style:use-window-font-color="true" style:font-name="Courier New1" fo:font-size="8pt" fo:language="en" fo:country="US" style:font-size-asian="8pt" style:font-size-complex="8pt"/>
    </style:style>
    <style:style style:name="P15" style:family="paragraph" style:parent-style-name="Code">
      <style:text-properties style:use-window-font-color="true" style:text-underline-style="none"/>
    </style:style>
    <style:style style:name="P16" style:family="paragraph" style:parent-style-name="Code">
      <style:text-properties style:use-window-font-color="true" fo:font-weight="bold" style:font-weight-asian="bold" style:font-weight-complex="bold"/>
    </style:style>
    <style:style style:name="P17" style:family="paragraph" style:parent-style-name="Code">
      <style:text-properties fo:color="#000000"/>
    </style:style>
    <style:style style:name="P18" style:family="paragraph" style:parent-style-name="Text_20_body">
      <style:text-properties fo:language="en" fo:country="US"/>
    </style:style>
    <style:style style:name="P19" style:family="paragraph" style:parent-style-name="Text_20_body">
      <style:text-properties fo:language="en" fo:country="US" fo:font-weight="bold" style:font-weight-asian="bold" style:font-weight-complex="bold"/>
    </style:style>
    <style:style style:name="P20" style:family="paragraph" style:parent-style-name="Text_20_body">
      <style:text-properties fo:language="en" fo:country="US" fo:font-weight="normal" style:font-weight-asian="normal" style:font-weight-complex="normal"/>
    </style:style>
    <style:style style:name="P21" style:family="paragraph" style:parent-style-name="Text_20_body">
      <style:text-properties fo:font-weight="bold" style:font-weight-asian="bold" style:font-weight-complex="bold"/>
    </style:style>
    <style:style style:name="P22" style:family="paragraph" style:parent-style-name="Text_20_body">
      <style:text-properties style:font-name="Courier New1" fo:font-size="8pt" fo:language="en" fo:country="US" style:font-size-asian="8pt" style:font-size-complex="8pt"/>
    </style:style>
    <style:style style:name="P23" style:family="paragraph" style:parent-style-name="Text_20_body">
      <style:text-properties style:use-window-font-color="true"/>
    </style:style>
    <style:style style:name="P24" style:family="paragraph" style:parent-style-name="Text_20_body">
      <style:text-properties fo:font-weight="normal" style:font-weight-asian="normal" style:font-weight-complex="normal"/>
    </style:style>
    <style:style style:name="P25" style:family="paragraph" style:parent-style-name="Text_20_body">
      <style:text-properties fo:font-style="italic" fo:font-weight="normal" style:font-style-asian="italic" style:font-weight-asian="normal" style:font-style-complex="italic" style:font-weight-complex="normal"/>
    </style:style>
    <style:style style:name="P26" style:family="paragraph" style:parent-style-name="Text_20_body">
      <style:paragraph-properties fo:margin-left="1.251cm" fo:margin-right="0cm" fo:text-indent="0cm" style:auto-text-indent="false"/>
    </style:style>
    <style:style style:name="P27" style:family="paragraph" style:parent-style-name="Code">
      <style:paragraph-properties fo:margin-left="0cm" fo:margin-right="0cm" fo:text-indent="0cm" style:auto-text-indent="false"/>
      <style:text-properties style:use-window-font-color="true" fo:font-size="8pt" fo:background-color="transparent" style:font-size-asian="8pt" style:font-size-complex="8pt"/>
    </style:style>
    <style:style style:name="P28" style:family="paragraph" style:parent-style-name="Code">
      <style:paragraph-properties fo:margin-left="0cm" fo:margin-right="0cm" fo:text-indent="0cm" style:auto-text-indent="false"/>
      <style:text-properties style:use-window-font-color="true" fo:font-size="8pt" fo:font-weight="normal" style:font-size-asian="8pt" style:font-weight-asian="normal" style:font-size-complex="8pt" style:font-weight-complex="normal"/>
    </style:style>
    <style:style style:name="P29" style:family="paragraph" style:parent-style-name="Code">
      <style:paragraph-properties fo:margin-left="0cm" fo:margin-right="0cm" fo:text-indent="0cm" style:auto-text-indent="false"/>
      <style:text-properties fo:font-size="8pt" style:font-size-asian="8pt" style:font-size-complex="8pt"/>
    </style:style>
    <style:style style:name="P30" style:family="paragraph" style:parent-style-name="Standard">
      <style:paragraph-properties fo:margin-left="0cm" fo:margin-right="0cm" fo:text-align="start" style:justify-single-word="false" fo:text-indent="0cm" style:auto-text-indent="false" style:text-autospace="none"/>
    </style:style>
    <style:style style:name="P31" style:family="paragraph" style:parent-style-name="Bibliography_20_1">
      <style:paragraph-properties>
        <style:tab-stops/>
      </style:paragraph-properties>
    </style:style>
    <style:style style:name="P32" style:family="paragraph" style:parent-style-name="Standard" style:list-style-name="L30">
      <style:paragraph-properties fo:margin-left="1.251cm" fo:margin-right="0cm" fo:text-align="start" style:justify-single-word="false" fo:text-indent="0cm" style:auto-text-indent="false" style:text-autospace="none"/>
    </style:style>
    <style:style style:name="P33" style:family="paragraph" style:parent-style-name="Standard" style:list-style-name="L30">
      <style:paragraph-properties fo:margin-left="0cm" fo:margin-right="0cm" fo:text-align="start" style:justify-single-word="false" fo:text-indent="0cm" style:auto-text-indent="false" style:text-autospace="none"/>
    </style:style>
    <style:style style:name="P34" style:family="paragraph" style:parent-style-name="Heading_20_2">
      <style:text-properties fo:language="en" fo:country="US"/>
    </style:style>
    <style:style style:name="P35" style:family="paragraph" style:parent-style-name="Heading_20_1">
      <style:text-properties fo:language="en" fo:country="US"/>
    </style:style>
    <style:style style:name="P36" style:family="paragraph" style:parent-style-name="Table">
      <style:text-properties fo:language="en" fo:country="US"/>
    </style:style>
    <style:style style:name="P37" style:family="paragraph" style:parent-style-name="Table">
      <style:text-properties fo:language="en" fo:country="US" fo:font-weight="bold" style:font-weight-asian="bold" style:font-weight-complex="bold"/>
    </style:style>
    <style:style style:name="P38" style:family="paragraph" style:parent-style-name="Code">
      <style:text-properties style:use-window-font-color="true" style:font-name="Courier New1" fo:font-size="8pt" style:font-name-asian="Consolas" style:font-size-asian="8pt" style:font-name-complex="Consolas" style:font-size-complex="8pt"/>
    </style:style>
    <style:style style:name="P39" style:family="paragraph" style:parent-style-name="Code">
      <style:text-properties style:use-window-font-color="true" fo:language="en" fo:country="US"/>
    </style:style>
    <style:style style:name="P40" style:family="paragraph" style:parent-style-name="Code">
      <style:text-properties fo:font-weight="bold" style:font-weight-asian="bold" style:font-weight-complex="bold"/>
    </style:style>
    <style:style style:name="P41" style:family="paragraph" style:parent-style-name="Code" style:list-style-name="L25">
      <style:paragraph-properties fo:margin-left="0cm" fo:margin-right="0cm" fo:text-indent="0cm" style:auto-text-indent="false"/>
      <style:text-properties style:use-window-font-color="true"/>
    </style:style>
    <style:style style:name="P42" style:family="paragraph" style:parent-style-name="Heading_20_3">
      <style:text-properties fo:language="en" fo:country="US"/>
    </style:style>
    <style:style style:name="P43" style:family="paragraph" style:parent-style-name="Heading_20_3">
      <style:text-properties fo:font-weight="bold" style:font-weight-asian="bold" style:font-weight-complex="bold"/>
    </style:style>
    <style:style style:name="P44" style:family="paragraph" style:parent-style-name="Text_20_body">
      <style:text-properties fo:language="en" fo:country="US"/>
    </style:style>
    <style:style style:name="P45" style:family="paragraph" style:parent-style-name="Text_20_body" style:list-style-name="L1">
      <style:text-properties fo:language="en" fo:country="US"/>
    </style:style>
    <style:style style:name="P46" style:family="paragraph" style:parent-style-name="Text_20_body" style:list-style-name="L2">
      <style:text-properties fo:language="en" fo:country="US"/>
    </style:style>
    <style:style style:name="P47" style:family="paragraph" style:parent-style-name="Text_20_body" style:list-style-name="L3">
      <style:text-properties fo:language="en" fo:country="US"/>
    </style:style>
    <style:style style:name="P48" style:family="paragraph" style:parent-style-name="Text_20_body" style:list-style-name="L4">
      <style:text-properties fo:language="en" fo:country="US"/>
    </style:style>
    <style:style style:name="P49" style:family="paragraph" style:parent-style-name="Text_20_body" style:list-style-name="L5">
      <style:text-properties fo:language="en" fo:country="US"/>
    </style:style>
    <style:style style:name="P50" style:family="paragraph" style:parent-style-name="Text_20_body" style:list-style-name="L13">
      <style:text-properties fo:language="en" fo:country="US"/>
    </style:style>
    <style:style style:name="P51" style:family="paragraph" style:parent-style-name="Text_20_body" style:list-style-name="L14">
      <style:text-properties fo:language="en" fo:country="US"/>
    </style:style>
    <style:style style:name="P52" style:family="paragraph" style:parent-style-name="Text_20_body" style:list-style-name="L31">
      <style:text-properties fo:language="en" fo:country="US"/>
    </style:style>
    <style:style style:name="P53" style:family="paragraph" style:parent-style-name="Text_20_body" style:list-style-name="L32">
      <style:text-properties fo:language="en" fo:country="US"/>
    </style:style>
    <style:style style:name="P54" style:family="paragraph" style:parent-style-name="Text_20_body" style:list-style-name="L33">
      <style:text-properties fo:language="en" fo:country="US"/>
    </style:style>
    <style:style style:name="P55" style:family="paragraph" style:parent-style-name="Text_20_body" style:list-style-name="L34">
      <style:text-properties fo:language="en" fo:country="US"/>
    </style:style>
    <style:style style:name="P56" style:family="paragraph" style:parent-style-name="Text_20_body" style:list-style-name="L35">
      <style:text-properties fo:language="en" fo:country="US"/>
    </style:style>
    <style:style style:name="P57" style:family="paragraph" style:parent-style-name="Text_20_body" style:list-style-name="L36">
      <style:text-properties fo:language="en" fo:country="US"/>
    </style:style>
    <style:style style:name="P58" style:family="paragraph" style:parent-style-name="Text_20_body" style:list-style-name="L37">
      <style:text-properties fo:language="en" fo:country="US"/>
    </style:style>
    <style:style style:name="P59" style:family="paragraph" style:parent-style-name="Text_20_body" style:list-style-name="L38">
      <style:text-properties fo:language="en" fo:country="US"/>
    </style:style>
    <style:style style:name="P60" style:family="paragraph" style:parent-style-name="Text_20_body" style:list-style-name="L41">
      <style:text-properties fo:language="en" fo:country="US"/>
    </style:style>
    <style:style style:name="P61" style:family="paragraph" style:parent-style-name="Text_20_body" style:list-style-name="L42">
      <style:text-properties fo:language="en" fo:country="US"/>
    </style:style>
    <style:style style:name="P62" style:family="paragraph" style:parent-style-name="Text_20_body" style:list-style-name="L43">
      <style:text-properties fo:language="en" fo:country="US"/>
    </style:style>
    <style:style style:name="P63" style:family="paragraph" style:parent-style-name="Text_20_body" style:list-style-name="L44">
      <style:text-properties fo:language="en" fo:country="US"/>
    </style:style>
    <style:style style:name="P64" style:family="paragraph" style:parent-style-name="Text_20_body" style:list-style-name="L45">
      <style:text-properties fo:language="en" fo:country="US"/>
    </style:style>
    <style:style style:name="P65" style:family="paragraph" style:parent-style-name="Text_20_body" style:list-style-name="L46">
      <style:text-properties fo:language="en" fo:country="US"/>
    </style:style>
    <style:style style:name="P66" style:family="paragraph" style:parent-style-name="Text_20_body" style:list-style-name="L47">
      <style:text-properties fo:language="en" fo:country="US"/>
    </style:style>
    <style:style style:name="P67" style:family="paragraph" style:parent-style-name="Text_20_body" style:list-style-name="L61">
      <style:text-properties fo:language="en" fo:country="US"/>
    </style:style>
    <style:style style:name="P68" style:family="paragraph" style:parent-style-name="Text_20_body" style:list-style-name="L62">
      <style:text-properties fo:language="en" fo:country="US"/>
    </style:style>
    <style:style style:name="P69" style:family="paragraph" style:parent-style-name="Text_20_body">
      <style:text-properties fo:language="en" fo:country="US" fo:font-weight="bold" style:font-weight-asian="bold" style:font-weight-complex="bold"/>
    </style:style>
    <style:style style:name="P70" style:family="paragraph" style:parent-style-name="Text_20_body" style:list-style-name="L63">
      <style:text-properties fo:language="en" fo:country="US"/>
    </style:style>
    <style:style style:name="P71" style:family="paragraph" style:parent-style-name="Text_20_body" style:list-style-name="L64">
      <style:text-properties fo:language="en" fo:country="US"/>
    </style:style>
    <style:style style:name="P72" style:family="paragraph" style:parent-style-name="Text_20_body" style:list-style-name="L65">
      <style:text-properties fo:language="en" fo:country="US"/>
    </style:style>
    <style:style style:name="P73" style:family="paragraph" style:parent-style-name="Text_20_body" style:list-style-name="L66">
      <style:text-properties fo:language="en" fo:country="US"/>
    </style:style>
    <style:style style:name="P74" style:family="paragraph" style:parent-style-name="Text_20_body" style:list-style-name="L66">
      <style:text-properties fo:language="en" fo:country="US" fo:font-style="normal" fo:font-weight="normal" style:font-style-asian="normal" style:font-weight-asian="normal" style:font-style-complex="normal" style:font-weight-complex="normal"/>
    </style:style>
    <style:style style:name="P75" style:family="paragraph" style:parent-style-name="Text_20_body" style:list-style-name="L2"/>
    <style:style style:name="P76" style:family="paragraph" style:parent-style-name="Text_20_body" style:list-style-name="L3"/>
    <style:style style:name="P77" style:family="paragraph" style:parent-style-name="Text_20_body" style:list-style-name="L5"/>
    <style:style style:name="P78" style:family="paragraph" style:parent-style-name="Text_20_body" style:list-style-name="L6"/>
    <style:style style:name="P79" style:family="paragraph" style:parent-style-name="Text_20_body" style:list-style-name="L7"/>
    <style:style style:name="P80" style:family="paragraph" style:parent-style-name="Text_20_body" style:list-style-name="L8"/>
    <style:style style:name="P81" style:family="paragraph" style:parent-style-name="Text_20_body" style:list-style-name="L9"/>
    <style:style style:name="P82" style:family="paragraph" style:parent-style-name="Text_20_body" style:list-style-name="L10"/>
    <style:style style:name="P83" style:family="paragraph" style:parent-style-name="Text_20_body" style:list-style-name="L11"/>
    <style:style style:name="P84" style:family="paragraph" style:parent-style-name="Text_20_body" style:list-style-name="L12"/>
    <style:style style:name="P85" style:family="paragraph" style:parent-style-name="Text_20_body" style:list-style-name="L15"/>
    <style:style style:name="P86" style:family="paragraph" style:parent-style-name="Text_20_body" style:list-style-name="L16"/>
    <style:style style:name="P87" style:family="paragraph" style:parent-style-name="Text_20_body" style:list-style-name="L17"/>
    <style:style style:name="P88" style:family="paragraph" style:parent-style-name="Text_20_body" style:list-style-name="L18"/>
    <style:style style:name="P89" style:family="paragraph" style:parent-style-name="Text_20_body" style:list-style-name="L19"/>
    <style:style style:name="P90" style:family="paragraph" style:parent-style-name="Text_20_body" style:list-style-name="L20"/>
    <style:style style:name="P91" style:family="paragraph" style:parent-style-name="Text_20_body" style:list-style-name="L21"/>
    <style:style style:name="P92" style:family="paragraph" style:parent-style-name="Text_20_body" style:list-style-name="L22"/>
    <style:style style:name="P93" style:family="paragraph" style:parent-style-name="Text_20_body" style:list-style-name="L23"/>
    <style:style style:name="P94" style:family="paragraph" style:parent-style-name="Text_20_body" style:list-style-name="L24"/>
    <style:style style:name="P95" style:family="paragraph" style:parent-style-name="Text_20_body" style:list-style-name="L25"/>
    <style:style style:name="P96" style:family="paragraph" style:parent-style-name="Text_20_body" style:list-style-name="L26"/>
    <style:style style:name="P97" style:family="paragraph" style:parent-style-name="Text_20_body" style:list-style-name="L27"/>
    <style:style style:name="P98" style:family="paragraph" style:parent-style-name="Text_20_body" style:list-style-name="L28"/>
    <style:style style:name="P99" style:family="paragraph" style:parent-style-name="Text_20_body" style:list-style-name="L29"/>
    <style:style style:name="P100" style:family="paragraph" style:parent-style-name="Text_20_body" style:list-style-name="L39"/>
    <style:style style:name="P101" style:family="paragraph" style:parent-style-name="Text_20_body" style:list-style-name="L40"/>
    <style:style style:name="P102" style:family="paragraph" style:parent-style-name="Text_20_body" style:list-style-name="L47"/>
    <style:style style:name="P103" style:family="paragraph" style:parent-style-name="Text_20_body" style:list-style-name="L48"/>
    <style:style style:name="P104" style:family="paragraph" style:parent-style-name="Text_20_body" style:list-style-name="L49"/>
    <style:style style:name="P105" style:family="paragraph" style:parent-style-name="Text_20_body" style:list-style-name="L50"/>
    <style:style style:name="P106" style:family="paragraph" style:parent-style-name="Text_20_body">
      <style:text-properties fo:color="#008080" style:font-name="Consolas" fo:font-size="10pt" style:font-name-asian="Consolas" style:font-size-asian="10pt" style:font-name-complex="Consolas" style:font-size-complex="10pt"/>
    </style:style>
    <style:style style:name="P107" style:family="paragraph" style:parent-style-name="Text_20_body" style:list-style-name="L51"/>
    <style:style style:name="P108" style:family="paragraph" style:parent-style-name="Text_20_body" style:list-style-name="L52"/>
    <style:style style:name="P109" style:family="paragraph" style:parent-style-name="Text_20_body" style:list-style-name="L53"/>
    <style:style style:name="P110" style:family="paragraph" style:parent-style-name="Text_20_body" style:list-style-name="L54"/>
    <style:style style:name="P111" style:family="paragraph" style:parent-style-name="Text_20_body" style:list-style-name="L55"/>
    <style:style style:name="P112" style:family="paragraph" style:parent-style-name="Text_20_body" style:list-style-name="L56"/>
    <style:style style:name="P113" style:family="paragraph" style:parent-style-name="Text_20_body" style:list-style-name="L57"/>
    <style:style style:name="P114" style:family="paragraph" style:parent-style-name="Text_20_body" style:list-style-name="L58"/>
    <style:style style:name="P115" style:family="paragraph" style:parent-style-name="Text_20_body" style:list-style-name="L59"/>
    <style:style style:name="P116" style:family="paragraph" style:parent-style-name="Text_20_body" style:list-style-name="L60"/>
    <style:style style:name="P117" style:family="paragraph" style:parent-style-name="Text_20_body" style:list-style-name="L67"/>
    <style:style style:name="T1" style:family="text">
      <style:text-properties fo:font-weight="bold" style:font-weight-asian="bold" style:font-weight-complex="bold"/>
    </style:style>
    <style:style style:name="T2" style:family="text">
      <style:text-properties fo:font-weight="bold" style:font-name-asian="Consolas" style:font-weight-asian="bold" style:font-name-complex="Consolas" style:font-weight-complex="bold"/>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language="en" fo:country="US" fo:font-weight="bold" style:font-name-asian="Consolas" style:font-weight-asian="bold" style:font-name-complex="Consolas" style:font-weight-complex="bold"/>
    </style:style>
    <style:style style:name="T6" style:family="text">
      <style:text-properties fo:language="en" fo:country="US" style:font-name-asian="Consolas" style:font-name-complex="Consolas"/>
    </style:style>
    <style:style style:name="T7" style:family="text">
      <style:text-properties fo:language="en" fo:country="U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font-size="8pt" fo:font-weight="bold" style:font-size-asian="8pt" style:font-weight-asian="bold" style:font-size-complex="8pt" style:font-weight-complex="bold"/>
    </style:style>
    <style:style style:name="T12" style:family="text">
      <style:text-properties fo:font-size="8pt" style:font-size-asian="8pt" style:font-size-complex="8pt"/>
    </style:style>
    <style:style style:name="T13" style:family="text">
      <style:text-properties fo:font-style="italic" style:font-style-asian="italic" style:font-style-complex="italic"/>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fo:color="#000000"/>
    </style:style>
    <style:style style:name="T16" style:family="text">
      <style:text-properties fo:color="#000000" fo:background-color="transparent"/>
    </style:style>
    <style:style style:name="T17" style:family="text">
      <style:text-properties style:use-window-font-color="true"/>
    </style:style>
    <style:style style:name="T18" style:family="text">
      <style:text-properties style:use-window-font-color="true" style:font-name="Courier New1" fo:font-size="8pt" fo:background-color="transparent" style:font-name-asian="Consolas" style:font-size-asian="8pt" style:font-name-complex="Consolas" style:font-size-complex="8pt"/>
    </style:style>
    <style:style style:name="T19" style:family="text">
      <style:text-properties style:use-window-font-color="true" fo:language="en" fo:country="US"/>
    </style:style>
    <style:style style:name="T20" style:family="text">
      <style:text-properties style:use-window-font-color="true" fo:background-color="transparent"/>
    </style:style>
    <style:style style:name="T21" style:family="text">
      <style:text-properties style:use-window-font-color="true" fo:font-weight="bold" style:font-weight-asian="bold" style:font-weight-complex="bold"/>
    </style:style>
    <style:style style:name="T22" style:family="text">
      <style:text-properties style:font-name-asian="Consolas" style:font-name-complex="Consolas"/>
    </style:style>
    <style:style style:name="T23" style:family="text">
      <style:text-properties style:text-underline-style="none"/>
    </style:style>
    <style:style style:name="T24" style:family="text">
      <style:text-properties style:text-underline-style="none" style:font-name-asian="Consolas" style:font-name-complex="Consolas"/>
    </style:style>
    <style:style style:name="T25" style:family="text">
      <style:text-properties fo:color="#0000c0" fo:font-style="italic" style:font-style-asian="italic" style:font-style-complex="italic"/>
    </style:style>
    <style:style style:name="T26" style:family="text">
      <style:text-properties fo:color="#2a00ff"/>
    </style:style>
    <style:style style:name="T27" style:family="text">
      <style:text-properties style:font-name="Courier New1"/>
    </style:style>
    <style:style style:name="T28" style:family="text">
      <style:text-properties style:font-name="Courier New1" fo:font-style="normal" fo:font-weight="normal" style:font-name-asian="Consolas" style:font-style-asian="normal" style:font-weight-asian="normal" style:font-name-complex="Consolas" style:font-style-complex="normal" style:font-weight-complex="normal"/>
    </style:style>
    <style:style style:name="T29" style:family="text">
      <style:text-properties style:font-name="Courier New1" style:font-name-asian="Consolas" style:font-name-complex="Consolas"/>
    </style:style>
    <style:style style:name="T30" style:family="text">
      <style:text-properties style:font-name="Courier New1" fo:font-size="8pt" style:font-name-asian="Consolas" style:font-size-asian="8pt" style:font-name-complex="Consolas" style:font-size-complex="8pt"/>
    </style:style>
    <style:style style:name="T31" style:family="text">
      <style:text-properties fo:background-color="transparent" style:font-name-asian="Consolas" style:font-name-complex="Consola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YPS – Communication Layer for Distributed Software</text:p>
      <text:p text:style-name="P2"/>
      <text:p text:style-name="P2">Wolfgang Imig, 2014-03-23</text:p>
      <text:p text:style-name="P3">“under construction”</text:p>
      <text:p text:style-name="P2"/>
      <text:p text:style-name="P2"><text:span text:style-name="T1">Abstract:</text:span> <text:bibliography-mark text:identifier="BYPS" text:bibliography-type="article" text:author="Wolfgang Imig" text:title="Binary Portable Serialization" text:url="https://github.com/wolfgangimig/byps">[BYPS]</text:bibliography-mark> (Binary Portable Serialization) connects Java, C#, C++ and JavaScript client programs via HTTP to Java EE servers using an RPC protocol. By means of an integrated push mechanism, a server can also call interfaces implemented on clients and clients can call interfaces among each other (over one or more servers). This is possible even if clients are connected to different servers. The underlying protocol either uses an optimized binary data serialization or JSON. Service interfaces and data structures are described in pure Java and some particular javadoc tags. In addition to primitive data types, the protocol supports lists, sets, maps and streams. A versioning mechanism allows to connect older clients to newer servers and vice versa. </text:p>
      <text:p text:style-name="P2"/>
      <text:h text:style-name="P35" text:outline-level="1">Overwiew</text:h>
      <text:p text:style-name="P18">The project workflow with BYPS has typically the following tasks:</text:p>
      <text:list xml:id="list7074394834387243030" text:style-name="L1">
        <text:list-item>
          <text:p text:style-name="P45">Define interfaces and data structures</text:p>
        </text:list-item>
        <text:list-item>
          <text:p text:style-name="P45">Generate the serialization layer</text:p>
        </text:list-item>
        <text:list-item>
          <text:p text:style-name="P45">Compile the generated code and the target projects</text:p>
        </text:list-item>
      </text:list>
      <text:h text:style-name="P34" text:outline-level="2">Define the API</text:h>
      <text:p text:style-name="P18">The interfaces and data structures can be seen as an API. Unlike object oriented APIs, BYPS does not support classes to have any methods (except trivial getters and setters). Methods can only be defined in interfaces and classes are constrained to hold data members (classes are DTOs, Data Transfer Objects).</text:p>
      <text:p text:style-name="P18"/>
      <text:p text:style-name="P18">Example of a server-side interface:</text:p>
      <text:p text:style-name="P6">package my.example.byps;</text:p>
      <text:p text:style-name="P6"/>
      <text:p text:style-name="P6">import byps.RemoteException;</text:p>
      <text:p text:style-name="P6">import byps.Remote;</text:p>
      <text:p text:style-name="P6"/>
      <text:p text:style-name="P6">public interface TaskService extends Remote {</text:p>
      <text:p text:style-name="P6"><text:s text:c="2"/></text:p>
      <text:p text:style-name="P7"><text:tab/><text:span text:style-name="T1">void</text:span> addTask(TaskInfo task) <text:span text:style-name="T1">throws</text:span> RemoteException;</text:p>
      <text:p text:style-name="P7"><text:tab/></text:p>
      <text:p text:style-name="P7"><text:tab/>List&lt;TaskInfo&gt; getTasks() <text:span text:style-name="T1">throws</text:span> RemoteException;</text:p>
      <text:p text:style-name="P8"/>
      <text:p text:style-name="P6">}</text:p>
      <text:p text:style-name="P18"/>
      <text:p text:style-name="P18">Example of a class (DTO):</text:p>
      <text:p text:style-name="P6">package my.example.byps;</text:p>
      <text:p text:style-name="P6"/>
      <text:p text:style-name="P6">import java.io.Serializable;</text:p>
      <text:p text:style-name="P6"/>
      <text:p text:style-name="P6">public class TaskInfo implements Serializable {</text:p>
      <text:p text:style-name="P6"/>
      <text:p text:style-name="P6"><text:s text:c="2"/>private final static long serialVersionUID = 123456789L;</text:p>
      <text:p text:style-name="P6"/>
      <text:p text:style-name="P6"><text:s text:c="2"/>protected int id;</text:p>
      <text:p text:style-name="P6"><text:soft-page-break/></text:p>
      <text:p text:style-name="P6"><text:s text:c="2"/>protected String title;</text:p>
      <text:p text:style-name="P6"/>
      <text:p text:style-name="P6"><text:s text:c="2"/>protected List&lt;InputStream&gt; attachments;</text:p>
      <text:p text:style-name="P6"/>
      <text:p text:style-name="P6"><text:s text:c="2"/>public int getId() { … }</text:p>
      <text:p text:style-name="P6"><text:s text:c="2"/>public void setId(int id) { … }</text:p>
      <text:p text:style-name="P6"><text:s text:c="2"/>…</text:p>
      <text:p text:style-name="P6">}</text:p>
      <text:p text:style-name="P18"/>
      <text:p text:style-name="P18">Client-side interfaces (called from the server or from other clients) have to be tagged by @BClientRemote. This advices the BYPS generator to create skeleton classes for each target platform and not only for Java.</text:p>
      <text:p text:style-name="P6">package my.example.byps;</text:p>
      <text:p text:style-name="P6"/>
      <text:p text:style-name="P6">import byps.RemoteException;</text:p>
      <text:p text:style-name="P6">import byps.Remote;</text:p>
      <text:p text:style-name="P6"/>
      <text:p text:style-name="P6">/**</text:p>
      <text:p text:style-name="P6"><text:s/>* @BClientRemote</text:p>
      <text:p text:style-name="P6"><text:s/>*/</text:p>
      <text:p text:style-name="P6">public interface TaskNotify extends Remote {</text:p>
      <text:p text:style-name="P6"><text:s text:c="2"/></text:p>
      <text:p text:style-name="P6"><text:s text:c="2"/>void updateTask(Task task) throws RemoteException;</text:p>
      <text:p text:style-name="P6"/>
      <text:p text:style-name="P6">}</text:p>
      <text:p text:style-name="P18"/>
      <text:p text:style-name="P18">An API is described by the mandatory class BApi, that defines a name and a version:</text:p>
      <text:p text:style-name="P6">package my.example.byps;</text:p>
      <text:p text:style-name="P6"/>
      <text:p text:style-name="P6">public class BApi {</text:p>
      <text:p text:style-name="P6"><text:tab/>public final static String VERSION = "1.0";</text:p>
      <text:p text:style-name="P6"><text:tab/>public final static String NAME = "TaskApplication";</text:p>
      <text:p text:style-name="P6">}</text:p>
      <text:p text:style-name="P18"/>
      <text:p text:style-name="P18">Usually, APIs evolve over the time. If a new member is added to a class, the API version has to be incremented and the new member has to be tagged by a @since &lt;version&gt;:</text:p>
      <text:p text:style-name="P6">…</text:p>
      <text:p text:style-name="P6"/>
      <text:p text:style-name="P6">public class Task implements Serializable {</text:p>
      <text:p text:style-name="P6"/>
      <text:p text:style-name="P6"><text:s text:c="2"/>private final static long serialVersionUID = 123456789L;</text:p>
      <text:p text:style-name="P6"/>
      <text:p text:style-name="P6"><text:s text:c="2"/>protected int id;</text:p>
      <text:p text:style-name="P6"/>
      <text:p text:style-name="P6"><text:s text:c="2"/>protected String title;</text:p>
      <text:p text:style-name="P6"/>
      <text:p text:style-name="P6"><text:s text:c="2"/>protected List&lt;InputStream&gt; attachments;</text:p>
      <text:p text:style-name="P6"/>
      <text:p text:style-name="P6"><text:s text:c="2"/>/**</text:p>
      <text:p text:style-name="P6"><text:s text:c="3"/>* @since 1.1</text:p>
      <text:p text:style-name="P6"><text:s text:c="3"/>*/</text:p>
      <text:p text:style-name="P6"><text:s text:c="2"/>protected int priority;</text:p>
      <text:p text:style-name="P6"/>
      <text:p text:style-name="P6"><text:s text:c="2"/>…</text:p>
      <text:p text:style-name="P6">}</text:p>
      <text:p text:style-name="P18"/>
      <text:p text:style-name="P18">Interface methods cannot be modified in newer API versions since this would break compatibility. Thus, it is a good idea to always have a class type parameter in methods (here FindTaskOptions), which could be extended if necessary.</text:p>
      <text:p text:style-name="P6">…</text:p>
      <text:p text:style-name="P6"/>
      <text:p text:style-name="P6">public interface TaskService extends Remote {</text:p>
      <text:p text:style-name="P6"><text:s text:c="2"/></text:p>
      <text:p text:style-name="P6"><text:s text:c="2"/>List&lt;Task&gt; findTasks(String filter, FindTaskOptions opts) throws RemoteException;</text:p>
      <text:p text:style-name="P6"><text:s text:c="2"/></text:p>
      <text:p text:style-name="P6"><text:s text:c="2"/>…</text:p>
      <text:p text:style-name="P6"/>
      <text:p text:style-name="P6"><text:soft-page-break/>}</text:p>
      <text:p text:style-name="P18"/>
      <text:p text:style-name="P18">Class members or interface methods must not be removed, otherwise compatibility is lost. If members are no more needed, they can be set as @deprecated. But this is only a documentation tag, deprecated members are still transferred.</text:p>
      <text:h text:style-name="P34" text:outline-level="2"><text:bookmark-start text:name="__RefHeading__844_176863489"/>Generate the Serialization Layers<text:bookmark-end text:name="__RefHeading__844_176863489"/></text:h>
      <text:p text:style-name="P18">In order to generate the serialization layers for the target platforms, the BYPS generator tool „bypsgen.jar“ has to be invoked. The best way to achieve this is by using an ANT script.</text:p>
      <text:p text:style-name="P18">Example:</text:p>
      <text:p text:style-name="P6">&lt;?xml version="1.0" encoding="UTF-8"?&gt;</text:p>
      <text:p text:style-name="P6">&lt;project name="TaskApplication" default="build"&gt;</text:p>
      <text:p text:style-name="P6"/>
      <text:p text:style-name="P6"><text:s text:c="2"/>&lt;property name="byps.home" value="${workdir}/byps-lib/java"/&gt;</text:p>
      <text:p text:style-name="P6"><text:tab/></text:p>
      <text:p text:style-name="P6"><text:s text:c="2"/>&lt;target name="build"&gt;</text:p>
      <text:p text:style-name="P6"/>
      <text:p text:style-name="P6"><text:s text:c="4"/>&lt;java jar="${byps.home}/bypsgen.jar" fork="true" &gt;</text:p>
      <text:p text:style-name="P6"><text:tab/><text:tab/><text:tab/></text:p>
      <text:p text:style-name="P8"><text:s text:c="6"/>&lt;!-- API definition from directoy … --&gt;</text:p>
      <text:p text:style-name="P8"><text:s text:c="6"/>&lt;arg value="--sourcepath"/&gt;&lt;arg value="./src"/&gt;</text:p>
      <text:p text:style-name="P8"/>
      <text:p text:style-name="P8"><text:s text:c="6"/>&lt;!-- Generate Java code into directory … --&gt;</text:p>
      <text:p text:style-name="P6"><text:span text:style-name="T17"><text:s text:c="6"/>&lt;arg value="-genj.dir-ser"/&gt; <text:s text:c="5"/>&lt;arg val</text:span><text:span text:style-name="T20">ue</text:span><text:span text:style-name="T16">="..</text:span><text:a xlink:type="simple" xlink:href="file://taskapp-ser//src-ser">\\taskapp-ser\\src-ser</text:a><text:span text:style-name="T16">"/&gt;</text:span></text:p>
      <text:p text:style-name="Code"><text:span text:style-name="T19"><text:s text:c="6"/></text:span><text:span text:style-name="T18">&lt;arg value="-genj.dir-ser-json"/&gt; &lt;arg value="..\\taskapp-srv\\src-ser-json"/&gt;</text:span></text:p>
      <text:p text:style-name="P6"/>
      <text:p text:style-name="P6"><text:s text:c="6"/>&lt;!-- Generate C# code into directory … --&gt;</text:p>
      <text:p text:style-name="P6"><text:s text:c="6"/>&lt;arg value="-gencs.dir-ser"/&gt; <text:s text:c="4"/>&lt;arg value="..\\taskapp-ser\\src-cs"/&gt;</text:p>
      <text:p text:style-name="P6"><text:s text:c="4"/></text:p>
      <text:p text:style-name="P6"><text:s text:c="6"/>&lt;!-- Generate C++ code into directory … --&gt;</text:p>
      <text:p text:style-name="P6"><text:s text:c="6"/>&lt;arg value="-gencpp.dir-api"/&gt; <text:s text:c="3"/>&lt;arg value="..\\taskapp-ser\\src-cpp/api"/&gt;</text:p>
      <text:p text:style-name="P6"><text:s text:c="6"/>&lt;arg value="-gencpp.dir-impl"/&gt; <text:s text:c="2"/>&lt;arg value="..\\taskapp-ser\\src-cpp/impl"/&gt;</text:p>
      <text:p text:style-name="P6"><text:s text:c="6"/></text:p>
      <text:p text:style-name="P6"><text:s text:c="6"/>&lt;!-- Generate JavaScript code into file … --&gt; <text:s/></text:p>
      <text:p text:style-name="P6"><text:s text:c="6"/>&lt;arg value="-genjs.dest"/&gt; <text:s text:c="7"/>&lt;arg value="..\\taskapp-srv\\WebContent\\taskapp.js"/&gt;</text:p>
      <text:p text:style-name="P6"><text:tab/><text:tab/><text:tab/><text:tab/><text:tab/><text:tab/></text:p>
      <text:p text:style-name="P6"><text:s text:c="4"/>&lt;/java&gt;</text:p>
      <text:p text:style-name="P6"><text:s text:c="2"/>&lt;/target&gt;</text:p>
      <text:p text:style-name="P6">&lt;/project&gt;</text:p>
      <text:p text:style-name="P18"/>
      <text:h text:style-name="P35" text:outline-level="1">Supported Platforms</text:h>
      <text:p text:style-name="P18">The server side is based on the Java EE Servlet 3.0 specification. Currently, only Tomcat 7.0 has been used as development and run-time server.</text:p>
      <text:p text:style-name="P18"/>
      <text:p text:style-name="P18">The supported client side platforms are listed below:</text:p>
      <table:table table:name="Tabelle3" table:style-name="Tabelle3">
        <table:table-column table:style-name="Tabelle3.A"/>
        <table:table-column table:style-name="Tabelle3.B"/>
        <text:soft-page-break/>
        <table:table-row>
          <table:table-cell table:style-name="Tabelle3.A1" office:value-type="string">
            <text:p text:style-name="P5">Programming Platform</text:p>
          </table:table-cell>
          <table:table-cell table:style-name="Tabelle3.B1" office:value-type="string">
            <text:p text:style-name="P5">Runtime Platform</text:p>
          </table:table-cell>
        </table:table-row>
        <table:table-row>
          <table:table-cell table:style-name="Tabelle3.A2" office:value-type="string">
            <text:p text:style-name="P4">Java 7.0 or newer</text:p>
          </table:table-cell>
          <table:table-cell table:style-name="Tabelle3.B2" office:value-type="string">
            <text:p text:style-name="P4">Every operation system with a Java SE 7.0 run-time. </text:p>
            <text:p text:style-name="P4">Android.</text:p>
          </table:table-cell>
        </table:table-row>
        <table:table-row>
          <table:table-cell table:style-name="Tabelle3.A2" office:value-type="string">
            <text:p text:style-name="P4">C# and .NET 4.0 or newer</text:p>
          </table:table-cell>
          <table:table-cell table:style-name="Tabelle3.B2" office:value-type="string">
            <text:p text:style-name="P4">Windows XP SP 3 or newer. For a detailed list see system requirements for .NET 4.0.</text:p>
          </table:table-cell>
        </table:table-row>
        <table:table-row>
          <table:table-cell table:style-name="Tabelle3.A2" office:value-type="string">
            <text:p text:style-name="P4">MSVC 2012, C++11 Standard</text:p>
          </table:table-cell>
          <table:table-cell table:style-name="Tabelle3.B2" office:value-type="string">
            <text:p text:style-name="P4">Windows XP or newer. For a detailed list see system requirements of MSVC run-time components.</text:p>
          </table:table-cell>
        </table:table-row>
        <table:table-row>
          <table:table-cell table:style-name="Tabelle3.A2" office:value-type="string">
            <text:p text:style-name="P4">QT 5.0 (currently under development)</text:p>
          </table:table-cell>
          <table:table-cell table:style-name="Tabelle3.B2" office:value-type="string">
            <text:p text:style-name="P4">See system requirements for QT 5.0</text:p>
          </table:table-cell>
        </table:table-row>
        <table:table-row>
          <table:table-cell table:style-name="Tabelle3.A2" office:value-type="string">
            <text:p text:style-name="P4">JavaScript</text:p>
          </table:table-cell>
          <table:table-cell table:style-name="Tabelle3.B2" office:value-type="string">
            <text:p text:style-name="P4">Tested with Chrome Version 33, Firefox Version 26 and IE 11. Might also run on other browsers.</text:p>
          </table:table-cell>
        </table:table-row>
      </table:table>
      <text:p text:style-name="Table">Tabelle <text:sequence text:ref-name="refTable0" text:name="Table" text:formula="ooow:Table+1" style:num-format="1">1</text:sequence>: Supported Platforms</text:p>
      <text:p text:style-name="P18"/>
      <text:h text:style-name="P35" text:outline-level="1">Development</text:h>
      <text:p text:style-name="P18">This chapter shows on the basis of an example how to develop programs using BYPS. The application is called “taskapp” and allows to create and list task objects. </text:p>
      <text:p text:style-name="P18">You must have basic Java, JavaScript and HTML knowledge to follow the example. </text:p>
      <text:h text:style-name="Heading_20_2" text:outline-level="2">Requirements</text:h>
      <text:p text:style-name="P18">Since Java is the leading development platform for BYPS, a Java Software Development Kit version 7.0 <text:bibliography-mark text:identifier="JDK" text:bibliography-type="article" text:author="ORACLE" text:title="JDK" text:year="2014" text:url="http://www.oracle.com/technetwork/java/javase/downloads/index.html">[JDK]</text:bibliography-mark> or newer and a Java IDE is required. </text:p>
      <text:p text:style-name="P18">This documentation uses the “Eclipse IDE <text:span text:style-name="T8">for</text:span><text:span text:style-name="T1"> Java EE Developers</text:span>” <text:bibliography-mark text:identifier="ECLIPSE" text:bibliography-type="article" text:author="Eclipse Foundation" text:title="Eclipse IDE for Java EE Developers" text:year="2014" text:url="https://www.eclipse.org/downloads/">[ECLIPSE]</text:bibliography-mark>.</text:p>
      <text:p text:style-name="P18">In order to develop and run the server-side application, the <text:bibliography-mark text:identifier="TOMCAT" text:bibliography-type="article" text:author="Apache Software Foundation" text:title="Apache Tomcat" text:url="http://tomcat.apache.org/download-70.cgi">[TOMCAT]</text:bibliography-mark> application server has to be installed. For using on Windows, download the 32bit or 64bit Windows ZIP file. Unpack the ZIP archive into an arbitrary directory. </text:p>
      <text:h text:style-name="P34" text:outline-level="2">Setup Java Development Workspace</text:h>
      <text:p text:style-name="P18">This section creates a workspace with the Java projects for API definition, serialization, web-service, and client application.</text:p>
      <text:list xml:id="list7278939098339635194" text:style-name="L2">
        <text:list-item>
          <text:p text:style-name="P46">Start the Eclipse IDE and enter a new workspace directory. This directory is referred to as “workdir” in the following.</text:p>
        </text:list-item>
        <text:list-item>
          <text:p text:style-name="P46">Click on the workbench symbol in the upper left corner in order to start working.</text:p>
          <text:p text:style-name="P46"><draw:frame draw:style-name="fr1" draw:name="Grafik6" text:anchor-type="paragraph" svg:width="2.275cm" svg:height="1.563cm" draw:z-index="1"><draw:image xlink:href="Pictures/20000007000008E40000061A79C97B39.svm" xlink:type="simple" xlink:show="embed" xlink:actuate="onLoad"/></draw:frame></text:p>
        </text:list-item>
      </text:list>
      <text:p text:style-name="P21"><text:span text:style-name="T3">Configure Eclipse for using the </text:span><text:span text:style-name="T3"><text:bibliography-mark text:identifier="JDK" text:bibliography-type="article" text:author="ORACLE" text:title="JDK" text:year="2014" text:url="http://www.oracle.com/technetwork/java/javase/downloads/index.html">[JDK]</text:bibliography-mark></text:span><text:span text:style-name="T3">:</text:span></text:p>
      <text:list xml:id="list29469236" text:continue-numbering="true" text:style-name="L2">
        <text:list-item>
          <text:p text:style-name="P46">Click menu “Window – Preferences”, “Java – Installed JREs”, “Add...”, select “Standard VM”:</text:p>
          <text:p text:style-name="P46"><draw:frame draw:style-name="fr2" draw:name="Grafik9" text:anchor-type="paragraph" svg:width="16.113cm" svg:height="11.882cm" draw:z-index="2"><draw:image xlink:href="Pictures/2000000700003EF200002E69B75CBE4B.svm" xlink:type="simple" xlink:show="embed" xlink:actuate="onLoad"/></draw:frame><text:soft-page-break/></text:p>
        </text:list-item>
        <text:list-item>
          <text:p text:style-name="P46">“Next &gt;”, select JDK installation directory and name it “jdk7”:</text:p>
          <text:p text:style-name="P46"><draw:frame draw:style-name="fr2" draw:name="Grafik10" text:anchor-type="paragraph" svg:width="9.924cm" svg:height="5.479cm" draw:z-index="3"><draw:image xlink:href="Pictures/20000007000026C3000015665CAE861C.svm" xlink:type="simple" xlink:show="embed" xlink:actuate="onLoad"/></draw:frame></text:p>
        </text:list-item>
        <text:list-item>
          <text:p text:style-name="P46">“Finish”, set this JDK as the default Java runtime to be used:</text:p>
        </text:list-item>
        <text:list-item>
          <text:p text:style-name="P46"><draw:frame draw:style-name="fr1" draw:name="Grafik11" text:anchor-type="paragraph" svg:width="8.204cm" svg:height="5.106cm" draw:z-index="4"><draw:image xlink:href="Pictures/200000070000200B000013F3243881E1.svm" xlink:type="simple" xlink:show="embed" xlink:actuate="onLoad"/></draw:frame><text:soft-page-break/>Select in the tree on the left “Java – Compiler”, set JDK Compliance to 1.7 (at least 1.5):</text:p>
          <text:p text:style-name="P46"><draw:frame draw:style-name="fr1" draw:name="Grafik25" text:anchor-type="paragraph" svg:width="15.93cm" svg:height="7.146cm" draw:z-index="20"><draw:image xlink:href="Pictures/2000000700003E3900001BE9FE3E94EB.svm" xlink:type="simple" xlink:show="embed" xlink:actuate="onLoad"/></draw:frame></text:p>
        </text:list-item>
        <text:list-item>
          <text:p text:style-name="P46">“OK”.</text:p>
        </text:list-item>
      </text:list>
      <text:p text:style-name="P18"/>
      <text:p text:style-name="P21"><text:span text:style-name="T3">Install </text:span><text:span text:style-name="T3"><text:bibliography-mark text:identifier="TOMCAT" text:bibliography-type="article" text:author="Apache Software Foundation" text:title="Apache Tomcat" text:url="http://tomcat.apache.org/download-70.cgi">[TOMCAT]</text:bibliography-mark></text:span><text:span text:style-name="T3"> in Eclipse IDE:</text:span></text:p>
      <text:list xml:id="list29453269" text:continue-numbering="true" text:style-name="L2">
        <text:list-item>
          <text:p text:style-name="P46">Click menu “Window – Preferences”, “Server – Runtime Environments”, “Add...”</text:p>
        </text:list-item>
        <text:list-item>
          <text:p text:style-name="P46"><draw:frame draw:style-name="fr2" draw:name="Grafik16" text:anchor-type="paragraph" svg:width="13.705cm" svg:height="12.779cm" draw:z-index="11"><draw:image xlink:href="Pictures/200000070000358A000031EC53159754.svm" xlink:type="simple" xlink:show="embed" xlink:actuate="onLoad"/></draw:frame>“Next &gt;”, enter Tomcat installation directory:</text:p>
        </text:list-item>
        <text:list-item>
          <text:p text:style-name="P46"><draw:frame draw:style-name="fr2" draw:name="Grafik17" text:anchor-type="paragraph" svg:width="7.011cm" svg:height="7.542cm" draw:z-index="12"><draw:image xlink:href="Pictures/2000000700001B6400001D76A24CE5EA.svm" xlink:type="simple" xlink:show="embed" xlink:actuate="onLoad"/></draw:frame><text:soft-page-break/>“Finish”</text:p>
          <text:p text:style-name="P46"/>
        </text:list-item>
      </text:list>
      <text:p text:style-name="P21"><text:span text:style-name="T3">Install </text:span><text:span text:style-name="T3"><text:bibliography-mark text:identifier="LIBDIR" text:bibliography-type="article" text:author="Wolfgang Imig" text:title="Directory with BYPS libraries and C++ includes" text:url="https://github.com/wolfgangimig/byps/blob/master/byps-lib.zip">[LIBDIR]</text:bibliography-mark></text:span><text:span text:style-name="T3">:</text:span></text:p>
      <text:list xml:id="list29446338" text:continue-numbering="true" text:style-name="L2">
        <text:list-item>
          <text:p text:style-name="P75"><text:span text:style-name="T3">Download “byps-lib.zip” from </text:span><text:span text:style-name="T3"><text:bibliography-mark text:identifier="LIBDIR" text:bibliography-type="article" text:author="Wolfgang Imig" text:title="Directory with BYPS libraries and C++ includes" text:url="https://github.com/wolfgangimig/byps/blob/master/byps-lib.zip">[LIBDIR]</text:bibliography-mark></text:span><text:span text:style-name="T3"> (click “View Raw”)</text:span></text:p>
        </text:list-item>
        <text:list-item>
          <text:p text:style-name="P46">Unpack “byps-lib.zip” into “workdir/byps-lib”</text:p>
        </text:list-item>
        <text:list-item>
          <text:p text:style-name="P46">Copy file “tools.jar” from JDK installation directory, sub-directory “lib”, into “workdir/byps-lib”.</text:p>
        </text:list-item>
      </text:list>
      <text:h text:style-name="P42" text:outline-level="3"><text:bookmark-start text:name="__RefHeading__908_176863489"/>Create taskapp-api Project for the API Definition<text:bookmark-end text:name="__RefHeading__908_176863489"/></text:h>
      <text:p text:style-name="P18">This project contains the API definition and the ANT script for generating the serialization layer. It is referenced by all other projects.</text:p>
      <text:list xml:id="list29452146" text:continue-numbering="true" text:style-name="L2">
        <text:list-item>
          <text:p text:style-name="P46">Click “File – New – Project...”, select “Java Project”</text:p>
          <text:p text:style-name="P46"><draw:frame draw:style-name="fr2" draw:name="Grafik1" text:anchor-type="paragraph" svg:width="7.278cm" svg:height="5.159cm" draw:z-index="0"><draw:image xlink:href="Pictures/2000000700001C6D00001428C6613353.svm" xlink:type="simple" xlink:show="embed" xlink:actuate="onLoad"/></draw:frame></text:p>
        </text:list-item>
        <text:list-item>
          <text:p text:style-name="P46">Click “Next &gt;”, enter “taskapp-api” as project name, ensure using the previously defined “jdk7”.</text:p>
          <text:p text:style-name="P46"><draw:frame draw:style-name="fr2" draw:name="Grafik2" text:anchor-type="paragraph" svg:width="7.966cm" svg:height="9.075cm" draw:z-index="5"><draw:image xlink:href="Pictures/2000000700001F1D00002374EAE28FF9.svm" xlink:type="simple" xlink:show="embed" xlink:actuate="onLoad"/></draw:frame><text:soft-page-break/></text:p>
        </text:list-item>
        <text:list-item>
          <text:p text:style-name="P46">“Finish”. Choose “Yes” to open the Java Perspective. The new project is shown in “Project Explorer”: </text:p>
          <text:p text:style-name="P46"><draw:frame draw:style-name="fr2" draw:name="Grafik3" text:anchor-type="paragraph" svg:width="5.082cm" svg:height="5.479cm" draw:z-index="6"><draw:image xlink:href="Pictures/20000007000013D90000156650C5C18E.svm" xlink:type="simple" xlink:show="embed" xlink:actuate="onLoad"/></draw:frame></text:p>
        </text:list-item>
        <text:list-item>
          <text:p text:style-name="P46">In “Project Explorer” right-click on “taskapp-api”, “Properties”, select “Java Build Path”, select tab “Libraries”</text:p>
          <text:p text:style-name="P46"><draw:frame draw:style-name="fr1" draw:name="Grafik12" text:anchor-type="paragraph" svg:width="15.692cm" svg:height="4.974cm" draw:z-index="7"><draw:image xlink:href="Pictures/2000000700003D4B0000136F194298AE.svm" xlink:type="simple" xlink:show="embed" xlink:actuate="onLoad"/></draw:frame></text:p>
        </text:list-item>
        <text:list-item>
          <text:p text:style-name="P46">Click “Add External JARs”, from directory “workdir/byps-lib/java” select the JARs “bypshttp-ov.jar”, “commons-logging-1.1.1.jar”, “log4j-1.2.15.jar”:</text:p>
        </text:list-item>
        <text:list-item>
          <text:p text:style-name="P46"><draw:frame draw:style-name="fr1" draw:name="Grafik13" text:anchor-type="paragraph" svg:width="7.146cm" svg:height="4.471cm" draw:z-index="8"><draw:image xlink:href="Pictures/2000000700001BE90000117898C97C03.svm" xlink:type="simple" xlink:show="embed" xlink:actuate="onLoad"/></draw:frame><text:soft-page-break/>“OK”.</text:p>
        </text:list-item>
      </text:list>
      <text:p text:style-name="P18"/>
      <text:h text:style-name="P42" text:outline-level="3">Create taskapp-ser Project for Serialization Code</text:h>
      <text:p text:style-name="P18">This project will receive the generated serialization code.</text:p>
      <text:list xml:id="list8950582065492218719" text:style-name="L3">
        <text:list-item>
          <text:p text:style-name="P47">Click “File – New – Other...”, select “Java Project”, “Next &gt;”</text:p>
        </text:list-item>
        <text:list-item>
          <text:p text:style-name="P47">Enter “taskapp-ser” as project name, ensure using the default JRE “jdk7”.</text:p>
        </text:list-item>
        <text:list-item>
          <text:p text:style-name="P47">“Finish”</text:p>
        </text:list-item>
        <text:list-item>
          <text:p text:style-name="P47">In “Project Explorer” right-click on “taskapp-ser”, “Properties”, select “Java Build Path”, select tab “Projects”, “Add...”, select project “taskapp-api”:</text:p>
          <text:p text:style-name="P47"><draw:frame draw:style-name="fr2" draw:name="Grafik14" text:anchor-type="paragraph" svg:width="12.569cm" svg:height="5.981cm" draw:z-index="9"><draw:image xlink:href="Pictures/20000007000031190000175D164BF4C9.svm" xlink:type="simple" xlink:show="embed" xlink:actuate="onLoad"/></draw:frame></text:p>
        </text:list-item>
        <text:list-item>
          <text:p text:style-name="P76"><text:span text:style-name="T3">Add the same JARs from “workdir/byps-lib/java” to the Java build path as done in </text:span><text:span text:style-name="T3"><text:bookmark-ref text:reference-format="number" text:ref-name="__RefHeading__908_176863489"> 3.2.1 </text:bookmark-ref></text:span><text:span text:style-name="T3">for the “taskapp-api” project.</text:span></text:p>
        </text:list-item>
        <text:list-item>
          <text:p text:style-name="P47">“OK”</text:p>
        </text:list-item>
      </text:list>
      <text:p text:style-name="P18"/>
      <text:h text:style-name="P42" text:outline-level="3">Create “taskapp-srv” Web Project</text:h>
      <text:p text:style-name="P18">This project compiles the JEE web-service that serves the requests for the “taskapp” clients.</text:p>
      <text:list xml:id="list243686627827480272" text:style-name="L4">
        <text:list-item>
          <text:p text:style-name="P48">Click “File – New – Other...”, select “Web – Dynamic Web Project”:</text:p>
          <text:p text:style-name="P48"><draw:frame draw:style-name="fr2" draw:name="Grafik15" text:anchor-type="paragraph" svg:width="6.272cm" svg:height="6.588cm" draw:z-index="10"><draw:image xlink:href="Pictures/2000000700001880000019BD90602160.svm" xlink:type="simple" xlink:show="embed" xlink:actuate="onLoad"/></draw:frame><text:soft-page-break/></text:p>
        </text:list-item>
        <text:list-item>
          <text:p text:style-name="P48">“Next &gt;”, enter project name “taskapp-srv”:</text:p>
          <text:p text:style-name="P48"><draw:frame draw:style-name="fr2" draw:name="Grafik18" text:anchor-type="paragraph" svg:width="5.823cm" svg:height="10.268cm" draw:z-index="13"><draw:image xlink:href="Pictures/20000007000016BE0000281BB4EC0C85.svm" xlink:type="simple" xlink:show="embed" xlink:actuate="onLoad"/></draw:frame></text:p>
        </text:list-item>
        <text:list-item>
          <text:p text:style-name="P48">“Finish”. When asked for changing the perspective to “Java EE” you may choose “No” if you are not familiar with Eclipse.</text:p>
        </text:list-item>
        <text:list-item>
          <text:p text:style-name="P48">In “Project Explorer” right-click “taskapp-srv” and choose “Properties”, select “Java Build Path”, select tab “Projects”, “Add...”, select project “taskapp-api” and “taskapp-ser”:</text:p>
        </text:list-item>
        <text:list-item>
          <text:p text:style-name="P48"><draw:frame draw:style-name="fr1" draw:name="Grafik19" text:anchor-type="paragraph" svg:width="4.791cm" svg:height="3.627cm" draw:z-index="14"><draw:image xlink:href="Pictures/20000007000012B600000E2A527CCE51.svm" xlink:type="simple" xlink:show="embed" xlink:actuate="onLoad"/></draw:frame>Click tab “Libraries”, “Add External JARs...”, from “workdir/byps-lib/java” select the <text:soft-page-break/>JARs: "bypshttp-ov.jar" "commons-fileupload-1.2.2.jar" "commons-io-2.3.jar" "commons-logging-1.1.1.jar" "log4j-1.2.15.jar":</text:p>
        </text:list-item>
      </text:list>
      <text:p text:style-name="Text_20_body"><draw:frame draw:style-name="fr2" draw:name="Grafik20" text:anchor-type="paragraph" svg:width="6.934cm" svg:height="7.064cm" draw:z-index="15"><draw:image xlink:href="Pictures/2000000700001B1500001B995A354DB3.svm" xlink:type="simple" xlink:show="embed" xlink:actuate="onLoad"/></draw:frame></text:p>
      <text:list xml:id="list29477883" text:continue-numbering="true" text:style-name="L4">
        <text:list-item>
          <text:p text:style-name="P48">Select inside the left tree “Deployment Assembly”, a message box is opened:</text:p>
          <text:p text:style-name="P48"><draw:frame draw:style-name="fr1" draw:name="Grafik22" text:anchor-type="paragraph" svg:width="9.738cm" svg:height="4.023cm" draw:z-index="16"><draw:image xlink:href="Pictures/200000070000260A00000FB7CF950B92.svm" xlink:type="simple" xlink:show="embed" xlink:actuate="onLoad"/></draw:frame></text:p>
        </text:list-item>
        <text:list-item>
          <text:p text:style-name="P48">Click “Apply” then “Add...” and select directive type “Project”:</text:p>
          <text:p text:style-name="P48"><draw:frame draw:style-name="fr2" draw:name="Grafik23" text:anchor-type="paragraph" svg:width="12.779cm" svg:height="10.927cm" draw:z-index="17"><draw:image xlink:href="Pictures/20000007000031EC00002AB0E745086C.svm" xlink:type="simple" xlink:show="embed" xlink:actuate="onLoad"/></draw:frame><text:soft-page-break/></text:p>
        </text:list-item>
        <text:list-item>
          <text:p text:style-name="P48">“Next &gt;”, select “taskapp-api” and “taskapp-ser”, click “Finish” then “Add...”, select directive type “Java Build Path Entries”:</text:p>
          <text:p text:style-name="P48"><draw:frame draw:style-name="fr2" draw:name="Grafik21" text:anchor-type="paragraph" svg:width="12.779cm" svg:height="11.591cm" draw:z-index="18"><draw:image xlink:href="Pictures/20000007000031EC00002D4691F431C8.svm" xlink:type="simple" xlink:show="embed" xlink:actuate="onLoad"/></draw:frame></text:p>
        </text:list-item>
        <text:list-item>
          <text:p text:style-name="P48">“Next &gt;”, select all entries, click “Finish”. Now, the listbox has the following entries:</text:p>
        </text:list-item>
      </text:list>
      <text:p text:style-name="P18"><draw:frame draw:style-name="fr2" draw:name="Grafik24" text:anchor-type="paragraph" svg:width="9.924cm" svg:height="6.826cm" draw:z-index="19"><draw:image xlink:href="Pictures/20000007000026C300001AABF4ECC87F.svm" xlink:type="simple" xlink:show="embed" xlink:actuate="onLoad"/></draw:frame><text:soft-page-break/></text:p>
      <text:list xml:id="list29457230" text:continue-numbering="true" text:style-name="L4">
        <text:list-item>
          <text:p text:style-name="P48">“OK”.</text:p>
        </text:list-item>
        <text:list-item>
          <text:p text:style-name="P48">Create a source folder for the JSON serialization code that is generated in a late task. Therefore, in “Project Explorer” right-click on “taskapp-srv”, “New – Source Folder”.</text:p>
        </text:list-item>
      </text:list>
      <text:h text:style-name="P42" text:outline-level="3">Create “taskapp-client-j” Project, Java Client Application</text:h>
      <text:p text:style-name="P18">This project contains the code for a Java client application.</text:p>
      <text:list xml:id="list8443631258795307891" text:style-name="L5">
        <text:list-item>
          <text:p text:style-name="P77"><text:span text:style-name="T3">Create a new project as shown in </text:span><text:span text:style-name="T3"><text:bookmark-ref text:reference-format="number" text:ref-name="__RefHeading__908_176863489"> 3.2.1 </text:bookmark-ref></text:span><text:span text:style-name="T3">. Use “taskapp-client-j” as project name.</text:span></text:p>
        </text:list-item>
        <text:list-item>
          <text:p text:style-name="P49">In the project properties under “Java Build Path”, add projects “taskapp-api” and “taskapp-ser” and external JARs: “bypshttp-ov.jar”, “commons-logging-1.1.1.jar”, “log4j-1.2.15.jar”.</text:p>
        </text:list-item>
      </text:list>
      <text:p text:style-name="P18"/>
      <text:h text:style-name="Heading_20_3" text:outline-level="3">Check Eclipse Project Facets</text:h>
      <text:p text:style-name="Text_20_body">Eclipse loves to make developers life more interesting. In order to prevent suspicious errors, check the <text:s/>“facets” configuration of all projects. Some projects might be configured to use the Java 1.4 facet.</text:p>
      <text:p text:style-name="Text_20_body">- In “Project Explorer” right-click <text:s/>on the project, select “Properties...”, select “Project Facets”, ensure the Java facet is set to a value greater than 1.4, e.g. choose 1.7:</text:p>
      <text:p text:style-name="Text_20_body"><draw:frame draw:style-name="fr2" draw:name="Grafik26" text:anchor-type="paragraph" svg:width="10.292cm" svg:height="6.535cm" draw:z-index="21"><draw:image xlink:href="Pictures/200000070000283500001988D95681DE.svm" xlink:type="simple" xlink:show="embed" xlink:actuate="onLoad"/></draw:frame></text:p>
      <text:p text:style-name="Text_20_body"><text:soft-page-break/></text:p>
      <text:p text:style-name="Text_20_body"/>
      <text:h text:style-name="Heading_20_2" text:outline-level="2">Define “taskapp” API and Create Serialization Code</text:h>
      <text:p text:style-name="Text_20_body">In this section, the interfaces and classes of the example API are created. Furthermore the serialization code is generated into the project “taskapp-ser”.</text:p>
      <text:p text:style-name="Text_20_body">The source code files can be found at <text:bibliography-mark text:identifier="TASKAPP" text:bibliography-type="article" text:author="Wolfgang Imig" text:title="BYPS Taskapp Example" text:url="https://github.com/wolfgangimig/taskapp">[TASKAPP]</text:bibliography-mark>. From there, you may copy the file contents using the copy-to-clipboard button:</text:p>
      <text:p text:style-name="Text_20_body"><draw:frame draw:style-name="fr1" draw:name="Grafik27" text:anchor-type="paragraph" svg:width="11.114cm" svg:height="1.455cm" draw:z-index="22"><draw:image xlink:href="Pictures/2000000700002B6A000005B072AB41FA.svm" xlink:type="simple" xlink:show="embed" xlink:actuate="onLoad"/></draw:frame></text:p>
      <text:h text:style-name="Heading_20_3" text:outline-level="3">Interface “TaskSevice”</text:h>
      <text:p text:style-name="Text_20_body">The main service interface is the “TaskService” interface.</text:p>
      <text:list xml:id="list4627240834002237132" text:style-name="L6">
        <text:list-item>
          <text:p text:style-name="P78">In “Project Explorer” expand“taskapp-api/src”, right-click “task.app”, “New – Interface”.</text:p>
        </text:list-item>
        <text:list-item>
          <text:p text:style-name="P78">Enter “TaskService” as name. </text:p>
        </text:list-item>
        <text:list-item>
          <text:p text:style-name="P78">“Finish”.</text:p>
        </text:list-item>
      </text:list>
      <text:p text:style-name="Text_20_body">Replace the file contents with the following definition (which can be copied from <text:bibliography-mark text:identifier="BYPS" text:bibliography-type="article" text:author="Wolfgang Imig" text:title="Binary Portable Serialization" text:url="https://github.com/wolfgangimig/byps">[BYPS]</text:bibliography-mark>/doc/examples/workspace_taskapp/taskapp-api/src/task/app/TaskService.java”).</text:p>
      <text:p text:style-name="P7"><text:span text:style-name="T11">package</text:span><text:span text:style-name="T12"> task.app;</text:span></text:p>
      <text:p text:style-name="P9"/>
      <text:p text:style-name="P9"><text:span text:style-name="T1">import</text:span> java.util.List;</text:p>
      <text:p text:style-name="P9"/>
      <text:p text:style-name="P9"><text:span text:style-name="T1">import</text:span> byps.Remote;</text:p>
      <text:p text:style-name="P9"><text:span text:style-name="T1">import</text:span> byps.RemoteException;</text:p>
      <text:p text:style-name="P9"/>
      <text:p text:style-name="P9"><text:span text:style-name="T1">public</text:span> <text:span text:style-name="T1">interface</text:span> TaskService <text:span text:style-name="T1">extends</text:span> Remote {</text:p>
      <text:p text:style-name="P9"/>
      <text:p text:style-name="P9"><text:tab/><text:span text:style-name="T1">void</text:span> addTask(TaskInfo task) <text:span text:style-name="T1">throws</text:span> RemoteException;</text:p>
      <text:p text:style-name="P9"><text:tab/></text:p>
      <text:p text:style-name="P9"><text:tab/>List&lt;TaskInfo&gt; getTasks() <text:span text:style-name="T1">throws</text:span> RemoteException;</text:p>
      <text:p text:style-name="P9"><text:tab/></text:p>
      <text:p text:style-name="P11">}</text:p>
      <text:p text:style-name="P18"/>
      <text:p text:style-name="P19">Basically, all interfaces to be used with BYPS have to extend the “byps.Remote” interface and their methods have to throw a “byps.RemoteException”.</text:p>
      <text:p text:style-name="P18">The “login” function authenticates a user and returns a “Token” object with a session identifier. The ”Token” has to be passed in each of the other functions. In order to terminate a session, the client application calls “logout”. </text:p>
      <text:p text:style-name="P18">A task is represented by an object of class “TaskInfo”. It and can be added to the list of tasks by calling the function “addTask”. The task list for the user can be obtained from “getTasks”.</text:p>
      <text:p text:style-name="P18"/>
      <text:h text:style-name="Heading_20_3" text:outline-level="3">Create class TaskInfo</text:h>
      <text:p text:style-name="Text_20_body">Tasks are stored in objects of type “TaskInfo”. Create the class as follows.</text:p>
      <text:list xml:id="list29464183" text:continue-numbering="true" text:style-name="L6">
        <text:list-item>
          <text:p text:style-name="P78">In “Project Explorer” expand“taskapp-api/src”, right-click “task.app”, “New – Class”.</text:p>
        </text:list-item>
        <text:list-item>
          <text:p text:style-name="P78">Enter “TaskInfo” as name. </text:p>
        </text:list-item>
        <text:list-item>
          <text:p text:style-name="P78"><text:soft-page-break/>“Finish”.</text:p>
        </text:list-item>
      </text:list>
      <text:p text:style-name="Text_20_body">Replace the file with this code (which can be copied from <text:bibliography-mark text:identifier="BYPS" text:bibliography-type="article" text:author="Wolfgang Imig" text:title="Binary Portable Serialization" text:url="https://github.com/wolfgangimig/byps">[BYPS]</text:bibliography-mark>/doc/examples/workspace_taskapp/taskapp-api/src/task/app/TaskInfo.java)</text:p>
      <text:p text:style-name="P7"><text:span text:style-name="T1">package</text:span> task.app;</text:p>
      <text:p text:style-name="P7"/>
      <text:p text:style-name="P7"><text:span text:style-name="T1">import</text:span> java.io.Serializable;</text:p>
      <text:p text:style-name="P7"><text:span text:style-name="T1">import</text:span> java.util.Date;</text:p>
      <text:p text:style-name="P7"/>
      <text:p text:style-name="P7"><text:span text:style-name="T1">public</text:span> <text:span text:style-name="T1">class</text:span> TaskInfo <text:span text:style-name="T1">implements</text:span> Serializable {</text:p>
      <text:p text:style-name="P7"/>
      <text:p text:style-name="P7"><text:tab/><text:span text:style-name="T1">private</text:span> <text:span text:style-name="T1">static</text:span> <text:span text:style-name="T1">final</text:span> <text:span text:style-name="T1">long</text:span> <text:span text:style-name="T13">serialVersionUID</text:span> = 3264907623228026167L;</text:p>
      <text:p text:style-name="P7"/>
      <text:p text:style-name="P7"><text:tab/><text:span text:style-name="T1">protected</text:span> <text:span text:style-name="T1">int</text:span> id;</text:p>
      <text:p text:style-name="P7"><text:tab/></text:p>
      <text:p text:style-name="P7"><text:tab/><text:span text:style-name="T1">protected</text:span> String userName;</text:p>
      <text:p text:style-name="P7"><text:tab/></text:p>
      <text:p text:style-name="P7"><text:tab/><text:span text:style-name="T1">protected</text:span> Date dueDate;</text:p>
      <text:p text:style-name="P7"/>
      <text:p text:style-name="P7"><text:tab/><text:span text:style-name="T1">protected</text:span> String todo;</text:p>
      <text:p text:style-name="P7"><text:tab/></text:p>
      <text:p text:style-name="P7"/>
      <text:p text:style-name="P7"><text:tab/><text:span text:style-name="T1">public</text:span> <text:span text:style-name="T1">int</text:span> getId() {</text:p>
      <text:p text:style-name="P7"><text:tab/><text:tab/><text:span text:style-name="T1">return</text:span> id;</text:p>
      <text:p text:style-name="P7"><text:tab/>}</text:p>
      <text:p text:style-name="P7"/>
      <text:p text:style-name="P7"><text:tab/><text:span text:style-name="T1">public</text:span> <text:span text:style-name="T1">void</text:span> setId(<text:span text:style-name="T1">int</text:span> id) {</text:p>
      <text:p text:style-name="P7"><text:tab/><text:tab/><text:span text:style-name="T1">this</text:span>.id = id;</text:p>
      <text:p text:style-name="P7"><text:tab/>}</text:p>
      <text:p text:style-name="P7"/>
      <text:p text:style-name="P7"><text:tab/><text:span text:style-name="T1">public</text:span> String getUserName() {</text:p>
      <text:p text:style-name="P7"><text:tab/><text:tab/><text:span text:style-name="T1">return</text:span> userName;</text:p>
      <text:p text:style-name="P7"><text:tab/>}</text:p>
      <text:p text:style-name="P7"/>
      <text:p text:style-name="P7"><text:tab/><text:span text:style-name="T1">public</text:span> <text:span text:style-name="T1">void</text:span> setUserName(String userName) {</text:p>
      <text:p text:style-name="P7"><text:tab/><text:tab/><text:span text:style-name="T1">this</text:span>.userName = userName;</text:p>
      <text:p text:style-name="P7"><text:tab/>}</text:p>
      <text:p text:style-name="P7"/>
      <text:p text:style-name="P7"><text:tab/><text:span text:style-name="T1">public</text:span> Date getDueDate() {</text:p>
      <text:p text:style-name="P7"><text:tab/><text:tab/><text:span text:style-name="T1">return</text:span> dueDate;</text:p>
      <text:p text:style-name="P7"><text:tab/>}</text:p>
      <text:p text:style-name="P7"/>
      <text:p text:style-name="P7"><text:tab/><text:span text:style-name="T1">public</text:span> <text:span text:style-name="T1">void</text:span> setDueDate(Date dueDate) {</text:p>
      <text:p text:style-name="P7"><text:tab/><text:tab/><text:span text:style-name="T1">this</text:span>.dueDate = dueDate;</text:p>
      <text:p text:style-name="P7"><text:tab/>}</text:p>
      <text:p text:style-name="P7"/>
      <text:p text:style-name="P7"><text:tab/><text:span text:style-name="T1">public</text:span> String getTodo() {</text:p>
      <text:p text:style-name="P7"><text:tab/><text:tab/><text:span text:style-name="T1">return</text:span> todo;</text:p>
      <text:p text:style-name="P7"><text:tab/>}</text:p>
      <text:p text:style-name="P7"/>
      <text:p text:style-name="P7"><text:tab/><text:span text:style-name="T1">public</text:span> <text:span text:style-name="T1">void</text:span> setTodo(String todo) {</text:p>
      <text:p text:style-name="P7"><text:tab/><text:tab/><text:span text:style-name="T1">this</text:span>.todo = todo;</text:p>
      <text:p text:style-name="P7"><text:tab/>}</text:p>
      <text:p text:style-name="P7"/>
      <text:p text:style-name="P7">}</text:p>
      <text:p text:style-name="Text_20_body"/>
      <text:p text:style-name="Text_20_body"><text:span text:style-name="T4">Classes must implement the interface “java.io.Serializable” and define a static member named “serialVersionUID” with a unique value.</text:span><text:span text:style-name="T3"> This value is internally used as a type identifier for the class, whereby only the lowest 32bit are taken into account.</text:span></text:p>
      <text:p text:style-name="P18">As already mentioned, <text:span text:style-name="T1">class members can only be variables </text:span>or trivial getter and setter functions (classes are DTOs, Data Transfer Objects).</text:p>
      <text:p text:style-name="P20">If a data member is declared “private”, a getter and setter function must be declared. Otherwise, access functions are optional. It is recommended to use “protected” over “private” because then, the serialization functions can bypass the calls to the access functions.</text:p>
      <text:p text:style-name="P20"/>
      <text:h text:style-name="Heading_20_3" text:outline-level="3"><text:soft-page-break/>Create the API Descriptor Class “BApi”</text:h>
      <text:p text:style-name="Text_20_body">Each BYPS API has to include one class named “BApi” in the source tree that defines a name and a version.</text:p>
      <text:list xml:id="list29446195" text:continue-numbering="true" text:style-name="L6">
        <text:list-item>
          <text:p text:style-name="P78">In “Project Explorer” expand“taskapp-api/src”, right-click “task.app”, “New – Class”.</text:p>
        </text:list-item>
        <text:list-item>
          <text:p text:style-name="P78">Enter “BApi” as name. </text:p>
        </text:list-item>
        <text:list-item>
          <text:p text:style-name="P78">“Finish”.</text:p>
        </text:list-item>
      </text:list>
      <text:p text:style-name="Text_20_body">Replace the code with the following definition:</text:p>
      <text:p text:style-name="P7"><text:span text:style-name="T1">package</text:span> task.app;</text:p>
      <text:p text:style-name="P7"/>
      <text:p text:style-name="P7"><text:span text:style-name="T1">public</text:span> <text:span text:style-name="T1">class</text:span> BApi {</text:p>
      <text:p text:style-name="P7"><text:tab/></text:p>
      <text:p text:style-name="P7"><text:tab/><text:span text:style-name="T1">public</text:span> <text:span text:style-name="T1">static</text:span> <text:span text:style-name="T1">final</text:span> String <text:span text:style-name="T13">NAME</text:span> = "Taskapp";</text:p>
      <text:p text:style-name="P7"><text:tab/></text:p>
      <text:p text:style-name="P7"><text:tab/><text:span text:style-name="T1">public</text:span> <text:span text:style-name="T1">static</text:span> <text:span text:style-name="T1">final</text:span> String <text:span text:style-name="T13">VERSION</text:span> = "1.0.0.0";</text:p>
      <text:p text:style-name="P7">}</text:p>
      <text:p text:style-name="Text_20_body"/>
      <text:h text:style-name="Heading_20_3" text:outline-level="3">Create ANT Script “byps.xml” for Generator</text:h>
      <text:p text:style-name="Text_20_body">This section creates the ANT script that invokes the BYPS code generator. </text:p>
      <text:p text:style-name="Text_20_body"/>
      <text:list xml:id="list29471035" text:continue-list="list29452146" text:style-name="L2">
        <text:list-item>
          <text:p text:style-name="P46">In “Project Explorer” right-click on “taskapp-api”, “New – Other...”, select “XML File”:</text:p>
        </text:list-item>
        <text:list-item>
          <text:p text:style-name="P46">Enter “byps.xml” as file name</text:p>
        </text:list-item>
        <text:list-item>
          <text:p text:style-name="P46">“Finish”</text:p>
        </text:list-item>
        <text:list-item>
          <text:p text:style-name="P46">Switch editor mode to “Source” </text:p>
        </text:list-item>
        <text:list-item>
          <text:p text:style-name="P75"><draw:frame draw:style-name="fr2" draw:name="Grafik7" text:anchor-type="paragraph" svg:width="3.598cm" svg:height="3.971cm" draw:z-index="23"><draw:image xlink:href="Pictures/2000000700000E0F00000F82A9584DF2.svm" xlink:type="simple" xlink:show="embed" xlink:actuate="onLoad"/></draw:frame><text:span text:style-name="T3">Replace the XML code in the generated file with the ANT script from section </text:span><text:span text:style-name="T3"><text:bookmark-ref text:reference-format="number" text:ref-name="__RefHeading__844_176863489"> 1.2 </text:bookmark-ref></text:span><text:span text:style-name="T3">(or copy from </text:span><text:span text:style-name="T3"><text:bibliography-mark text:identifier="BYPS" text:bibliography-type="article" text:author="Wolfgang Imig" text:title="Binary Portable Serialization" text:url="https://github.com/wolfgangimig/byps">[BYPS]</text:bibliography-mark></text:span><text:span text:style-name="T3">/doc/examples/workspace_taskapp/taskapp-api/byps.xml).</text:span></text:p>
          <text:p text:style-name="P46"><draw:frame draw:style-name="fr2" draw:name="Grafik28" text:anchor-type="paragraph" svg:width="11.668cm" svg:height="5.637cm" draw:z-index="24"><draw:image xlink:href="Pictures/2000000700002D950000160554663385.svm" xlink:type="simple" xlink:show="embed" xlink:actuate="onLoad"/></draw:frame></text:p>
        </text:list-item>
        <text:list-item>
          <text:p text:style-name="P46"><text:soft-page-break/>Save the file, CTRL-S.</text:p>
        </text:list-item>
      </text:list>
      <text:h text:style-name="Heading_20_3" text:outline-level="3">Run the BYPS Generator</text:h>
      <text:p text:style-name="Text_20_body">At this step, the BYPS generator can be executed. But before this can be done, a configuration option must be set to pass the workspace directory to the generator.</text:p>
      <text:list xml:id="list4463213324495126594" text:style-name="L7">
        <text:list-item>
          <text:p text:style-name="P79">In “Project Explorer” expand “taskapp-api” and right-click on “byps.xml”.</text:p>
        </text:list-item>
        <text:list-item>
          <text:p text:style-name="P79">Select “Run As – Ant Build...”</text:p>
        </text:list-item>
        <text:list-item>
          <text:p text:style-name="P79">Select tab “JRE”</text:p>
        </text:list-item>
        <text:list-item>
          <text:p text:style-name="P79">Add as “VM arguments”: -Dworkdir=${workspace_loc}</text:p>
        </text:list-item>
      </text:list>
      <text:list xml:id="list5855521799547200161" text:style-name="L8">
        <text:list-header>
          <text:p text:style-name="P80"><draw:frame draw:style-name="fr1" draw:name="Grafik4" text:anchor-type="paragraph" svg:width="13.019cm" svg:height="8.945cm" draw:z-index="25"><draw:image xlink:href="Pictures/20000007000032DB000022F0139E057F.svm" xlink:type="simple" xlink:show="embed" xlink:actuate="onLoad"/></draw:frame></text:p>
        </text:list-header>
        <text:list-item>
          <text:p text:style-name="P80">“Apply”</text:p>
        </text:list-item>
        <text:list-item>
          <text:p text:style-name="P80">“Close”</text:p>
        </text:list-item>
      </text:list>
      <text:p text:style-name="Text_20_body"/>
      <text:p text:style-name="Text_20_body">Now, the Eclipse is prepared to pass the workspace directory to the generator.</text:p>
      <text:list xml:id="list3911225324847764534" text:style-name="L9">
        <text:list-item>
          <text:p text:style-name="P81">Execute the generator: Right-click “byps.xml”, select “Run As – Ant Build” (without dots).</text:p>
        </text:list-item>
        <text:list-item>
          <text:p text:style-name="P81">The “Console” view should look like this:</text:p>
          <text:p text:style-name="P81"><draw:frame draw:style-name="fr2" draw:name="Grafik5" text:anchor-type="paragraph" svg:width="11.165cm" svg:height="4.18cm" draw:z-index="26"><draw:image xlink:href="Pictures/2000000700002B9E00001055C3A83AC7.svm" xlink:type="simple" xlink:show="embed" xlink:actuate="onLoad"/></draw:frame></text:p>
        </text:list-item>
        <text:list-item>
          <text:p text:style-name="P81">The generated source files have been written into the “taskapp-ser” project directory. <text:soft-page-break/>Refresh the project: Righ-click “taskapp-ser”, select “Refresh”.</text:p>
        </text:list-item>
      </text:list>
      <text:p text:style-name="Text_20_body"/>
      <text:p text:style-name="Text_20_body">The generator has created Java source files for binary serialization in directoy “taskapp-ser/src”. </text:p>
      <text:p text:style-name="Text_20_body">Sources for C++ and C# have been written into “taskapp-ser/src-cpp/” respectively “taskapp-ser/src-cs”. </text:p>
      <text:p text:style-name="Text_20_body">The JavaScript serialization code can be found in the web application project in file “taskapp-srv/WebContent/taskapp.js. The corresponding JSON serialization code in Java has been written into “taskapp-srv/src-ser-json”.</text:p>
      <text:p text:style-name="Text_20_body"/>
      <text:h text:style-name="Heading_20_2" text:outline-level="2">Implement the Web-Service “taskapp-srv”</text:h>
      <text:p text:style-name="Text_20_body">There are two key classes on the server-side for BYPS applications. The first one is the JEE servlet class which receives the HTTP requests and creates objects of the second class: the session class. <text:s/>This class holds the implementations of the server-side interfaces. Both classes are very similar for all applications.</text:p>
      <text:p text:style-name="Text_20_body">For this example, one server-side interface has to be implemented: the “TaskService” interface. In general, an implementation must inherit from the generated skeleton class of this interface. The skeleton class for “TaskService” is the class “BSkeleton_TaskService”. </text:p>
      <text:p text:style-name="Text_20_body">The next sections create this three classes ordered by their dependency: 1. “TaskService” <text:s/>implementation, 2. Session class “TaskappSession”, and 3. Servlet class “TaskappServlet”.</text:p>
      <text:h text:style-name="Heading_20_3" text:outline-level="3"><text:bookmark-start text:name="__RefHeading__2119_1228339905"/>Service implementation class TaskServiceImpl<text:bookmark-end text:name="__RefHeading__2119_1228339905"/></text:h>
      <text:p text:style-name="Text_20_body">The “TaskServiceImpl” class provides the server-side functionality for the “TaskService” interface. Implementation classes have to be inherited from the generated skeleton class associated to the interface, which is by convention named “BSkeleton” + underscore + interface name.</text:p>
      <text:list xml:id="list3085732504214072288" text:style-name="L10">
        <text:list-item>
          <text:p text:style-name="P82">In “Project Explorer” expand “taskapp-srv/Java Resources/src”, right-click “task.app”, “New – Class...”</text:p>
        </text:list-item>
        <text:list-item>
          <text:p text:style-name="P82">Enter class name “TaskServiceImpl”</text:p>
        </text:list-item>
        <text:list-item>
          <text:p text:style-name="P82">Click “Finish”.</text:p>
        </text:list-item>
      </text:list>
      <text:p text:style-name="Text_20_body">Replace the generated code with the following lines:</text:p>
      <text:p text:style-name="P12">package task.app.srv;</text:p>
      <text:p text:style-name="P12"/>
      <text:p text:style-name="P12">import java.util.ArrayList;</text:p>
      <text:p text:style-name="P12">import java.util.HashMap;</text:p>
      <text:p text:style-name="P12">import java.util.List;</text:p>
      <text:p text:style-name="P12"/>
      <text:p text:style-name="P12">import task.app.BSkeleton_TaskService;</text:p>
      <text:p text:style-name="P12">import task.app.TaskInfo;</text:p>
      <text:p text:style-name="P12">import byps.RemoteException;</text:p>
      <text:p text:style-name="P12"/>
      <text:p text:style-name="P12">public class TaskServiceImpl extends BSkeleton_TaskService {</text:p>
      <text:p text:style-name="P12"><text:tab/></text:p>
      <text:p text:style-name="P12"><text:tab/>private String userName;</text:p>
      <text:p text:style-name="P12"><text:tab/>private static HashMap&lt;String, ArrayList&lt;TaskInfo&gt;&gt; tasksOfAllUsers = </text:p>
      <text:p text:style-name="P12"><text:s text:c="18"/>new HashMap&lt;String, ArrayList&lt;TaskInfo&gt;&gt;();</text:p>
      <text:p text:style-name="P12"><text:tab/></text:p>
      <text:p text:style-name="P12"><text:tab/>public TaskServiceImpl() {</text:p>
      <text:p text:style-name="P12"><text:tab/><text:tab/><text:span text:style-name="T27">this.userName = </text:span><text:span text:style-name="T29">"Fritz"; </text:span></text:p>
      <text:p text:style-name="P12"><text:tab/>}</text:p>
      <text:p text:style-name="P12"/>
      <text:p text:style-name="P12"><text:tab/>@Override</text:p>
      <text:p text:style-name="P12"><text:tab/><text:span text:style-name="T1">public</text:span> <text:span text:style-name="T1">void</text:span> addTask(TaskInfo task) <text:span text:style-name="T1">throws</text:span> RemoteException {</text:p>
      <text:p text:style-name="P12"><text:tab/><text:tab/><text:span text:style-name="T1">synchronized</text:span>(<text:span text:style-name="T28">tasksOfAllUsers</text:span>) {</text:p>
      <text:p text:style-name="P12"><text:soft-page-break/><text:tab/><text:tab/><text:tab/>ArrayList&lt;TaskInfo&gt; tasksOfUser = <text:span text:style-name="T13">tasksOfAllUsers</text:span>.get(task.getUserName());</text:p>
      <text:p text:style-name="P12"><text:tab/><text:tab/><text:tab/><text:span text:style-name="T1">if</text:span> (tasksOfUser == <text:span text:style-name="T1">null</text:span>) {</text:p>
      <text:p text:style-name="P12"><text:tab/><text:tab/><text:tab/><text:tab/><text:span text:style-name="T13">tasksOfAllUsers</text:span>.put(task.getUserName(), </text:p>
      <text:p text:style-name="P12"><text:s text:c="34"/>tasksOfUser = <text:span text:style-name="T1">new</text:span> ArrayList&lt;TaskInfo&gt;()); </text:p>
      <text:p text:style-name="P12"><text:tab/><text:tab/><text:tab/>}</text:p>
      <text:p text:style-name="P12"><text:tab/><text:tab/><text:tab/>tasksOfUser.add(task);</text:p>
      <text:p text:style-name="P12"><text:tab/><text:tab/>}</text:p>
      <text:p text:style-name="P12"><text:tab/>}</text:p>
      <text:p text:style-name="P12"/>
      <text:p text:style-name="P12"><text:tab/>@Override</text:p>
      <text:p text:style-name="P12"><text:tab/><text:span text:style-name="T1">public</text:span> List&lt;TaskInfo&gt; getTasks() <text:span text:style-name="T1">throws</text:span> RemoteException {</text:p>
      <text:p text:style-name="P12"><text:tab/><text:tab/><text:span text:style-name="T1">synchronized</text:span>(<text:span text:style-name="T28">tasksOfAllUsers</text:span>) {</text:p>
      <text:p text:style-name="P12"><text:tab/><text:tab/><text:tab/>ArrayList&lt;TaskInfo&gt; tasksOfUser = <text:span text:style-name="T13">tasksOfAllUsers</text:span>.get(userName);</text:p>
      <text:p text:style-name="P12"><text:tab/><text:tab/><text:tab/><text:span text:style-name="T1">if</text:span> (tasksOfUser == <text:span text:style-name="T1">null</text:span>) {</text:p>
      <text:p text:style-name="P12"><text:tab/><text:tab/><text:tab/><text:tab/><text:span text:style-name="T13">tasksOfAllUsers</text:span>.put(<text:span text:style-name="T1">this</text:span>.userName, </text:p>
      <text:p text:style-name="P12"><text:s text:c="34"/>tasksOfUser = <text:span text:style-name="T1">new</text:span> ArrayList&lt;TaskInfo&gt;()); </text:p>
      <text:p text:style-name="P12"><text:tab/><text:tab/><text:tab/>}</text:p>
      <text:p text:style-name="P12"><text:tab/><text:tab/><text:tab/><text:span text:style-name="T1">return</text:span> tasksOfUser;</text:p>
      <text:p text:style-name="P12"><text:tab/><text:tab/>}</text:p>
      <text:p text:style-name="P13"><text:tab/>}</text:p>
      <text:p text:style-name="P12"/>
      <text:p text:style-name="P12">}</text:p>
      <text:p text:style-name="Text_20_body"/>
      <text:h text:style-name="Heading_20_3" text:outline-level="3">Session class “TaskappSession”</text:h>
      <text:p text:style-name="Text_20_body">The following steps create the session class. Objects of this class are tied to a user session and are maintained by the application servers session map. </text:p>
      <text:p text:style-name="Text_20_body">Session classes have to be derived from byps.http.HSession.</text:p>
      <text:list xml:id="list8244571209776078563" text:style-name="L11">
        <text:list-item>
          <text:p text:style-name="P83">In “Project Explorer” expand “taskapp-srv/Java Resources/src”, right-click “task.app”, “New – Class...”</text:p>
        </text:list-item>
        <text:list-item>
          <text:p text:style-name="P83">Enter class name “TaskappSession”, enter superclass name “byps.http.HSession”.</text:p>
        </text:list-item>
        <text:list-item>
          <text:p text:style-name="P83">Click “Finish”.</text:p>
        </text:list-item>
        <text:list-item>
          <text:p text:style-name="P83">Right-click somewhere in the editor window, “Source – Generate Constructors from Superclass”, check only “HSession(HttpSession, String, File, BServerRegistry)”, choose “First member” as insertion point.</text:p>
        </text:list-item>
        <text:list-item>
          <text:p text:style-name="P83">Click “OK”. This lines are generated:</text:p>
        </text:list-item>
      </text:list>
      <text:p text:style-name="P12"><text:span text:style-name="T1">public</text:span> TaskappSession(HttpSession hsess, String remoteUser, File tempDir,</text:p>
      <text:p text:style-name="P12"><text:tab/><text:tab/>BServerRegistry stubRegistry) {</text:p>
      <text:p text:style-name="P12"><text:tab/><text:span text:style-name="T1">super</text:span>(hsess, remoteUser, tempDir, stubRegistry);</text:p>
      <text:p text:style-name="P12"><text:s text:c="6"/>// TODO<text:span text:style-name="T31"> Auto-generated constructor stub</text:span></text:p>
      <text:p text:style-name="P12">}</text:p>
      <text:p text:style-name="Text_20_body"/>
      <text:list xml:id="list29463675" text:continue-numbering="true" text:style-name="L11">
        <text:list-item>
          <text:p text:style-name="P83">The server-side BYPS framework will ask the session class for a BServer object that provides the implementations of the server-side interfaces. The generator has already created a class BServer_Testser class, inherited from BServer, that is to be used in this case. Create a member variable in the session class for an object of type BServer_Testser. Since this member will be initialized in the constructor and does never change it can be declared as final. Press CTRL-SHIFT-O in order to let Eclipse add the import directive for the <text:s/>BServer_Testser class.</text:p>
        </text:list-item>
      </text:list>
      <text:p text:style-name="P12"><text:span text:style-name="T2"><text:tab/>private</text:span><text:span text:style-name="T22"> </text:span><text:span text:style-name="T2">final</text:span><text:span text:style-name="T22"> </text:span><text:span text:style-name="T24">BServer_Taskapp</text:span><text:span text:style-name="T22"> bserver;</text:span></text:p>
      <text:list xml:id="list29459761" text:continue-numbering="true" text:style-name="L11">
        <text:list-header>
          <text:p text:style-name="P83"/>
        </text:list-header>
        <text:list-item>
          <text:p text:style-name="P83">Let the getter “getServer()” return the member “bserver”.</text:p>
        </text:list-item>
      </text:list>
      <text:p text:style-name="P27"><text:tab/>@Override</text:p>
      <text:p text:style-name="P27"><text:span text:style-name="T1"><text:tab/>public</text:span> BServer getServer() {</text:p>
      <text:p text:style-name="P27"><text:tab/><text:tab/><text:span text:style-name="T1">return</text:span> bserver;</text:p>
      <text:p text:style-name="P29"><text:tab/>}</text:p>
      <text:p text:style-name="P26"/>
      <text:list xml:id="list3796907667724283080" text:style-name="L12">
        <text:list-item>
          <text:p text:style-name="P84"><text:soft-page-break/>The next steps initialize the server-side serialization framework. At first, an extended API descriptor object has to be created that allows <text:bibliography-mark text:identifier="JSON" text:bibliography-type="article" text:author="Crockford" text:title="Java Script Object Notation" text:url="http://www.json.org/">[JSON]</text:bibliography-mark> serialization. The generated object does only provide binary serialization. Since the Servlet class also needs this object and it is equal for all sessions, the object is declared as a final static member:</text:p>
        </text:list-item>
      </text:list>
      <text:p text:style-name="P12"><text:tab/>// Append the JSON <text:span text:style-name="T9">serializer</text:span> registry to the API descriptor</text:p>
      <text:p text:style-name="P12"><text:span text:style-name="T1"><text:tab/>public</text:span> <text:span text:style-name="T1">final</text:span> <text:span text:style-name="T1">static</text:span> BApiDescriptor <text:span text:style-name="T13">apiDesc</text:span> = </text:p>
      <text:p text:style-name="P12"><text:tab/><text:tab/>BApiDescriptor_Taskapp.<text:span text:style-name="T14">instance</text:span>()</text:p>
      <text:p text:style-name="P12"><text:tab/><text:tab/><text:tab/>.addRegistry(<text:span text:style-name="T1">new</text:span> JRegistry_Taskapp());</text:p>
      <text:p text:style-name="Text_20_body"><text:tab/></text:p>
      <text:list xml:id="list29465732" text:continue-numbering="true" text:style-name="L12">
        <text:list-item>
          <text:p text:style-name="P84">Inside the body of the constructor delete the TODO line and insert the following lines. </text:p>
        </text:list-item>
      </text:list>
      <text:p text:style-name="P12"><text:tab/>// Create the BServer object</text:p>
      <text:p text:style-name="P12"><text:tab/>BTransportFactory transportFactory = getTransportFactory(apiDesc);</text:p>
      <text:p text:style-name="P12"><text:tab/>bserver = BServer_Taskapp.<text:span text:style-name="T13">createServer</text:span>(transportFactory);</text:p>
      <text:p text:style-name="P12"><text:tab/><text:tab/></text:p>
      <text:p text:style-name="P12"><text:tab/>// Add the interfaces you want to implement</text:p>
      <text:p text:style-name="P12"><text:tab/>bserver.addRemote(<text:span text:style-name="T1">new</text:span> TaskServiceImpl(remoteUser));</text:p>
      <text:p text:style-name="P12"/>
      <text:p text:style-name="P12"><text:tab/>// Mark session valid</text:p>
      <text:p text:style-name="P12"><text:tab/>setSessionAuthenticated();</text:p>
      <text:p text:style-name="P22"/>
      <text:p text:style-name="P18">The first lines create the BServer object and initialize it with a BTransportFactory which is responsible for receiving and de-serializing method calls.</text:p>
      <text:p text:style-name="P18">The second step adds the interface implementations provided by the server. Here, an object of the TaskServiceImpl class is passed, which was created in <text:bookmark-ref text:reference-format="number" text:ref-name="__RefHeading__2119_1228339905"> 3.4.1 </text:bookmark-ref>. As a constructor parameter, the current user name is supplied. This value is the result of a successful HTTP authentication and is obtained from the getRemoteUser function of the HttpServletRequest object.</text:p>
      <text:p text:style-name="P18">The last block declares the session as valid. Before this, the underlying HTTP session is only valid for 10 seconds.</text:p>
      <text:p text:style-name="P18">The entire class definition looks like this and can also be found at <text:bibliography-mark text:identifier="TASKAPP" text:bibliography-type="article" text:author="Wolfgang Imig" text:title="BYPS Taskapp Example" text:url="https://github.com/wolfgangimig/taskapp">[TASKAPP]</text:bibliography-mark>.</text:p>
      <text:p text:style-name="P7"><text:span text:style-name="T1">package</text:span> task.app.srv;</text:p>
      <text:p text:style-name="P7"/>
      <text:p text:style-name="P7"><text:span text:style-name="T1">import</text:span> java.io.File;</text:p>
      <text:p text:style-name="P7"/>
      <text:p text:style-name="P7"><text:span text:style-name="T1">import</text:span> javax.servlet.http.HttpSession;</text:p>
      <text:p text:style-name="P7"/>
      <text:p text:style-name="P7"><text:span text:style-name="T1">import</text:span> task.app.BApiDescriptor_Taskapp;</text:p>
      <text:p text:style-name="P7"><text:span text:style-name="T1">import</text:span> task.app.BServer_Taskapp;</text:p>
      <text:p text:style-name="P7"><text:span text:style-name="T1">import</text:span> task.app.JRegistry_Taskapp;</text:p>
      <text:p text:style-name="P7"><text:span text:style-name="T1">import</text:span> byps.BApiDescriptor;</text:p>
      <text:p text:style-name="P7"><text:span text:style-name="T1">import</text:span> byps.BServer;</text:p>
      <text:p text:style-name="P7"><text:span text:style-name="T1">import</text:span> byps.BServerRegistry;</text:p>
      <text:p text:style-name="P7"><text:span text:style-name="T1">import</text:span> byps.BTransportFactory;</text:p>
      <text:p text:style-name="P7"><text:span text:style-name="T1">import</text:span> byps.http.HSession;</text:p>
      <text:p text:style-name="P7"/>
      <text:p text:style-name="P7"><text:span text:style-name="T1">public</text:span> <text:span text:style-name="T1">class</text:span> TaskappSession <text:span text:style-name="T1">extends</text:span> HSession {</text:p>
      <text:p text:style-name="P7"><text:tab/></text:p>
      <text:p text:style-name="P7"><text:tab/><text:span text:style-name="T1">private</text:span> <text:span text:style-name="T1">final</text:span> BServer_Taskapp bserver;</text:p>
      <text:p text:style-name="P7"/>
      <text:p text:style-name="P7"><text:tab/>// API descriptor with JSON serializers</text:p>
      <text:p text:style-name="P7"><text:tab/><text:span text:style-name="T1">public</text:span> <text:span text:style-name="T1">final</text:span> <text:span text:style-name="T1">static</text:span> BApiDescriptor <text:span text:style-name="T13">apiDesc</text:span> = </text:p>
      <text:p text:style-name="P7"><text:tab/><text:tab/><text:tab/>BApiDescriptor_Taskapp.<text:span text:style-name="T13">instance</text:span>()</text:p>
      <text:p text:style-name="P7"><text:tab/><text:tab/><text:tab/><text:tab/>.addRegistry(<text:span text:style-name="T1">new</text:span> JRegistry_Taskapp());</text:p>
      <text:p text:style-name="P7"/>
      <text:p text:style-name="P7"><text:tab/><text:span text:style-name="T1">public</text:span> TaskappSession(HttpSession hsess, String remoteUser, File tempDir,</text:p>
      <text:p text:style-name="P7"><text:tab/><text:tab/><text:tab/>BServerRegistry stubRegistry) {</text:p>
      <text:p text:style-name="P7"><text:tab/><text:tab/><text:span text:style-name="T1">super</text:span>(hsess, remoteUser, tempDir, stubRegistry);</text:p>
      <text:p text:style-name="P7"><text:tab/><text:tab/></text:p>
      <text:p text:style-name="P7"><text:tab/><text:tab/>// Create the BServer object</text:p>
      <text:p text:style-name="P7"><text:tab/><text:tab/>BTransportFactory transportFactory = getTransportFactory(apiDesc);</text:p>
      <text:p text:style-name="P7"><text:tab/><text:tab/>bserver = BServer_Taskapp.<text:span text:style-name="T13">createServer</text:span>(transportFactory);</text:p>
      <text:p text:style-name="P7"><text:tab/><text:tab/></text:p>
      <text:p text:style-name="P7"><text:tab/><text:tab/>// Add the interfaces you want to implement</text:p>
      <text:p text:style-name="P7"><text:tab/><text:tab/>bserver.addRemote(<text:span text:style-name="T1">new</text:span> TaskServiceImpl(this));</text:p>
      <text:p text:style-name="P7"/>
      <text:p text:style-name="P7"><text:tab/><text:tab/>// Mark session valid</text:p>
      <text:p text:style-name="P7"><text:tab/><text:tab/>setSessionAuthenticated();</text:p>
      <text:p text:style-name="Code"><text:tab/>}</text:p>
      <text:p text:style-name="P7"><text:soft-page-break/></text:p>
      <text:p text:style-name="P7"><text:tab/>@Override</text:p>
      <text:p text:style-name="P7"><text:tab/><text:span text:style-name="T1">public</text:span> BServer getServer() {</text:p>
      <text:p text:style-name="P7"><text:tab/><text:tab/><text:span text:style-name="T1">return</text:span> bserver;</text:p>
      <text:p text:style-name="P7"><text:tab/>}</text:p>
      <text:p text:style-name="P7"/>
      <text:p text:style-name="P7">}</text:p>
      <text:p text:style-name="P7"/>
      <text:p text:style-name="P18"/>
      <text:h text:style-name="Heading_20_3" text:outline-level="3">Servlet class TaskappServlet</text:h>
      <text:p text:style-name="Text_20_body">The main purpose of this Servlet class is to create session objects. Furthermore it has to provide the configuration parameters required by the server-side framework.</text:p>
      <text:list xml:id="list3562258070916410316" text:style-name="L13">
        <text:list-item>
          <text:p text:style-name="P50">In “Project Explorer” right-click project “taskapp-srv”, select “New – Other...”</text:p>
        </text:list-item>
        <text:list-item>
          <text:p text:style-name="P50">Select wizard “Web/Servlet”, click “Next &gt;”</text:p>
        </text:list-item>
        <text:list-item>
          <text:p text:style-name="P50">Enter “task.app.srv” as “Java package” </text:p>
        </text:list-item>
        <text:list-item>
          <text:p text:style-name="P50">Enter “TaskappServlet” as “Class name”</text:p>
          <text:p text:style-name="P50"><draw:frame draw:style-name="fr2" draw:name="Grafik8" text:anchor-type="paragraph" svg:width="7.569cm" svg:height="8.44cm" draw:z-index="27"><draw:image xlink:href="Pictures/2000000700001D90000020F98778F3F4.svm" xlink:type="simple" xlink:show="embed" xlink:actuate="onLoad"/></draw:frame></text:p>
        </text:list-item>
        <text:list-item>
          <text:p text:style-name="P50">Click “Finish”</text:p>
        </text:list-item>
        <text:list-item>
          <text:p text:style-name="P50">Eclipse opens an editor window for the new class. Delete functions “doGet” and “doPost” in the class. </text:p>
        </text:list-item>
      </text:list>
      <text:list xml:id="list1920796857539704372" text:style-name="L14">
        <text:list-item>
          <text:p text:style-name="P51">Remove the annotation @WebServlet(“/TaskappServlet”) and replace it by the following lines:</text:p>
        </text:list-item>
      </text:list>
      <text:p text:style-name="P12">@WebServlet(</text:p>
      <text:p text:style-name="P12"><text:tab/><text:tab/>// mandatory: must be true</text:p>
      <text:p text:style-name="P12"><text:tab/><text:tab/><text:span text:style-name="T9">asyncSupported</text:span> = <text:span text:style-name="T1">true</text:span>,</text:p>
      <text:p text:style-name="P12"/>
      <text:p text:style-name="P12"><text:tab/><text:tab/>// mandatory: server URL patterns</text:p>
      <text:p text:style-name="P12"><text:tab/><text:tab/>urlPatterns = { "/taskapp", "/taskapptauth/auth" }</text:p>
      <text:p text:style-name="P13">)</text:p>
      <text:list xml:id="list29470939" text:continue-numbering="true" text:style-name="L14">
        <text:list-header>
          <text:p text:style-name="P51"/>
        </text:list-header>
        <text:list-item>
          <text:p text:style-name="P51">Replace the base class “HttpServlet” by “HHttpServlet”</text:p>
        </text:list-item>
        <text:list-item>
          <text:p text:style-name="P51">Press “CTRL-SHIFT-O” (or context menu “Source – Organize Imports”) to let Eclipse add the missing import statement.</text:p>
        </text:list-item>
        <text:list-item>
          <text:p text:style-name="P51"><text:soft-page-break/>Right-click somewhere in the editor window and select “Source – Override/Implement Methods...”</text:p>
        </text:list-item>
        <text:list-item>
          <text:p text:style-name="P51">The methods to be implemented are already selected since they are abstract methods in the base class “HHttpServlet”. </text:p>
        </text:list-item>
      </text:list>
      <text:p text:style-name="P18"><draw:frame draw:style-name="fr2" draw:name="Grafik29" text:anchor-type="paragraph" svg:width="6.535cm" svg:height="10.001cm" draw:z-index="28"><draw:image xlink:href="Pictures/200000070000198800002712B1C1476D.svm" xlink:type="simple" xlink:show="embed" xlink:actuate="onLoad"/></draw:frame></text:p>
      <text:list xml:id="list29450469" text:continue-numbering="true" text:style-name="L14">
        <text:list-item>
          <text:p text:style-name="P51">Click “OK”. Eclipse generates method stubs for the functions “createSession”, “getApiDescriptor”, and “getConfig”.</text:p>
        </text:list-item>
        <text:list-item>
          <text:p text:style-name="P51">For providing configuration parameters for the BYPS server-side framework, the helper class “HConfigImpl” can be used. Add an instance of this class as a member variable to the Servlet. Press CTRL-SHIFT-O to add the required import statement. Let the function “getConfig” return this object.</text:p>
        </text:list-item>
      </text:list>
      <text:p text:style-name="P10">private final HConfigImpl <text:span text:style-name="T9">config</text:span> = new HconfigImpl();</text:p>
      <text:p text:style-name="P9">…</text:p>
      <text:p text:style-name="P10">@Override</text:p>
      <text:p text:style-name="P10">protected HConfig getConfig() {</text:p>
      <text:p text:style-name="P10"><text:tab/>return config;</text:p>
      <text:p text:style-name="P10">}</text:p>
      <text:list xml:id="list29447658" text:continue-numbering="true" text:style-name="L14">
        <text:list-header>
          <text:p text:style-name="P51"/>
        </text:list-header>
        <text:list-item>
          <text:p text:style-name="P51">Add the code for creating session objects:</text:p>
        </text:list-item>
      </text:list>
      <text:p text:style-name="P10">@Override</text:p>
      <text:p text:style-name="P10">protected HSession createSession(HttpServletRequest request,</text:p>
      <text:p text:style-name="P10"><text:tab/><text:tab/>HttpServletResponse response, HttpSession hsess,</text:p>
      <text:p text:style-name="P10"><text:tab/><text:tab/>BServerRegistry serverRegistry) throws BException {</text:p>
      <text:p text:style-name="P10"><text:tab/>String remoteUser = request.getRemoteUser();</text:p>
      <text:p text:style-name="P10"><text:tab/>return new TaskappSession(hsess, remoteUser, null, serverRegistry);</text:p>
      <text:p text:style-name="P10">}</text:p>
      <text:p text:style-name="P18"/>
      <text:list xml:id="list29475564" text:continue-numbering="true" text:style-name="L14">
        <text:list-item>
          <text:p text:style-name="P51">Implement the “getApiDescriptor” function:</text:p>
        </text:list-item>
      </text:list>
      <text:p text:style-name="P28">@Override</text:p>
      <text:p text:style-name="P28">protected BApiDescriptor getApiDescriptor() {</text:p>
      <text:p text:style-name="P28"><text:tab/>return TaskappSession.<text:span text:style-name="T13">apiDesc</text:span>;</text:p>
      <text:p text:style-name="P28">}</text:p>
      <text:p text:style-name="P18"/>
      <text:h text:style-name="Heading_20_3" text:outline-level="3"><text:soft-page-break/>Add a Start Page to the Web Application</text:h>
      <text:p text:style-name="Text_20_body">Usually, a web application has a default page that is displayed, if no URI path into the web application is specified. The next steps add such a default page to “taskapp-srv”.</text:p>
      <text:list xml:id="list3280914008661947375" text:style-name="L15">
        <text:list-item>
          <text:p text:style-name="P85">In “Project Explorer” expand “taskapp-srv” and right-click “WebContent”.</text:p>
        </text:list-item>
        <text:list-item>
          <text:p text:style-name="P85">Select “New – HTML File”</text:p>
        </text:list-item>
        <text:list-item>
          <text:p text:style-name="P85">Enter file name “index.html”</text:p>
        </text:list-item>
        <text:list-item>
          <text:p text:style-name="P85">Click “Finish”</text:p>
        </text:list-item>
        <text:list-item>
          <text:p text:style-name="P85">Modify as follows and save.</text:p>
        </text:list-item>
      </text:list>
      <text:p text:style-name="P12">&lt;!DOCTYPE html&gt;</text:p>
      <text:p text:style-name="P12">&lt;html&gt;</text:p>
      <text:p text:style-name="P12">&lt;head&gt;</text:p>
      <text:p text:style-name="P12">&lt;meta charset=<text:span text:style-name="T13">"ISO-8859-1"</text:span>&gt;</text:p>
      <text:p text:style-name="P12">&lt;title&gt;<text:span text:style-name="T23">Taskapp</text:span>&lt;/title&gt;</text:p>
      <text:p text:style-name="P12">&lt;/head&gt;</text:p>
      <text:p text:style-name="P12">&lt;body&gt;</text:p>
      <text:p text:style-name="P12">&lt;a href=<text:span text:style-name="T13">"taskapp"</text:span>&gt;Status&lt;/a&gt;</text:p>
      <text:p text:style-name="P12">&lt;/body&gt;</text:p>
      <text:p text:style-name="P12"><text:span text:style-name="T22">&lt;/</text:span><text:span text:style-name="T22">html</text:span><text:span text:style-name="T22">&gt;</text:span></text:p>
      <text:h text:style-name="Heading_20_3" text:outline-level="3">Start Server </text:h>
      <text:p text:style-name="Text_20_body">The server should be started now to make a simple check.</text:p>
      <text:list xml:id="list3057013564974376934" text:style-name="L16">
        <text:list-item>
          <text:p text:style-name="P86">In “Project Explorer” right-click “taskapp-srv”, “Debug As – Debug On Server”</text:p>
        </text:list-item>
        <text:list-item>
          <text:p text:style-name="P86">The “Debug On Server” Dialog is opened, check “Always use this server...”</text:p>
          <text:p text:style-name="P86"><draw:frame draw:style-name="fr2" draw:name="Grafik30" text:anchor-type="paragraph" svg:width="8.043cm" svg:height="10.821cm" draw:z-index="29"><draw:image xlink:href="Pictures/2000000700001F6C00002A466F1E3797.svm" xlink:type="simple" xlink:show="embed" xlink:actuate="onLoad"/></draw:frame></text:p>
        </text:list-item>
        <text:list-item>
          <text:p text:style-name="P86">Click “Finish”</text:p>
        </text:list-item>
        <text:list-item>
          <text:p text:style-name="P86">Eclipse should display the index.html inside an integrated browser window:</text:p>
        </text:list-item>
      </text:list>
      <text:p text:style-name="Text_20_body"><draw:frame draw:style-name="fr1" draw:name="Grafik31" text:anchor-type="paragraph" svg:width="8.601cm" svg:height="3.521cm" draw:z-index="30"><draw:image xlink:href="Pictures/200000070000219800000DC092C4E0FA.svm" xlink:type="simple" xlink:show="embed" xlink:actuate="onLoad"/></draw:frame><text:soft-page-break/></text:p>
      <text:list xml:id="list29476208" text:continue-numbering="true" text:style-name="L16">
        <text:list-item>
          <text:p text:style-name="P86">Click “Status”, the browser navigates to our Servlet and displays a simple status text:</text:p>
        </text:list-item>
      </text:list>
      <text:list xml:id="list5969921630693766138" text:style-name="L17">
        <text:list-header>
          <text:p text:style-name="P87"><draw:frame draw:style-name="fr1" draw:name="Grafik32" text:anchor-type="paragraph" svg:width="9.447cm" svg:height="3.889cm" draw:z-index="31"><draw:image xlink:href="Pictures/20000007000024E700000F32E0C4BF11.svm" xlink:type="simple" xlink:show="embed" xlink:actuate="onLoad"/></draw:frame></text:p>
        </text:list-header>
        <text:list-item>
          <text:p text:style-name="P87">In order to stop the server, select the view “Servers”, right-click the “Tomcat ...” entry and select stop.</text:p>
        </text:list-item>
      </text:list>
      <text:p text:style-name="Text_20_body"><draw:frame draw:style-name="fr1" draw:name="Grafik36" text:anchor-type="paragraph" svg:width="10.744cm" svg:height="1.616cm" draw:z-index="34"><draw:image xlink:href="Pictures/20000007000029F70000064F5ACBCFFD.svm" xlink:type="simple" xlink:show="embed" xlink:actuate="onLoad"/></draw:frame></text:p>
      <text:p text:style-name="Text_20_body"/>
      <text:h text:style-name="Heading_20_2" text:outline-level="2">Implement the Java Client Application taskapp-client-j</text:h>
      <text:p text:style-name="Text_20_body">This section creates a very simple client application without a user interface. </text:p>
      <text:list xml:id="list1353474112903849260" text:style-name="L18">
        <text:list-item>
          <text:p text:style-name="P88">In project “taskapp-client-j” create class “TestappMain” in package “task.app.client”</text:p>
        </text:list-item>
        <text:list-item>
          <text:p text:style-name="P88">Create the entry point function for the java application: the “main” function:</text:p>
        </text:list-item>
      </text:list>
      <text:p text:style-name="P15"><text:tab/><text:span text:style-name="T1">public</text:span> <text:span text:style-name="T1">final</text:span> <text:span text:style-name="T1">static</text:span> <text:span text:style-name="T1">void</text:span> main(String[] args) {</text:p>
      <text:p text:style-name="P15"><text:tab/></text:p>
      <text:p text:style-name="P15"><text:tab/><text:tab/>String url = "http://localhost:8080/taskapp-srv/taskapp";</text:p>
      <text:p text:style-name="P15"><text:tab/><text:tab/>BClient_Taskapp bclient = <text:span text:style-name="T1">createClient(url)</text:span>;</text:p>
      <text:p text:style-name="P15"><text:tab/><text:tab/></text:p>
      <text:p text:style-name="P15"><text:tab/><text:tab/><text:span text:style-name="T1">try</text:span> {</text:p>
      <text:p text:style-name="P15"><text:tab/><text:tab/><text:tab/>bclient.start();</text:p>
      <text:p text:style-name="Code"><text:span text:style-name="T15"><text:tab/><text:tab/><text:tab/>System.</text:span><text:span text:style-name="T25">out</text:span><text:span text:style-name="T15">.println(</text:span><text:span text:style-name="T26">"connected, targetId="</text:span><text:span text:style-name="T15"> +</text:span></text:p>
      <text:p text:style-name="P17"><text:s text:c="42"/>bclient.getTransport().getTargetId());</text:p>
      <text:p text:style-name="Code"/>
      <text:p text:style-name="Code">//<text:tab/><text:tab/><text:tab/>String command = args.length &gt; 0 ? <text:span text:style-name="T9">args</text:span>[0] : "";</text:p>
      <text:p text:style-name="Code">//<text:tab/><text:tab/><text:tab/>if (command.equals("-add")) {</text:p>
      <text:p text:style-name="Code">//<text:tab/><text:tab/><text:tab/><text:tab/>addTask(<text:span text:style-name="T9">bclient</text:span>, <text:span text:style-name="T9">args</text:span>);</text:p>
      <text:p text:style-name="Code">//<text:tab/><text:tab/><text:tab/>}</text:p>
      <text:p text:style-name="Code">//<text:tab/><text:tab/><text:tab/>else if (command.equals("-list")) {</text:p>
      <text:p text:style-name="Code">//<text:tab/><text:tab/><text:tab/><text:tab/>listTasks(<text:span text:style-name="T9">bclient</text:span>);</text:p>
      <text:p text:style-name="Code">//<text:tab/><text:tab/><text:tab/>}</text:p>
      <text:p text:style-name="Code"><text:tab/><text:tab/>}</text:p>
      <text:p text:style-name="P15"><text:tab/><text:tab/><text:span text:style-name="T1">catch</text:span> (Exception e) {</text:p>
      <text:p text:style-name="P15"><text:tab/><text:tab/><text:tab/>e.printStackTrace();</text:p>
      <text:p text:style-name="P15"><text:tab/><text:tab/>}</text:p>
      <text:p text:style-name="P15"><text:tab/><text:tab/><text:span text:style-name="T1">finally</text:span> {</text:p>
      <text:p text:style-name="P15"><text:tab/><text:tab/><text:tab/><text:span text:style-name="T1">if</text:span> (bclient != <text:span text:style-name="T1">null</text:span>) {</text:p>
      <text:p text:style-name="P15"><text:tab/><text:tab/><text:tab/><text:tab/>bclient.done();</text:p>
      <text:p text:style-name="P15"><text:tab/><text:tab/><text:tab/>}</text:p>
      <text:p text:style-name="P15"><text:tab/><text:tab/>}</text:p>
      <text:p text:style-name="P15"><text:soft-page-break/><text:tab/>}</text:p>
      <text:p text:style-name="Text_20_body"/>
      <text:list xml:id="list7172621923524741921" text:style-name="L19">
        <text:list-item>
          <text:p text:style-name="P89">Press CTRL-SHIFT-O to let Eclipse add the required import directives. </text:p>
        </text:list-item>
        <text:list-item>
          <text:p text:style-name="P89">Create function “createClient”. It initializes a BClient_Taskapp object.</text:p>
        </text:list-item>
      </text:list>
      <text:p text:style-name="P7"><text:tab/><text:span text:style-name="T1">private</text:span> <text:span text:style-name="T1">static</text:span> BClient_Taskapp createClient(String url) <text:span text:style-name="T1">throws</text:span> RemoteException {</text:p>
      <text:p text:style-name="P7"><text:tab/><text:tab/>BWire wire = <text:span text:style-name="T1">new</text:span> HWireClient(url, 0, 120, <text:span text:style-name="T1">null</text:span>);</text:p>
      <text:p text:style-name="P7"><text:tab/><text:tab/>BTransportFactory tfact = </text:p>
      <text:p text:style-name="P7"><text:span text:style-name="T1"><text:s text:c="17"/></text:span><text:span text:style-name="T1">new</text:span> HTransportFactoryClient(BApiDescriptor_Taskapp.<text:span text:style-name="T13">instance</text:span>(), wire, 1);</text:p>
      <text:p text:style-name="P7"><text:tab/><text:tab/>BClient_Taskapp bclient = BClient_Taskapp.<text:span text:style-name="T13">createClient</text:span>(tfact);</text:p>
      <text:p text:style-name="P7"><text:tab/><text:tab/><text:span text:style-name="T1">return</text:span> bclient;</text:p>
      <text:p text:style-name="P7"><text:tab/>}</text:p>
      <text:p text:style-name="P7"/>
      <text:list xml:id="list1687607393277878566" text:style-name="L20">
        <text:list-item>
          <text:p text:style-name="P90">This object holds the servers interfaces. The HWireClient object is responsible for the HTTP connections and sends and receives the request. BTransportFactory is used to serialize and de-serialize the messages with the negotiated protocol. The “bclient.start()” call (see function “main”) performs the protocol negotiation and the authentication. Furthermore it starts a long-poll request to listen for server-push requests.</text:p>
        </text:list-item>
      </text:list>
      <text:list xml:id="list29464688" text:continue-list="list7172621923524741921" text:style-name="L19">
        <text:list-item>
          <text:p text:style-name="P89">Make sure that the server is running and start the client application: in “Project Explorer” expand “taskapp-client-j/src/task.app.client” and right-click on “TaskappMain.java”. Select “Debug As – Java Application”. </text:p>
        </text:list-item>
        <text:list-item>
          <text:p text:style-name="P89">The console window should print something like this:</text:p>
          <text:p text:style-name="P89"><draw:frame draw:style-name="fr1" draw:name="Grafik33" text:anchor-type="paragraph" svg:width="12.197cm" svg:height="2.619cm" draw:z-index="32"><draw:image xlink:href="Pictures/2000000700002FA600000A3C8D0CD8BF.svm" xlink:type="simple" xlink:show="embed" xlink:actuate="onLoad"/></draw:frame></text:p>
        </text:list-item>
        <text:list-item>
          <text:p text:style-name="P89">Add the functions for adding, removing and listing tasks:</text:p>
        </text:list-item>
      </text:list>
      <text:p text:style-name="P15"><text:tab/><text:span text:style-name="T1">private</text:span> <text:span text:style-name="T1">static</text:span> <text:span text:style-name="T1">void</text:span> addTask(BClient_Taskapp bclient, String[] args) <text:span text:style-name="T1">throws</text:span> RemoteException {</text:p>
      <text:p text:style-name="P15"><text:tab/><text:tab/>TaskInfo t = <text:span text:style-name="T1">new</text:span> TaskInfo();</text:p>
      <text:p text:style-name="P15"><text:tab/><text:tab/>t.setId((<text:span text:style-name="T1">int</text:span>)(System.<text:span text:style-name="T13">currentTimeMillis</text:span>() % 1000));</text:p>
      <text:p text:style-name="P15"><text:tab/><text:tab/>t.setUserName(args[1]);</text:p>
      <text:p text:style-name="P15"><text:tab/><text:tab/>t.setTodo(args[2]);</text:p>
      <text:p text:style-name="P15"><text:tab/><text:tab/>t.setDueDate(<text:span text:style-name="T1">new</text:span> java.util.Date(System.<text:span text:style-name="T13">currentTimeMillis</text:span>() + 24*60*60*1000));</text:p>
      <text:p text:style-name="P15"><text:tab/><text:tab/>bclient.getTaskService().addTask(t);</text:p>
      <text:p text:style-name="P15"><text:tab/>}</text:p>
      <text:p text:style-name="P15"><text:tab/></text:p>
      <text:p text:style-name="P15"><text:tab/><text:span text:style-name="T1">private</text:span> <text:span text:style-name="T1">static</text:span> <text:span text:style-name="T1">void</text:span> listTasks(BClient_Taskapp bclient) <text:span text:style-name="T1">throws</text:span> RemoteException {</text:p>
      <text:p text:style-name="P15"><text:tab/><text:tab/>List&lt;TaskInfo&gt; tasks = bclient.getTaskService().getTasks();</text:p>
      <text:p text:style-name="P15"><text:tab/><text:tab/><text:span text:style-name="T1">for</text:span> (TaskInfo t : tasks) {</text:p>
      <text:p text:style-name="P15"><text:tab/><text:tab/><text:tab/>System.<text:span text:style-name="T13">out</text:span>.println("id=" + t.getId() + </text:p>
      <text:p text:style-name="P15"><text:tab/><text:tab/><text:tab/><text:tab/><text:tab/>"\tuserName=" + t.getUserName() + </text:p>
      <text:p text:style-name="P15"><text:tab/><text:tab/><text:tab/><text:tab/><text:tab/>"\ttodo=" + t.getTodo());</text:p>
      <text:p text:style-name="Code"><text:tab/><text:tab/>}</text:p>
      <text:p text:style-name="P15"><text:tab/>}</text:p>
      <text:p text:style-name="P15"/>
      <text:p text:style-name="Text_20_body"/>
      <text:list xml:id="list2633618476463219075" text:style-name="L21">
        <text:list-item>
          <text:p text:style-name="P91">Remove the comment slashes of the lines after “connect()”. Therefore select the lines and press CTRL-SHIFT-7</text:p>
        </text:list-item>
      </text:list>
      <text:h text:style-name="Heading_20_3" text:outline-level="3">Add a Debug Configuration for Each Action</text:h>
      <text:list xml:id="list29469540" text:continue-numbering="true" text:style-name="L21">
        <text:list-item>
          <text:p text:style-name="P91">Start the Tomcat server in the “Servers” view: right-click “Tomcat...” entry and select “Debug”:</text:p>
          <text:p text:style-name="P91"><draw:frame draw:style-name="fr1" draw:name="Grafik37" text:anchor-type="paragraph" svg:width="10.373cm" svg:height="2.118cm" draw:z-index="35"><draw:image xlink:href="Pictures/200000070000288500000846484FD99A.svm" xlink:type="simple" xlink:show="embed" xlink:actuate="onLoad"/></draw:frame><text:soft-page-break/></text:p>
        </text:list-item>
        <text:list-item>
          <text:p text:style-name="P91">In order to add a debug configuration to test each of the functions, right-click project “taskapp-client-j”, select “Debug As – Debug Configurations...”.</text:p>
        </text:list-item>
        <text:list-item>
          <text:p text:style-name="P91">In the left tree select “Java Application / TaskappMain”, click the copy button in the toolbar, rename the new configuration to “TaskappMain add”, select tab “Arguments”, enter as “Program arguments”: -add Fritz... as shown in the screenshot:</text:p>
          <text:p text:style-name="P91"><draw:frame draw:style-name="fr2" draw:name="Grafik34" text:anchor-type="paragraph" svg:width="13.39cm" svg:height="9.871cm" draw:z-index="33"><draw:image xlink:href="Pictures/200000070000344D0000268EDCFAD9E6.svm" xlink:type="simple" xlink:show="embed" xlink:actuate="onLoad"/></draw:frame></text:p>
        </text:list-item>
        <text:list-item>
          <text:p text:style-name="P91">Press “Apply” then “Debug”</text:p>
        </text:list-item>
        <text:list-item>
          <text:p text:style-name="P91">Create also debug configurations for the action “list”. It has to be started with the arguments “-list”.</text:p>
        </text:list-item>
        <text:list-item>
          <text:p text:style-name="P91">When a debug configuration has been executed once, it is inserted into the drop down menu of the debug button in the toolbar. From there it could be started easier:</text:p>
        </text:list-item>
      </text:list>
      <text:p text:style-name="Text_20_body"><draw:frame draw:style-name="fr1" draw:name="Grafik35" text:anchor-type="paragraph" svg:width="5.241cm" svg:height="2.143cm" draw:z-index="37"><draw:image xlink:href="Pictures/200000070000147800000860C69A0A2F.svm" xlink:type="simple" xlink:show="embed" xlink:actuate="onLoad"/></draw:frame></text:p>
      <text:list xml:id="list478815529450922262" text:style-name="L22">
        <text:list-item>
          <text:p text:style-name="P92">Now, you are well prepared to step through the code and see how the BYPS framework works.</text:p>
          <text:p text:style-name="P92"/>
        </text:list-item>
      </text:list>
      <text:h text:style-name="Heading_20_2" text:outline-level="2"><text:soft-page-break/>Using HTTP Authentication</text:h>
      <text:p text:style-name="Text_20_body">JEE servlet engines (like Tomcat) usually implement authentication by the use of servlet filters. Since the entry point for the server-side of the BYPS framework is a JEE servlet, servlet filters can also be used here in order to constrain access to the application. </text:p>
      <text:p text:style-name="Text_20_body">Although servlet filters are the standard way to implement authentication, the next example uses the <text:s/>Tomcat owned “Basic” authentication, since it does not require any additional library.</text:p>
      <text:p text:style-name="Text_20_body">In the first step, a “users database” has to be set up in the server's “tomcat-users.xml” file.</text:p>
      <text:list xml:id="list8241298336651505075" text:style-name="L23">
        <text:list-item>
          <text:p text:style-name="P93">In “Project Explorer” expand “Servers – Tomcat ...”, open “tomcat-users.xml”</text:p>
          <text:p text:style-name="P93"><draw:frame draw:style-name="fr1" draw:name="Grafik39" text:anchor-type="paragraph" svg:width="7.355cm" svg:height="4.606cm" draw:z-index="38"><draw:image xlink:href="Pictures/2000000700001CBC000011FDD38C9ECC.svm" xlink:type="simple" xlink:show="embed" xlink:actuate="onLoad"/></draw:frame></text:p>
        </text:list-item>
        <text:list-item>
          <text:p text:style-name="P93">Inside the “&lt;tomcat-users&gt;” element add a role and a user:</text:p>
        </text:list-item>
      </text:list>
      <text:p text:style-name="P7">&lt;role rolename=<text:span text:style-name="T13">"Taskapp Role"</text:span> /&gt;</text:p>
      <text:p text:style-name="P7">&lt;user username=<text:span text:style-name="T13">"Fritz"</text:span> password=<text:span text:style-name="T13">"abc"</text:span> roles=<text:span text:style-name="T13">"Taskapp Role"</text:span>/&gt;</text:p>
      <text:p text:style-name="Text_20_body"/>
      <text:p text:style-name="Text_20_body">Access to the “TaskappServlet” must be constrained to users of role “Taskapp Role”:</text:p>
      <text:list xml:id="list3307801803192268377" text:style-name="L24">
        <text:list-item>
          <text:p text:style-name="P94">In “Project Explorer” expand “taskapp-srv – WebContent”, right-click “WEB-INF”</text:p>
          <text:p text:style-name="P94"><draw:frame draw:style-name="fr2" draw:name="Grafik40" text:anchor-type="paragraph" svg:width="6.907cm" svg:height="5.953cm" draw:z-index="39"><draw:image xlink:href="Pictures/2000000700001AFB00001742894C18AB.svm" xlink:type="simple" xlink:show="embed" xlink:actuate="onLoad"/></draw:frame></text:p>
        </text:list-item>
        <text:list-item>
          <text:p text:style-name="P94">Select “New – Other...”, expand “XML”, select “XML File”, click “Next &gt;”</text:p>
        </text:list-item>
        <text:list-item>
          <text:p text:style-name="P94">Enter file name “web.xml”, click “Finish”</text:p>
        </text:list-item>
        <text:list-item>
          <text:p text:style-name="P94">Replace the contents of “web.xml” with this lines:</text:p>
        </text:list-item>
      </text:list>
      <text:p text:style-name="P12">&lt;?xml version=<text:span text:style-name="T13">"1.0"</text:span> encoding=<text:span text:style-name="T13">"UTF-8"</text:span>?&gt;</text:p>
      <text:p text:style-name="P12">&lt;web-app xmlns:web=<text:span text:style-name="T13">"http://xmlns.jcp.org/xml/ns/javaee"</text:span>&gt;</text:p>
      <text:p text:style-name="P12"><text:s text:c="2"/>&lt;display-name&gt;Taskapp Application&lt;/display-name&gt;</text:p>
      <text:p text:style-name="P12"><text:s text:c="2"/>&lt;servlet&gt;</text:p>
      <text:p text:style-name="P12"><text:s text:c="4"/>&lt;servlet-name&gt;Taskapp Servlet&lt;/servlet-name&gt;</text:p>
      <text:p text:style-name="P12"><text:s text:c="4"/>&lt;servlet-class&gt;task.app.srv.TaskappServlet&lt;/servlet-class&gt;</text:p>
      <text:p text:style-name="P12"><text:s text:c="4"/>&lt;load-on-startup&gt;1&lt;/load-on-startup&gt;</text:p>
      <text:p text:style-name="P12"><text:s text:c="2"/>&lt;/servlet&gt;</text:p>
      <text:p text:style-name="P12"><text:s text:c="2"/>&lt;servlet-mapping&gt;</text:p>
      <text:p text:style-name="P12"><text:soft-page-break/><text:s text:c="4"/>&lt;servlet-name&gt;Taskapp Servlet&lt;/servlet-name&gt;</text:p>
      <text:p text:style-name="P12"><text:s text:c="4"/>&lt;url-pattern&gt;/taskappauth/auth&lt;/url-pattern&gt;</text:p>
      <text:p text:style-name="P12"><text:s text:c="2"/>&lt;/servlet-mapping&gt;</text:p>
      <text:p text:style-name="P12"><text:s text:c="2"/>&lt;security-constraint&gt;</text:p>
      <text:p text:style-name="P12"><text:s text:c="4"/>&lt;display-name&gt;Taskapp Securitiy Constraint&lt;/display-name&gt;</text:p>
      <text:p text:style-name="P12"><text:s text:c="4"/>&lt;web-resource-collection&gt;</text:p>
      <text:p text:style-name="P12"><text:s text:c="6"/>&lt;web-resource-name&gt;Taskapp Session Resource&lt;/web-resource-name&gt;</text:p>
      <text:p text:style-name="P12"><text:s text:c="6"/>&lt;url-pattern&gt;/taskappauth/auth&lt;/url-pattern&gt;</text:p>
      <text:p text:style-name="P12"><text:s text:c="4"/>&lt;/web-resource-collection&gt;</text:p>
      <text:p text:style-name="P12"><text:s text:c="4"/>&lt;auth-constraint&gt;</text:p>
      <text:p text:style-name="P12"><text:s text:c="6"/>&lt;role-name&gt;Taskapp Role&lt;/role-name&gt;</text:p>
      <text:p text:style-name="P12"><text:s text:c="4"/>&lt;/auth-constraint&gt;</text:p>
      <text:p text:style-name="P12"><text:s text:c="2"/>&lt;/security-constraint&gt;</text:p>
      <text:p text:style-name="P12"><text:s text:c="2"/>&lt;login-config&gt;</text:p>
      <text:p text:style-name="P12"><text:s text:c="4"/>&lt;auth-method&gt;BASIC&lt;/auth-method&gt;</text:p>
      <text:p text:style-name="P12"><text:s text:c="4"/>&lt;realm-name&gt;Taskapp Realm&lt;/realm-name&gt;</text:p>
      <text:p text:style-name="P12"><text:s text:c="2"/>&lt;/login-config&gt;</text:p>
      <text:p text:style-name="P12"><text:span text:style-name="T22">&lt;/</text:span><text:span text:style-name="T22">web-app</text:span><text:span text:style-name="T22">&gt;</text:span></text:p>
      <text:list xml:id="list29474124" text:continue-numbering="true" text:style-name="L24">
        <text:list-header>
          <text:p text:style-name="P94"/>
        </text:list-header>
        <text:list-item>
          <text:p text:style-name="P94">Save “web.xml” and start the server. If any errors occur in the console window, see <text:bookmark-ref text:reference-format="number" text:ref-name="__RefHeading__3154_639941998"> 4 </text:bookmark-ref>.</text:p>
        </text:list-item>
        <text:list-item>
          <text:p text:style-name="P94">Check that authentication is applied: start a browser and navigate to <text:a xlink:type="simple" xlink:href="http://localhost:8080/taskapp-srv/taskappauth/auth">http://localhost:8080/taskapp-srv/taskappauth/auth</text:a></text:p>
        </text:list-item>
        <text:list-item>
          <text:p text:style-name="P94">A login dialog should be displayed, check that you can login with the user defined in the “tomcat-users.xml” file.</text:p>
        </text:list-item>
      </text:list>
      <text:p text:style-name="Text_20_body"/>
      <text:p text:style-name="P21">The servlet class must refuse an authentication request without a “remoteUser”:</text:p>
      <text:list xml:id="list964861728869852941" text:style-name="L25">
        <text:list-item>
          <text:p text:style-name="P95">Edit “TaskappServlet”, modify function “createSession”, throw an exception if the “remoteUser” is not set:</text:p>
          <text:list>
            <text:list-item>
              <text:list>
                <text:list-header>
                  <text:p text:style-name="P41">@Override</text:p>
                </text:list-header>
              </text:list>
            </text:list-item>
          </text:list>
        </text:list-item>
      </text:list>
      <text:p text:style-name="P7"><text:span text:style-name="T1">protected</text:span> HSession createSession(HttpServletRequest request,</text:p>
      <text:p text:style-name="P7"><text:tab/><text:tab/>HttpServletResponse response, HttpSession hsess,</text:p>
      <text:p text:style-name="P7"><text:tab/><text:tab/>BServerRegistry serverRegistry) <text:span text:style-name="T1">throws</text:span> BException {</text:p>
      <text:p text:style-name="P7"/>
      <text:p text:style-name="P7"><text:s text:c="4"/>String remoteUser = request.getRemoteUser();</text:p>
      <text:p text:style-name="P7"><text:s text:c="4"/><text:span text:style-name="T1">if</text:span> (remoteUser == <text:span text:style-name="T1">null</text:span>) <text:span text:style-name="T1">throw</text:span> <text:span text:style-name="T1">new</text:span> BException(BExceptionC.<text:span text:style-name="T13">FORBIDDEN</text:span>, </text:p>
      <text:p text:style-name="P7"><text:s text:c="60"/>"Missing remote user attribute.");</text:p>
      <text:p text:style-name="P7"><text:span text:style-name="T1"><text:s text:c="4"/>return</text:span> <text:span text:style-name="T1">new</text:span> TaskappSession(hsess, remoteUser, <text:span text:style-name="T1">null</text:span>, serverRegistry);</text:p>
      <text:p text:style-name="P7">}</text:p>
      <text:p text:style-name="Text_20_body"/>
      <text:list xml:id="list8885476069863256880" text:style-name="L26">
        <text:list-item>
          <text:p text:style-name="P96">Add a parameter to the constructor of <text:s/>“TaskappServiceImpl” for the session object and obtain the user name from the session:</text:p>
        </text:list-item>
      </text:list>
      <text:p text:style-name="P7"><text:tab/><text:span text:style-name="T1">public</text:span> TaskServiceImpl(TaskappSession sess) {</text:p>
      <text:p text:style-name="P7"><text:tab/><text:tab/><text:span text:style-name="T1">this</text:span>.userName = sess.getRemoteUser();</text:p>
      <text:p text:style-name="P7"><text:tab/>}</text:p>
      <text:p text:style-name="P23"/>
      <text:list xml:id="list5585473718772455722" text:style-name="L27">
        <text:list-item>
          <text:p text:style-name="P97">Pass the session object in the constructor of <text:s/>“TaskappSession”:</text:p>
        </text:list-item>
      </text:list>
      <text:p text:style-name="P7"><text:tab/><text:tab/>// Add the interfaces you want to implement</text:p>
      <text:p text:style-name="P7"><text:tab/><text:tab/>bserver.addRemote(<text:span text:style-name="T1">new</text:span> TaskServiceImpl(<text:span text:style-name="T1">this</text:span>));</text:p>
      <text:p text:style-name="Text_20_body"/>
      <text:p text:style-name="Text_20_body">The client application has to be prepared for handling HTTP authentication:</text:p>
      <text:list xml:id="list3059224340152705610" text:style-name="L28">
        <text:list-item>
          <text:p text:style-name="P98">Create a function to the “TaskappMain” class that sets a “java.net.Authenticator”:</text:p>
        </text:list-item>
      </text:list>
      <text:p text:style-name="P7"><text:span text:style-name="T1">private</text:span> <text:span text:style-name="T1">static</text:span> <text:span text:style-name="T1">void</text:span> setCredentials(<text:span text:style-name="T1">final</text:span> String userName, <text:span text:style-name="T1">final</text:span> String userPwd) {</text:p>
      <text:p text:style-name="P7"><text:tab/><text:span text:style-name="T1">class</text:span> MyAuthenticator <text:span text:style-name="T1">extends</text:span> Authenticator {</text:p>
      <text:p text:style-name="P7"><text:tab/> <text:s text:c="3"/><text:span text:style-name="T1">public</text:span> PasswordAuthentication getPasswordAuthentication () {</text:p>
      <text:p text:style-name="P7"><text:tab/> <text:s text:c="7"/><text:span text:style-name="T1">return</text:span> <text:span text:style-name="T1">new</text:span> PasswordAuthentication (userName, userPwd.toCharArray());</text:p>
      <text:p text:style-name="P7"><text:tab/> <text:s text:c="3"/>}</text:p>
      <text:p text:style-name="P7"><text:tab/>}</text:p>
      <text:p text:style-name="P7"><text:tab/>Authenticator.<text:span text:style-name="T13">setDefault</text:span>(<text:span text:style-name="T1">new</text:span> MyAuthenticator());</text:p>
      <text:p text:style-name="P7">}</text:p>
      <text:p text:style-name="Code"><text:tab/></text:p>
      <text:p text:style-name="Text_20_body"><text:soft-page-break/></text:p>
      <text:list xml:id="list5661073463806221490" text:style-name="L29">
        <text:list-item>
          <text:p text:style-name="P99">Invoke this function before the BClient object is started and pass the user credentials defined in the “tomcat-users.xml” file:</text:p>
        </text:list-item>
      </text:list>
      <text:p text:style-name="P7"><text:span text:style-name="T1">public</text:span> <text:span text:style-name="T1">final</text:span> <text:span text:style-name="T1">static</text:span> <text:span text:style-name="T1">void</text:span> main(String[] args) {</text:p>
      <text:p text:style-name="P7"><text:tab/></text:p>
      <text:p text:style-name="P7"><text:tab/>String url = "http://localhost:8080/taskapp-srv/taskapp";</text:p>
      <text:p text:style-name="P7"><text:tab/>BClient_Taskapp bclient = <text:span text:style-name="T13">createClient</text:span>(url);</text:p>
      <text:p text:style-name="P7"><text:tab/><text:tab/></text:p>
      <text:p text:style-name="P7"><text:tab/><text:span text:style-name="T1">try</text:span> {</text:p>
      <text:p text:style-name="P7"><text:tab/><text:tab/><text:span text:style-name="T13">setCredentials</text:span>("Fritz", "abc");</text:p>
      <text:p text:style-name="P7"><text:tab/><text:tab/><text:tab/></text:p>
      <text:p text:style-name="P7"><text:tab/><text:tab/>bclient.start();</text:p>
      <text:p text:style-name="P30"/>
      <text:list xml:id="list5150243672072179841" text:style-name="L30">
        <text:list-header>
          <text:p text:style-name="P32">- In function “createClient”, supply the servlet path for HTTP authentication. The “&lt;url-pattern&gt;” defined in the “web.xml” file above has to be used here.</text:p>
          <text:p text:style-name="P33"/>
        </text:list-header>
      </text:list>
      <text:p text:style-name="P7"><text:span text:style-name="T1">private</text:span> <text:span text:style-name="T1">static</text:span> BClient_Taskapp createClient(String url) {</text:p>
      <text:p text:style-name="P7"><text:tab/><text:tab/></text:p>
      <text:p text:style-name="P7"><text:tab/>BWire wire = <text:span text:style-name="T1">new</text:span> HWireClient(url, 0, 120, <text:span text:style-name="T1">null</text:span>) {</text:p>
      <text:p text:style-name="P7"><text:tab/><text:tab/>@Override</text:p>
      <text:p text:style-name="P7"><text:tab/><text:tab/><text:span text:style-name="T1">public</text:span> String getServletPathForNegotiationAndAuthentication() {</text:p>
      <text:p text:style-name="P7"><text:tab/><text:tab/><text:tab/><text:span text:style-name="T1">return</text:span> "/taskappauth/auth";</text:p>
      <text:p text:style-name="P7"><text:tab/><text:tab/>};</text:p>
      <text:p text:style-name="P7"><text:tab/>};</text:p>
      <text:p text:style-name="P7"><text:tab/><text:tab/></text:p>
      <text:p text:style-name="P7"><text:tab/>BTransportFactory tfact = <text:span text:style-name="T1">new</text:span> <text:span text:style-name="T9">HTransportFactoryClient</text:span>(</text:p>
      <text:p text:style-name="P7"><text:s text:c="44"/>BApiDescriptor_Taskapp.<text:span text:style-name="T13">instance</text:span>(), wire, 1);</text:p>
      <text:p text:style-name="P7"><text:tab/>BClient_Taskapp bclient = BClient_Taskapp.<text:span text:style-name="T13">createClient</text:span>(tfact);</text:p>
      <text:p text:style-name="P7"><text:tab/><text:span text:style-name="T1">return</text:span> bclient;</text:p>
      <text:p text:style-name="P7">}</text:p>
      <text:p text:style-name="P30"/>
      <text:p text:style-name="P30"/>
      <text:h text:style-name="P34" text:outline-level="2"><text:bookmark-start text:name="__RefHeading__2919_1932941800"/>Versioning<text:bookmark-end text:name="__RefHeading__2919_1932941800"/></text:h>
      <text:p text:style-name="P18">Now imagine, that the “taskapp-client-j” has been distributed on many client computers and the API has been integrated into other applications as well. A new feature request requires to add a list of properties (as key-value-pairs) to the “TaskInfo” class. Just adding new members to the class would break compatibility to existing client applications and you would have to update all this applications before they could connect to the server again. </text:p>
      <text:p text:style-name="Text_20_body"><text:span text:style-name="T3">In order to handle this scenario by supporting compatibility with older (or even newer) client applications, BYPS supports a versioning mechanism. When client and sever start communicating, </text:span><text:span text:style-name="T3">a protocol version is negotiated and only data members of this protocol version are transferred between the applications. Therefore, the data members have to be tagged with the version since when they are available. The “Javadoc” tool already defines a tag for such purposes: the “@since” tag.</text:span></text:p>
      <text:p text:style-name="P18">Hence, adding new data members require the following steps:</text:p>
      <text:list xml:id="list6211927169969441873" text:style-name="L31">
        <text:list-item>
          <text:p text:style-name="P52">Increment the version number in BAPI class.</text:p>
        </text:list-item>
        <text:list-item>
          <text:p text:style-name="P52">Add new member(s) and tag them with “@since &lt;new version number&gt;”</text:p>
        </text:list-item>
      </text:list>
      <text:p text:style-name="P18"/>
      <text:p text:style-name="P18">Experience has shown, that programmers sometimes forget to add the “@since” tag to new members or incrementing the BAPI version number. In order to prevent creating incompatible interfaces, the BYPS generator can check the modifications against the previous version of the API. </text:p>
      <text:p text:style-name="P18">The generator looks for the previous definitions in a file named “bapi.xml”. Each time the generator runs it generates a “bapi_new.xml”. If your API is released, the file should be renamed to “bapi.xml” and checked in to your source code control system. </text:p>
      <text:p text:style-name="P18"><text:soft-page-break/>Below it is shown how to add a new member to the “TaskInfo” class. The code can be found on <text:bibliography-mark text:identifier="TASKAPP" text:bibliography-type="article" text:author="Wolfgang Imig" text:title="BYPS Taskapp Example" text:url="https://github.com/wolfgangimig/taskapp">[TASKAPP]</text:bibliography-mark> in branch “Versioning”.</text:p>
      <text:p text:style-name="P18"/>
      <text:list xml:id="list5757667429296471770" text:style-name="L32">
        <text:list-item>
          <text:p text:style-name="P53">In class “BApi” change the version number:</text:p>
        </text:list-item>
      </text:list>
      <text:p text:style-name="P7"><text:tab/><text:span text:style-name="T1">public</text:span> <text:span text:style-name="T1">static</text:span> <text:span text:style-name="T1">final</text:span> String <text:span text:style-name="T13">VERSION</text:span> = "1.0.0.1";</text:p>
      <text:p text:style-name="P18"/>
      <text:list xml:id="list29465668" text:continue-numbering="true" text:style-name="L32">
        <text:list-item>
          <text:p text:style-name="P53">In class “TaskInfo” add a new member as follows:</text:p>
        </text:list-item>
      </text:list>
      <text:p text:style-name="P7"><text:span text:style-name="T3"><text:tab/></text:span><text:span text:style-name="T3">/**</text:span></text:p>
      <text:p text:style-name="P7"><text:tab/> * <text:span text:style-name="T1">@since</text:span> 1.0.0.1</text:p>
      <text:p text:style-name="P7"><text:tab/> */</text:p>
      <text:p text:style-name="P7"><text:tab/><text:span text:style-name="T1">protected</text:span> HashMap&lt;String, String&gt; properties;</text:p>
      <text:p text:style-name="P8"/>
      <text:list xml:id="list1992214245015930065" text:style-name="L33">
        <text:list-item>
          <text:p text:style-name="P54">Press CTRL-SHIFT-O to add required imports</text:p>
        </text:list-item>
        <text:list-item>
          <text:p text:style-name="P54">Add getter and setter methods: right-click in editor window, “Source – Generate Getters and Setters”, select member “properties”, click “OK”.</text:p>
        </text:list-item>
        <text:list-item>
          <text:p text:style-name="P54">Save all files: CTRL-SHIFT-S</text:p>
        </text:list-item>
        <text:list-item>
          <text:p text:style-name="P54">Run the generator: right-click “byps.xml”, “Run As – Ant Build”</text:p>
        </text:list-item>
        <text:list-item>
          <text:p text:style-name="P54">Refresh projects “taskapp-ser” and “taskapp-srv”: right-click project, “Refresh”</text:p>
        </text:list-item>
      </text:list>
      <text:p text:style-name="P18"/>
      <text:list xml:id="list708732902454337222" text:style-name="L34">
        <text:list-item>
          <text:p text:style-name="P55">Add some code to set the new member in “TaskappMain” class of project “taskapp-client-j”, e.g.:</text:p>
        </text:list-item>
      </text:list>
      <text:p text:style-name="P7"><text:span text:style-name="T1"><text:tab/>private</text:span> <text:span text:style-name="T1">static</text:span> <text:span text:style-name="T1">void</text:span> addTask(BClient_Taskapp bclient, String[] args) <text:span text:style-name="T1">throws</text:span> RemoteException {<text:tab/><text:tab/>TaskInfo t = <text:span text:style-name="T1">new</text:span> TaskInfo();</text:p>
      <text:p text:style-name="P7"><text:tab/><text:tab/>t.setId((<text:span text:style-name="T1">int</text:span>)(System.<text:span text:style-name="T13">currentTimeMillis</text:span>() % 1000));</text:p>
      <text:p text:style-name="P7"><text:tab/><text:tab/>t.setUserName(args[1]);</text:p>
      <text:p text:style-name="P7"><text:tab/><text:tab/>t.setTodo(args[2]);</text:p>
      <text:p text:style-name="P7"><text:tab/><text:tab/>t.setDueDate(<text:span text:style-name="T1">new</text:span> java.util.Date(System.<text:span text:style-name="T13">currentTimeMillis</text:span>() +</text:p>
      <text:p text:style-name="P7"><text:s text:c="16"/>24*60*60*1000));</text:p>
      <text:p text:style-name="P7"><text:tab/><text:tab/></text:p>
      <text:p text:style-name="P7"><text:tab/><text:tab/>HashMap&lt;String,String&gt; properties = <text:span text:style-name="T1">new</text:span> HashMap&lt;String,String&gt;();</text:p>
      <text:p text:style-name="P7"><text:tab/><text:tab/>properties.put("INVOICE", "12345");</text:p>
      <text:p text:style-name="P7"><text:tab/><text:tab/>properties.put("CUSTOMER", "67890");</text:p>
      <text:p text:style-name="P7"><text:tab/><text:tab/>t.setProperties(properties);</text:p>
      <text:p text:style-name="P7"><text:tab/><text:tab/></text:p>
      <text:p text:style-name="P7"><text:tab/><text:tab/>bclient.getTaskService().addTask(t);</text:p>
      <text:p text:style-name="P7"><text:tab/>}</text:p>
      <text:list xml:id="list29467557" text:continue-numbering="true" text:style-name="L34">
        <text:list-header>
          <text:p text:style-name="P55"/>
        </text:list-header>
        <text:list-item>
          <text:p text:style-name="P55">Modify function “getTasks” to print the member “properties”, e.g:</text:p>
        </text:list-item>
      </text:list>
      <text:p text:style-name="P7"><text:tab/><text:span text:style-name="T1">private</text:span> <text:span text:style-name="T1">static</text:span> <text:span text:style-name="T1">void</text:span> getTasks(BClient_Taskapp bclient) <text:span text:style-name="T1">throws</text:span> RemoteException {</text:p>
      <text:p text:style-name="P7"><text:tab/><text:tab/>List&lt;TaskInfo&gt; tasks = bclient.getTaskService().getTasks();</text:p>
      <text:p text:style-name="P7"><text:tab/><text:tab/>System.<text:span text:style-name="T13">out</text:span>.println("id\tuser\ttodo");</text:p>
      <text:p text:style-name="P7"><text:tab/><text:tab/><text:span text:style-name="T1">for</text:span> (TaskInfo t : tasks) {</text:p>
      <text:p text:style-name="P7"><text:tab/><text:tab/><text:tab/>System.<text:span text:style-name="T13">out</text:span>.println("id=" + t.getId() + </text:p>
      <text:p text:style-name="P7"><text:tab/><text:tab/><text:tab/><text:tab/><text:tab/>"\tuserName=" + t.getUserName() + </text:p>
      <text:p text:style-name="P7"><text:tab/><text:tab/><text:tab/><text:tab/><text:tab/>"\ttoDo=" + t.getTodo() +</text:p>
      <text:p text:style-name="P7"><text:tab/><text:tab/><text:tab/><text:tab/><text:tab/>"\tproperties=" + t.getProperties());</text:p>
      <text:p text:style-name="P7"><text:tab/><text:tab/>}</text:p>
      <text:p text:style-name="P7"><text:tab/>}</text:p>
      <text:p text:style-name="P7"/>
      <text:p text:style-name="P18"/>
      <text:h text:style-name="P34" text:outline-level="2"><text:bookmark-start text:name="__RefHeading__10361_878719377"/>Streams<text:bookmark-end text:name="__RefHeading__10361_878719377"/></text:h>
      <text:p text:style-name="P18">The BYPS communication layer allows to use streams as data members, function parameters and return values. A stream can be up to 2^63-1 bytes and is transferred in a separate request. When sending a stream from the client to the server, it requires its own connection to the server. Thus in order to invoke a method with a stream parameter, two connections are opened since the method <text:soft-page-break/>data and stream data is sent in parallel. </text:p>
      <text:p text:style-name="P18">If you receive a stream by a method, a connection is required at the moment you start reading from the stream. A stream can only be read once and the server closes the stream if the client application does not read it for some minutes – defined in project “bypshttp”, “byps.http.HConstants.REQUEST_TIMEOUT_MILLIS”.</text:p>
      <text:p text:style-name="P18"/>
      <text:p text:style-name="P18">The next example shows how to work with streams. The code can be found at <text:bibliography-mark text:identifier="TASKAPP" text:bibliography-type="article" text:author="Wolfgang Imig" text:title="BYPS Taskapp Example" text:url="https://github.com/wolfgangimig/taskapp">[TASKAPP]</text:bibliography-mark> in branch “Streams”.</text:p>
      <text:list xml:id="list5333230060120140700" text:style-name="L35">
        <text:list-item>
          <text:p text:style-name="P56">Add a new member to the “TaskInfo” class as follows:</text:p>
        </text:list-item>
      </text:list>
      <text:p text:style-name="P7"><text:span text:style-name="T3"><text:tab/></text:span><text:span text:style-name="T3">/**</text:span></text:p>
      <text:p text:style-name="P7"><text:tab/> * <text:span text:style-name="T1">@since</text:span> 1.0.0.1</text:p>
      <text:p text:style-name="P7"><text:tab/> */</text:p>
      <text:p text:style-name="P7"><text:tab/><text:span text:style-name="T1">protected</text:span> List&lt;<text:span text:style-name="T9">InputStream</text:span>&gt; attachments;</text:p>
      <text:p text:style-name="P8"/>
      <text:list xml:id="list29473522" text:continue-numbering="true" text:style-name="L35">
        <text:list-item>
          <text:p text:style-name="P56">Add imports, add a getter and setter function (java.io.InputStream, java.util.List).</text:p>
        </text:list-item>
        <text:list-item>
          <text:p text:style-name="P56">Run the generator: right-click on “byps.xml”</text:p>
        </text:list-item>
        <text:list-item>
          <text:p text:style-name="P56">Refresh projects “taskapp-ser” and “taskapp-srv”: right-click project, “Refresh”</text:p>
        </text:list-item>
      </text:list>
      <text:p text:style-name="P18"/>
      <text:list xml:id="list5472292627635219379" text:style-name="L36">
        <text:list-item>
          <text:p text:style-name="P57">In the client application, add a function “addAttachments” to the “TaskappMain” class as shown below. The supplied streams are automatically closed after they have been sent to the server. Call this function inside “addTask”.</text:p>
        </text:list-item>
      </text:list>
      <text:p text:style-name="Code"><text:span text:style-name="T17"><text:tab/></text:span><text:span text:style-name="T21">private</text:span><text:span text:style-name="T17"> </text:span><text:span text:style-name="T21">static</text:span><text:span text:style-name="T17"> ArrayList&lt;InputStream&gt; addAttachments(TaskInfo t) {</text:span></text:p>
      <text:p text:style-name="P7"><text:tab/><text:tab/>ArrayList&lt;InputStream&gt; attachments = <text:span text:style-name="T1">new</text:span> ArrayList&lt;InputStream&gt;();</text:p>
      <text:p text:style-name="P7"><text:tab/><text:tab/><text:span text:style-name="T1">try</text:span> {</text:p>
      <text:p text:style-name="P7"><text:tab/><text:tab/><text:tab/>attachments.add(<text:span text:style-name="T1">new</text:span> BcontentStreamWrapper(</text:p>
      <text:p text:style-name="P7"><text:span text:style-name="T1"><text:s text:c="27"/>new</text:span> File(".project")).setContentType("text/plain"));</text:p>
      <text:p text:style-name="P7"><text:tab/><text:tab/><text:tab/>attachments.add(<text:span text:style-name="T1">new</text:span> BcontentStreamWrapper(</text:p>
      <text:p text:style-name="P7"><text:span text:style-name="T1"><text:s text:c="27"/>new</text:span> ByteArrayInputStream("Text as stream".getBytes()))</text:p>
      <text:p text:style-name="P7"><text:s text:c="34"/>.setContentType("text/plain"));</text:p>
      <text:p text:style-name="P7"><text:tab/><text:tab/><text:tab/>t.setAttachments(attachments);</text:p>
      <text:p text:style-name="P7"><text:tab/><text:tab/>} <text:span text:style-name="T1">catch</text:span> (FileNotFoundException e) {</text:p>
      <text:p text:style-name="P7"><text:tab/><text:tab/><text:tab/>e.printStackTrace();</text:p>
      <text:p text:style-name="P7"><text:tab/><text:tab/>}</text:p>
      <text:p text:style-name="P7"><text:tab/><text:tab/><text:span text:style-name="T1">return</text:span> attachments;</text:p>
      <text:p text:style-name="P7"><text:tab/>}</text:p>
      <text:p text:style-name="P7"/>
      <text:p text:style-name="P12"><text:tab/><text:span text:style-name="T2">private</text:span><text:span text:style-name="T22"> </text:span><text:span text:style-name="T2">static</text:span><text:span text:style-name="T22"> </text:span><text:span text:style-name="T2">void</text:span><text:span text:style-name="T22"> addTask(BClient_Taskapp bclient, String[] args) </text:span><text:span text:style-name="T2">throws</text:span><text:span text:style-name="T22"> RemoteException {</text:span></text:p>
      <text:p text:style-name="P13"><text:tab/><text:tab/>TaskInfo t = new TaskInfo();</text:p>
      <text:p text:style-name="P13"><text:tab/><text:tab/>…</text:p>
      <text:p text:style-name="P13"><text:tab/><text:tab/>addAttachments(t);</text:p>
      <text:p text:style-name="P13"><text:tab/><text:tab/>…</text:p>
      <text:p text:style-name="P13"><text:tab/><text:tab/>bclient.getTaskService().addTask(t);</text:p>
      <text:p text:style-name="P13"><text:tab/>}</text:p>
      <text:list xml:id="list29449777" text:continue-numbering="true" text:style-name="L36">
        <text:list-header>
          <text:p text:style-name="P57"/>
        </text:list-header>
        <text:list-item>
          <text:p text:style-name="P57">Add this lines in the for-loop of “listTasks” in order to print some information about the received streams:</text:p>
        </text:list-item>
      </text:list>
      <text:p text:style-name="P7"><text:tab/><text:tab/><text:span text:style-name="T1">try</text:span> {</text:p>
      <text:p text:style-name="P7"><text:tab/><text:tab/><text:tab/>System.<text:span text:style-name="T13">out</text:span>.print("--- attachments: ");</text:p>
      <text:p text:style-name="P7"><text:tab/><text:tab/><text:tab/><text:span text:style-name="T1">for</text:span> (InputStream s : t.getAttachments()) {</text:p>
      <text:p text:style-name="P7"><text:tab/><text:tab/><text:tab/><text:tab/>BContentStream bs = (BContentStream)s;</text:p>
      <text:p text:style-name="P7"><text:tab/><text:tab/><text:tab/><text:tab/>System.<text:span text:style-name="T13">out</text:span>.print("{ " + bs.getContentType() + </text:p>
      <text:p text:style-name="P7"><text:s text:c="6"/><text:tab/><text:tab/><text:tab/><text:tab/><text:tab/><text:tab/><text:tab/><text:tab/>", #" + bs.getContentLength() + ", [");</text:p>
      <text:p text:style-name="P7"><text:tab/><text:tab/><text:tab/><text:tab/><text:span text:style-name="T1">for</text:span> (<text:span text:style-name="T1">int</text:span> i = 0; i &lt; 10; i++) {</text:p>
      <text:p text:style-name="P7"><text:tab/><text:tab/><text:tab/><text:tab/><text:tab/>System.<text:span text:style-name="T13">out</text:span>.print((<text:span text:style-name="T1">char</text:span>)bs.read());</text:p>
      <text:p text:style-name="P7"><text:tab/><text:tab/><text:tab/><text:tab/>}</text:p>
      <text:p text:style-name="P7"><text:tab/><text:tab/><text:tab/><text:tab/>System.<text:span text:style-name="T13">out</text:span>.print("]}, ");</text:p>
      <text:p text:style-name="P7"><text:tab/><text:tab/><text:tab/>}</text:p>
      <text:p text:style-name="P7"><text:tab/><text:tab/><text:tab/>System.<text:span text:style-name="T13">out</text:span>.println();</text:p>
      <text:p text:style-name="P7"><text:tab/><text:tab/>}</text:p>
      <text:p text:style-name="P7"><text:tab/><text:tab/><text:span text:style-name="T1">catch</text:span> (IOException e) {</text:p>
      <text:p text:style-name="P7"><text:tab/><text:tab/><text:tab/>e.printStackTrace();</text:p>
      <text:p text:style-name="P7"><text:soft-page-break/><text:tab/><text:tab/>}</text:p>
      <text:p text:style-name="P7"/>
      <text:p text:style-name="P18"/>
      <text:p text:style-name="P18"/>
      <text:list xml:id="list7170197352765084618" text:style-name="L37">
        <text:list-item>
          <text:p text:style-name="P58">On the server-side, the function “addTask” of class “TaskServiceImpl” has to be modified. The streams inside <text:s/>the “Task” object passed to the function are only valid during the function call. They have to be duplicated in order to store them. For this reason, a copy <text:s/>function is introduced that clones a “Task” object. </text:p>
        </text:list-item>
      </text:list>
      <text:p text:style-name="P7"><text:tab/><text:span text:style-name="T1">private</text:span> TaskInfo cloneTask(TaskInfo t) <text:span text:style-name="T1">throws</text:span> RemoteException {</text:p>
      <text:p text:style-name="P7"><text:tab/><text:tab/>TaskInfo n = <text:span text:style-name="T1">new</text:span> TaskInfo();</text:p>
      <text:p text:style-name="P7"><text:tab/><text:tab/>n.setId(t.getId());</text:p>
      <text:p text:style-name="P7"><text:tab/><text:tab/>n.setUserName(t.getUserName());</text:p>
      <text:p text:style-name="P7"><text:tab/><text:tab/>n.setDueDate(t.getDueDate());</text:p>
      <text:p text:style-name="P7"><text:tab/><text:tab/>n.setTodo(t.getTodo());</text:p>
      <text:p text:style-name="P7"><text:tab/><text:tab/></text:p>
      <text:p text:style-name="P7"><text:tab/><text:tab/>List&lt;InputStream&gt; istreams = t.getAttachments();</text:p>
      <text:p text:style-name="P7"><text:tab/><text:tab/><text:span text:style-name="T1">if</text:span> (istreams != <text:span text:style-name="T1">null</text:span>) {</text:p>
      <text:p text:style-name="P7"><text:tab/><text:tab/><text:tab/>List&lt;InputStream&gt; nstreams = <text:span text:style-name="T1">new</text:span> ArrayList&lt;InputStream&gt;(istreams.size());</text:p>
      <text:p text:style-name="P7"><text:tab/><text:tab/><text:tab/>n.setAttachments(nstreams);</text:p>
      <text:p text:style-name="P7"><text:tab/><text:tab/><text:tab/><text:span text:style-name="T1">for</text:span> (InputStream is : istreams) {</text:p>
      <text:p text:style-name="P7"><text:tab/><text:tab/><text:tab/><text:tab/>BContentStream ns;</text:p>
      <text:p text:style-name="P7"><text:tab/><text:tab/><text:tab/><text:tab/><text:span text:style-name="T1">try</text:span> {</text:p>
      <text:p text:style-name="P7"><text:tab/><text:tab/><text:tab/><text:tab/><text:tab/>ns = ((BContentStream)is).cloneInputStream();</text:p>
      <text:p text:style-name="P7"><text:tab/><text:tab/><text:tab/><text:tab/><text:tab/>nstreams.add(ns);</text:p>
      <text:p text:style-name="P7"><text:tab/><text:tab/><text:tab/><text:tab/>} <text:span text:style-name="T1">catch</text:span> (IOException e) {</text:p>
      <text:p text:style-name="P7"><text:tab/><text:tab/><text:tab/><text:tab/><text:tab/><text:span text:style-name="T1">throw</text:span> <text:span text:style-name="T1">new</text:span> RemoteException("Failed to clone stream.", e);</text:p>
      <text:p text:style-name="P7"><text:tab/><text:tab/><text:tab/><text:tab/>}</text:p>
      <text:p text:style-name="P7"><text:tab/><text:tab/><text:tab/><text:tab/></text:p>
      <text:p text:style-name="P7"><text:tab/><text:tab/><text:tab/>}</text:p>
      <text:p text:style-name="P7"><text:tab/><text:tab/>}</text:p>
      <text:p text:style-name="P7"><text:tab/><text:tab/></text:p>
      <text:p text:style-name="P7"><text:tab/><text:tab/><text:span text:style-name="T1">return</text:span> n;</text:p>
      <text:p text:style-name="P7"><text:tab/>}</text:p>
      <text:list xml:id="list3282278149482658544" text:style-name="L38">
        <text:list-header>
          <text:p text:style-name="P59"/>
        </text:list-header>
      </text:list>
      <text:list xml:id="list7697730509472127833" text:style-name="L39">
        <text:list-item>
          <text:p text:style-name="P100">Call this function in “addTask” before the “synchronized” block:</text:p>
        </text:list-item>
      </text:list>
      <text:p text:style-name="Code"><text:tab/>task = cloneTask(task);</text:p>
      <text:p text:style-name="Text_20_body"/>
      <text:list xml:id="list7329885457186376893" text:style-name="L40">
        <text:list-item>
          <text:p text:style-name="P101">The function “getTasks” has to be modified too. The returned streams will be closed by the framework after the client has downloaded them. Since the server object should be able to list the tasks many times, the stream objects have to be duplicated before they are returned. We use the “cloneTask” function for this purpose again and add a new function to duplicate a list of tasks:</text:p>
        </text:list-item>
      </text:list>
      <text:p text:style-name="Code"/>
      <text:p text:style-name="P7"><text:tab/><text:span text:style-name="T1">private</text:span> List&lt;TaskInfo&gt; cloneTaskList<text:span text:style-name="T9">(List&lt;TaskInfo&gt; tasks) </text:span><text:span text:style-name="T10">throws</text:span><text:span text:style-name="T9"> RemoteException</text:span> {</text:p>
      <text:p text:style-name="P7"><text:tab/><text:tab/><text:span text:style-name="T1">if</text:span> (tasks == <text:span text:style-name="T1">null</text:span>) <text:span text:style-name="T1">return</text:span> <text:span text:style-name="T1">null</text:span>;</text:p>
      <text:p text:style-name="P7"><text:tab/><text:tab/>ArrayList&lt;TaskInfo&gt; ntasks = <text:span text:style-name="T1">new</text:span> ArrayList&lt;TaskInfo&gt;(tasks.size());</text:p>
      <text:p text:style-name="P7"><text:tab/><text:tab/><text:span text:style-name="T1">for</text:span> (TaskInfo t : tasks) {</text:p>
      <text:p text:style-name="P7"><text:tab/><text:tab/><text:tab/>ntasks.add(cloneTask(t));</text:p>
      <text:p text:style-name="P7"><text:tab/><text:tab/>}</text:p>
      <text:p text:style-name="P7"><text:tab/><text:tab/><text:span text:style-name="T1">return</text:span> ntasks;</text:p>
      <text:p text:style-name="P7"><text:tab/>}</text:p>
      <text:list xml:id="list29467828" text:continue-list="list3282278149482658544" text:style-name="L38">
        <text:list-header>
          <text:p text:style-name="P59"/>
        </text:list-header>
        <text:list-item>
          <text:p text:style-name="P59">Now, let function “getTasks” return a copy of tasks:</text:p>
        </text:list-item>
      </text:list>
      <text:p text:style-name="P12"><text:span text:style-name="T5"><text:tab/>return</text:span><text:span text:style-name="T6"> cloneTaskList(tasksOfUser);</text:span><text:span text:style-name="T3"> </text:span></text:p>
      <text:p text:style-name="P14"/>
      <text:p text:style-name="Text_20_body"/>
      <text:h text:style-name="P34" text:outline-level="2"><text:bookmark-start text:name="__RefHeading__3880_92150369"/>Client-side Interface, Invoke Client from Server<text:bookmark-end text:name="__RefHeading__3880_92150369"/></text:h>
      <text:p text:style-name="P18">It could be useful in client-server applications to be able to initiate the data exchange by the server. This is often called as server-push technology. BYPS supports a server-push functionality in a very convenient way, whereby the server can call interface methods implemented by the client. This <text:soft-page-break/>methods can return values to the server and they even can throw exceptions which can be caught by the server. </text:p>
      <text:p text:style-name="P18">The next example shows how to work with client-side interfaces. The code can be found at <text:bibliography-mark text:identifier="TASKAPP" text:bibliography-type="article" text:author="Wolfgang Imig" text:title="BYPS Taskapp Example" text:url="https://github.com/wolfgangimig/taskapp">[TASKAPP]</text:bibliography-mark> in branch “Notify”.</text:p>
      <text:p text:style-name="P18"/>
      <text:list xml:id="list6284934468627178031" text:style-name="L41">
        <text:list-item>
          <text:p text:style-name="P60">In project “taskapp-api”, create a new interface “TaskNotify” in package “task.app” as follows, tag the interface with “@BClientRemote”. This advices the generator to create a skeleton class for all supported client-side platforms.</text:p>
        </text:list-item>
      </text:list>
      <text:p text:style-name="P16">/**</text:p>
      <text:p text:style-name="P7"><text:s/>* <text:span text:style-name="T1">@BClientRemote</text:span></text:p>
      <text:p text:style-name="P12"><text:span text:style-name="T1"><text:s/>* </text:span><text:span text:style-name="T2">@since</text:span><text:span text:style-name="T2"> 1.0.0.1</text:span></text:p>
      <text:p text:style-name="P7"><text:s/>*/</text:p>
      <text:p text:style-name="Code"><text:span text:style-name="T1">public</text:span> <text:span text:style-name="T1">interface</text:span> TaskNotify <text:span text:style-name="T1">extends</text:span> Remote {</text:p>
      <text:p text:style-name="Code"/>
      <text:p text:style-name="Code"><text:tab/><text:span text:style-name="T1">public</text:span> <text:span text:style-name="T1">int</text:span> <text:span text:style-name="T9">receiveTask</text:span>(TaskInfo tasks) <text:span text:style-name="T1">throws</text:span> RemoteException;</text:p>
      <text:p text:style-name="Code"><text:tab/></text:p>
      <text:p text:style-name="Code">}</text:p>
      <text:p text:style-name="Code"/>
      <text:list xml:id="list29474159" text:continue-numbering="true" text:style-name="L41">
        <text:list-header>
          <text:p text:style-name="P60"/>
        </text:list-header>
      </text:list>
      <text:list xml:id="list1977343130665263470" text:style-name="L42">
        <text:list-item>
          <text:p text:style-name="P61">Run the generator: right-click “byps.xml”, “Run As – Ant Build”</text:p>
        </text:list-item>
        <text:list-item>
          <text:p text:style-name="P61">Refresh projects “taskapp-ser” and “taskapp-srv”: right-click project, “Refresh”</text:p>
        </text:list-item>
      </text:list>
      <text:p text:style-name="P18"/>
      <text:list xml:id="list2814701527413504154" text:style-name="L43">
        <text:list-item>
          <text:p text:style-name="P62">In project “taskapp-client-j”, create a new class “TaskNotifyImpl” in package “task.app” inherited from “Bskeleton_TaskNotify”. Implement the “receiveTasks” function:</text:p>
        </text:list-item>
      </text:list>
      <text:p text:style-name="P12"><text:span text:style-name="T1">public</text:span> <text:span text:style-name="T1">class</text:span> TaskNotifyImpl <text:span text:style-name="T1">extends</text:span> BSkeleton_TaskNotify {</text:p>
      <text:p text:style-name="P12"/>
      <text:p text:style-name="P12"><text:tab/>@Override</text:p>
      <text:p text:style-name="P12"><text:tab/><text:span text:style-name="T1">public</text:span> <text:span text:style-name="T1">int</text:span> <text:span text:style-name="T9">receiveTask</text:span>(TaskInfo task) <text:span text:style-name="T1">throws</text:span> RemoteException {</text:p>
      <text:p text:style-name="P12"><text:tab/><text:tab/>System.<text:span text:style-name="T13">out</text:span>.println("received task: " + task);</text:p>
      <text:p text:style-name="P12"><text:tab/><text:tab/><text:span text:style-name="T1">return</text:span> 123;</text:p>
      <text:p text:style-name="P12"><text:tab/>}</text:p>
      <text:p text:style-name="P13">}</text:p>
      <text:p text:style-name="P18"/>
      <text:list xml:id="list280793430907764610" text:style-name="L44">
        <text:list-item>
          <text:p text:style-name="P63">In class “TaskappMain” add an instance of this class to the client object:</text:p>
        </text:list-item>
      </text:list>
      <text:p text:style-name="P7">...</text:p>
      <text:p text:style-name="P7"><text:tab/><text:tab/>BClient_Taskapp bclient = <text:span text:style-name="T13">createClient</text:span>(url);</text:p>
      <text:p text:style-name="P7"><text:tab/><text:tab/></text:p>
      <text:p text:style-name="P7"><text:tab/><text:tab/><text:span text:style-name="T1">try</text:span> {</text:p>
      <text:p text:style-name="P7"/>
      <text:p text:style-name="P7"><text:s text:c="22"/>setCredentials("Fritz", "abc");</text:p>
      <text:p text:style-name="P7"><text:tab/><text:tab/><text:tab/>bclient.addRemote(<text:span text:style-name="T1">new</text:span> TaskNotifyImpl());</text:p>
      <text:p text:style-name="P7"><text:tab/><text:tab/><text:tab/></text:p>
      <text:p text:style-name="P7"><text:tab/><text:tab/><text:tab/>bclient.start();</text:p>
      <text:p text:style-name="P7">...</text:p>
      <text:list xml:id="list29456303" text:continue-numbering="true" text:style-name="L44">
        <text:list-header>
          <text:p text:style-name="P63"/>
        </text:list-header>
        <text:list-item>
          <text:p text:style-name="P63">In project “taskapp-srv”, class “TaskServiceImpl”, add a member variable “TaskappSession”:</text:p>
        </text:list-item>
      </text:list>
      <text:p text:style-name="P7"><text:tab/><text:span text:style-name="T1">private</text:span> TaskappSession <text:span text:style-name="T9">session</text:span>;</text:p>
      <text:p text:style-name="P7"><text:tab/></text:p>
      <text:p text:style-name="P7"><text:tab/><text:span text:style-name="T1">public</text:span> TaskServiceImpl( TaskappSession sess) {</text:p>
      <text:p text:style-name="P7"><text:tab/><text:tab/><text:span text:style-name="T1">this</text:span>.session = sess;</text:p>
      <text:p text:style-name="P7"><text:tab/><text:tab/><text:span text:style-name="T1">this</text:span>.userName = sess.getUserName();</text:p>
      <text:p text:style-name="P7"><text:tab/>}</text:p>
      <text:p text:style-name="P7"/>
      <text:p text:style-name="P18"/>
      <text:list xml:id="list7304794119779920294" text:style-name="L45">
        <text:list-item>
          <text:p text:style-name="P64">At the end of function “addTask”, add a call to the “receiveTask” function of the client. Note, that the task object has to be copied again in order to return cloned streams. This is for the same reason for which “getTasks” returns cloned streams (see <text:bookmark-ref text:reference-format="number" text:ref-name="__RefHeading__10361_878719377"> 3.8 </text:bookmark-ref>).</text:p>
        </text:list-item>
      </text:list>
      <text:p text:style-name="P7"><text:soft-page-break/><text:tab/>// Notify client </text:p>
      <text:p text:style-name="P7"><text:tab/>BClient_Taskapp bclient = (BClient_Taskapp)session.getClientR();</text:p>
      <text:p text:style-name="P7"><text:tab/>bclient.getTaskNotify().receiveTask(cloneTask(task));</text:p>
      <text:p text:style-name="P7"/>
      <text:p text:style-name="P18"/>
      <text:list xml:id="list7731849371200445889" text:style-name="L46">
        <text:list-item>
          <text:p text:style-name="P65">Save all sources, start the server and execute “TaskappMain add” from the Eclipse toolbar. The line “received task: ...” should be displayed in the console window.</text:p>
        </text:list-item>
        <text:list-item>
          <text:p text:style-name="P65">If you want to verify, that the streams are available too, add the following lines to your “receiveTask” implementation:</text:p>
        </text:list-item>
      </text:list>
      <text:p text:style-name="P7"><text:tab/><text:tab/><text:span text:style-name="T1">try</text:span> {</text:p>
      <text:p text:style-name="P7"><text:tab/><text:tab/><text:tab/>System.<text:span text:style-name="T13">out</text:span>.print("--- attachments: ");</text:p>
      <text:p text:style-name="P7"><text:tab/><text:tab/><text:tab/><text:span text:style-name="T1">for</text:span> (InputStream s : task.getAttachments()) {</text:p>
      <text:p text:style-name="P7"><text:tab/><text:tab/><text:tab/><text:tab/>BContentStream bs = (BContentStream)s;</text:p>
      <text:p text:style-name="P7"><text:tab/><text:tab/><text:tab/><text:tab/>System.<text:span text:style-name="T13">out</text:span>.print("{ " + bs.getContentType() + </text:p>
      <text:p text:style-name="P7"><text:s text:c="47"/>", #" + bs.getContentLength() + ", [");</text:p>
      <text:p text:style-name="P7"><text:tab/><text:tab/><text:tab/><text:tab/><text:span text:style-name="T1">for</text:span> (<text:span text:style-name="T1">int</text:span> i = 0; i &lt; 10; i++) {</text:p>
      <text:p text:style-name="P7"><text:tab/><text:tab/><text:tab/><text:tab/><text:tab/>System.<text:span text:style-name="T13">out</text:span>.print((<text:span text:style-name="T1">char</text:span>)bs.read());</text:p>
      <text:p text:style-name="P7"><text:tab/><text:tab/><text:tab/><text:tab/>}</text:p>
      <text:p text:style-name="P7"><text:tab/><text:tab/><text:tab/><text:tab/>System.<text:span text:style-name="T13">out</text:span>.print("]}, ");</text:p>
      <text:p text:style-name="P7"><text:tab/><text:tab/><text:tab/>}</text:p>
      <text:p text:style-name="P7"><text:tab/><text:tab/><text:tab/>System.<text:span text:style-name="T13">out</text:span>.println();</text:p>
      <text:p text:style-name="P7"><text:tab/><text:tab/>}</text:p>
      <text:p text:style-name="P7"><text:tab/><text:tab/><text:span text:style-name="T1">catch</text:span> (IOException e) {</text:p>
      <text:p text:style-name="P7"><text:tab/><text:tab/><text:tab/>e.printStackTrace();</text:p>
      <text:p text:style-name="P7"><text:tab/><text:tab/>}</text:p>
      <text:p text:style-name="P18"/>
      <text:h text:style-name="P34" text:outline-level="2">JavaScript Client</text:h>
      <text:p text:style-name="Text_20_body"><text:span text:style-name="T3">This section creates a simple HTML page with JavaScript access to the “taskapp” server. It is a precondition for the example in section </text:span><text:span text:style-name="T3"><text:bookmark-ref text:reference-format="number" text:ref-name="__RefHeading__3181_436306636"> 3.11 </text:bookmark-ref></text:span><text:span text:style-name="T3">where two client applications communicate with each other.</text:span></text:p>
      <text:p text:style-name="Text_20_body"><text:span text:style-name="T3">The code of this section can be found at </text:span><text:span text:style-name="T3"><text:bibliography-mark text:identifier="TASKAPP" text:bibliography-type="article" text:author="Wolfgang Imig" text:title="BYPS Taskapp Example" text:url="https://github.com/wolfgangimig/taskapp">[TASKAPP]</text:bibliography-mark></text:span><text:span text:style-name="T3"> in branch “JavaScript-Client”.</text:span></text:p>
      <text:p text:style-name="Text_20_body"/>
      <text:list xml:id="list3910077041836092925" text:style-name="L47">
        <text:list-item>
          <text:p text:style-name="P102"><text:span text:style-name="T3">Copy all files from </text:span><text:span text:style-name="T3"><text:bibliography-mark text:identifier="LIBDIR" text:bibliography-type="article" text:author="Wolfgang Imig" text:title="Directory with BYPS libraries and C++ includes" text:url="https://github.com/wolfgangimig/byps/blob/master/byps-lib.zip">[LIBDIR]</text:bibliography-mark></text:span><text:span text:style-name="T3">, sub-directory “js”, to “taskapp-srv/WebContent”.</text:span></text:p>
        </text:list-item>
        <text:list-item>
          <text:p text:style-name="P66">Open “taskapp-srv/WebContent/index.html”.</text:p>
        </text:list-item>
      </text:list>
      <text:p text:style-name="P18"/>
      <text:p text:style-name="P19">Define HTML Skeleton </text:p>
      <text:list xml:id="list29466646" text:continue-numbering="true" text:style-name="L47">
        <text:list-item>
          <text:p text:style-name="P66">Insert the following style definitions somewhere in the HTML head element:</text:p>
        </text:list-item>
      </text:list>
      <text:p text:style-name="P7">&lt;head&gt;</text:p>
      <text:p text:style-name="P7">...</text:p>
      <text:p text:style-name="P7">&lt;style type=<text:span text:style-name="T13">"text/css"</text:span>&gt;</text:p>
      <text:p text:style-name="P7"><text:span text:style-name="T1">table</text:span> {border-spacing: <text:span text:style-name="T13">5px</text:span>;}</text:p>
      <text:p text:style-name="P7"><text:span text:style-name="T1">td</text:span> { background-color:<text:span text:style-name="T13">#EEEEEE</text:span>; }</text:p>
      <text:p text:style-name="P7">&lt;/style&gt;</text:p>
      <text:p text:style-name="P7">...</text:p>
      <text:p text:style-name="P7">&lt;/head&gt;</text:p>
      <text:list xml:id="list29471782" text:continue-numbering="true" text:style-name="L47">
        <text:list-header>
          <text:p text:style-name="P66"/>
        </text:list-header>
        <text:list-item>
          <text:p text:style-name="P66">Replace the HTML body by the following block. The first table will display the task list, the second one will be used to add a task.</text:p>
        </text:list-item>
      </text:list>
      <text:p text:style-name="P7">&lt;body&gt;</text:p>
      <text:p text:style-name="P7"><text:tab/>&lt;table&gt;</text:p>
      <text:p text:style-name="P7"><text:tab/> <text:s text:c="3"/>&lt;tr&gt;</text:p>
      <text:p text:style-name="P7"><text:tab/> <text:s text:c="7"/>&lt;td&gt;<text:span text:style-name="T9">Tasklist</text:span> &lt;input type=<text:span text:style-name="T13">"button"</text:span> value=<text:span text:style-name="T13">"Update" </text:span>onclick="updateTaskList()" /&gt; &lt;/td&gt;</text:p>
      <text:p text:style-name="P7"><text:tab/> <text:s text:c="3"/>&lt;/tr&gt;</text:p>
      <text:p text:style-name="P7"><text:tab/><text:tab/>&lt;tr&gt;</text:p>
      <text:p text:style-name="P7"><text:tab/><text:tab/><text:tab/>&lt;td&gt;</text:p>
      <text:p text:style-name="P7"><text:tab/><text:tab/><text:tab/><text:tab/>&lt;table id=<text:span text:style-name="T13">"taskList"</text:span> &gt;</text:p>
      <text:p text:style-name="P7"><text:tab/><text:tab/><text:tab/><text:tab/><text:tab/>&lt;tr&gt;</text:p>
      <text:p text:style-name="P7"><text:soft-page-break/><text:tab/><text:tab/><text:tab/><text:tab/><text:tab/><text:tab/>&lt;td&gt;ID&lt;/td&gt;</text:p>
      <text:p text:style-name="P7"><text:tab/><text:tab/><text:tab/><text:tab/><text:tab/><text:tab/>&lt;td&gt;User Name&lt;/td&gt;</text:p>
      <text:p text:style-name="P7"><text:tab/><text:tab/><text:tab/><text:tab/><text:tab/><text:tab/>&lt;td&gt;Due Date&lt;/td&gt;</text:p>
      <text:p text:style-name="P7"><text:tab/><text:tab/><text:tab/><text:tab/><text:tab/><text:tab/>&lt;td&gt;TODO&lt;/td&gt;</text:p>
      <text:p text:style-name="P7"><text:tab/><text:tab/><text:tab/><text:tab/><text:tab/><text:tab/>&lt;td&gt;Properties&lt;/td&gt;</text:p>
      <text:p text:style-name="P7"><text:tab/><text:tab/><text:tab/><text:tab/><text:tab/><text:tab/>&lt;td&gt;Attachments&lt;/td&gt;</text:p>
      <text:p text:style-name="P7"><text:tab/><text:tab/><text:tab/><text:tab/><text:tab/>&lt;/tr&gt;</text:p>
      <text:p text:style-name="P7"><text:tab/><text:tab/><text:tab/><text:tab/>&lt;/table&gt;</text:p>
      <text:p text:style-name="P7"><text:tab/><text:tab/><text:tab/>&lt;/td&gt;</text:p>
      <text:p text:style-name="P7"><text:tab/><text:tab/>&lt;/tr&gt;</text:p>
      <text:p text:style-name="P7"><text:tab/>&lt;/table&gt;</text:p>
      <text:p text:style-name="P7"><text:tab/>&lt;br&gt;</text:p>
      <text:p text:style-name="P7"><text:tab/>&lt;table &gt;</text:p>
      <text:p text:style-name="P7"><text:tab/> <text:s text:c="3"/>&lt;tr&gt;</text:p>
      <text:p text:style-name="P7"><text:tab/> <text:s text:c="7"/>&lt;td&gt;Add Task&lt;/td&gt;</text:p>
      <text:p text:style-name="P7"><text:tab/> <text:s text:c="3"/>&lt;/tr&gt;</text:p>
      <text:p text:style-name="P7"><text:tab/><text:tab/>&lt;tr&gt;</text:p>
      <text:p text:style-name="P7"><text:tab/><text:tab/><text:tab/>&lt;td&gt;</text:p>
      <text:p text:style-name="P7"><text:tab/><text:tab/><text:tab/><text:tab/>&lt;table id=<text:span text:style-name="T13">"taskList"</text:span> &gt;</text:p>
      <text:p text:style-name="P7"><text:tab/><text:tab/><text:tab/><text:tab/><text:tab/>&lt;tr&gt;</text:p>
      <text:p text:style-name="P7"><text:tab/><text:tab/><text:tab/><text:tab/><text:tab/><text:tab/>&lt;td&gt;ID&lt;/td&gt;</text:p>
      <text:p text:style-name="P7"><text:tab/><text:tab/><text:tab/><text:tab/><text:tab/><text:tab/>&lt;td&gt;User Name&lt;/td&gt;</text:p>
      <text:p text:style-name="P7"><text:tab/><text:tab/><text:tab/><text:tab/><text:tab/><text:tab/>&lt;td&gt;Due Date&lt;/td&gt;</text:p>
      <text:p text:style-name="P7"><text:tab/><text:tab/><text:tab/><text:tab/><text:tab/><text:tab/>&lt;td&gt;TODO&lt;/td&gt;</text:p>
      <text:p text:style-name="P7"><text:tab/><text:tab/><text:tab/><text:tab/><text:tab/>&lt;/tr&gt;</text:p>
      <text:p text:style-name="P7"><text:tab/><text:tab/><text:tab/><text:tab/><text:tab/>&lt;tr&gt;</text:p>
      <text:p text:style-name="P7"><text:tab/><text:tab/><text:tab/><text:tab/><text:tab/><text:tab/>&lt;td&gt;&lt;input id=<text:span text:style-name="T13">"taskId"</text:span> /&gt; &lt;/td&gt;</text:p>
      <text:p text:style-name="P7"><text:tab/><text:tab/><text:tab/><text:tab/><text:tab/><text:tab/>&lt;td&gt;&lt;input id=<text:span text:style-name="T13">"taskUserName"</text:span> /&gt;&lt;/td&gt;</text:p>
      <text:p text:style-name="P7"><text:tab/><text:tab/><text:tab/><text:tab/><text:tab/><text:tab/>&lt;td&gt;&lt;input id=<text:span text:style-name="T13">"taskDueDate"</text:span> /&gt;&lt;/td&gt;</text:p>
      <text:p text:style-name="P7"><text:tab/><text:tab/><text:tab/><text:tab/><text:tab/><text:tab/>&lt;td&gt;&lt;input id=<text:span text:style-name="T13">"taskTodo"</text:span> /&gt;&lt;/td&gt;</text:p>
      <text:p text:style-name="P7"><text:tab/><text:tab/><text:tab/><text:tab/><text:tab/>&lt;/tr&gt;</text:p>
      <text:p text:style-name="P7"><text:tab/><text:tab/><text:tab/><text:tab/>&lt;/table&gt;</text:p>
      <text:p text:style-name="P7"><text:tab/><text:tab/><text:tab/>&lt;/td&gt;</text:p>
      <text:p text:style-name="P7"><text:tab/><text:tab/>&lt;/tr&gt;</text:p>
      <text:p text:style-name="P7"><text:tab/><text:tab/>&lt;tr&gt;</text:p>
      <text:p text:style-name="P7"><text:tab/><text:tab/>&lt;td&gt; &lt;input type=<text:span text:style-name="T13">"button"</text:span> value=<text:span text:style-name="T13">"Add"</text:span><text:tab/>onclick="addTask()" /&gt; &lt;/td&gt;</text:p>
      <text:p text:style-name="P7"><text:tab/><text:tab/>&lt;/tr&gt;</text:p>
      <text:p text:style-name="P7"><text:tab/>&lt;/table&gt;</text:p>
      <text:p text:style-name="P7"><text:tab/></text:p>
      <text:p text:style-name="P7">&lt;/body&gt;</text:p>
      <text:p text:style-name="P7"/>
      <text:p text:style-name="Text_20_body"/>
      <text:list xml:id="list1176879507089795158" text:style-name="L48">
        <text:list-item>
          <text:p text:style-name="P103">Add script includes after the title definition and start a new script block. All subsequent functions will be defined in this block</text:p>
        </text:list-item>
      </text:list>
      <text:p text:style-name="P7">&lt;script type=<text:span text:style-name="T13">"text/javascript"</text:span> src=<text:span text:style-name="T13">"json2.js"</text:span>&gt;&lt;/script&gt;</text:p>
      <text:p text:style-name="P7">&lt;script type=<text:span text:style-name="T13">"text/javascript"</text:span> src=<text:span text:style-name="T13">"byps.js"</text:span>&gt;&lt;/script&gt;</text:p>
      <text:p text:style-name="P7">&lt;script type=<text:span text:style-name="T13">"text/javascript"</text:span> src=<text:span text:style-name="T13">"taskapp.js"</text:span>&gt;&lt;/script&gt;</text:p>
      <text:p text:style-name="P7"/>
      <text:p text:style-name="P13">&lt;script type=<text:span text:style-name="T13">"text/javascript"</text:span>&gt;</text:p>
      <text:p text:style-name="P13"><text:tab/>&lt;!-- taskapp functions --&gt;</text:p>
      <text:p text:style-name="P13">&lt;/script&gt;</text:p>
      <text:p text:style-name="Text_20_body"/>
      <text:p text:style-name="P21">Connect/Disconnect</text:p>
      <text:list xml:id="list8789311966408102235" text:style-name="L49">
        <text:list-item>
          <text:p text:style-name="P104">At first, define a variable for the URL to the “taskapp” servlet. Since the browser enforces the Same-Origin-Policy, this URL can be relative to the HTML page.</text:p>
        </text:list-item>
      </text:list>
      <text:p text:style-name="P7"><text:span text:style-name="T1">var</text:span> url = "/taskapp-srv/taskapp"</text:p>
      <text:p text:style-name="P7"/>
      <text:p text:style-name="P7"/>
      <text:list xml:id="list488931417561699866" text:style-name="L50">
        <text:list-header>
          <text:p text:style-name="P105"/>
        </text:list-header>
        <text:list-item>
          <text:p text:style-name="P105">At next, the client object is initialized and stored in the global variable “bclient”. The initialization code is very similar to the Java code.</text:p>
        </text:list-item>
      </text:list>
      <text:p text:style-name="P40">var bclient = null;</text:p>
      <text:p text:style-name="Code"><text:span text:style-name="T1">function</text:span> init() {</text:p>
      <text:p text:style-name="Code"><text:tab/></text:p>
      <text:p text:style-name="Code"><text:tab/><text:span text:style-name="T1">var</text:span> wire = <text:span text:style-name="T1">new</text:span> byps.BWireClient(url, 0, 120);</text:p>
      <text:p text:style-name="Code"><text:tab/>wire.getServletPathForNegotiationAndAuthentication = <text:span text:style-name="T1">function</text:span>() {</text:p>
      <text:p text:style-name="Code"><text:tab/><text:tab/><text:span text:style-name="T1">return</text:span> "/taskappauth/auth";</text:p>
      <text:p text:style-name="Code"><text:tab/>};</text:p>
      <text:p text:style-name="Code"><text:tab/></text:p>
      <text:p text:style-name="Code"><text:tab/><text:span text:style-name="T1">var</text:span> transportFactory = <text:span text:style-name="T1">new</text:span> byps.BTransportFactory(</text:p>
      <text:p text:style-name="Code"><text:soft-page-break/><text:tab/><text:tab/><text:tab/>task.app.BApiDescriptor_Taskapp.instance(), </text:p>
      <text:p text:style-name="Code"><text:tab/><text:tab/><text:tab/>wire, 1);</text:p>
      <text:p text:style-name="Code"><text:tab/><text:tab/><text:tab/></text:p>
      <text:p text:style-name="Code"><text:tab/><text:span text:style-name="T1">this</text:span>.bclient = task.app.createClient_Taskapp(transportFactory);</text:p>
      <text:p text:style-name="Code"><text:tab/></text:p>
      <text:p text:style-name="Code"><text:tab/><text:span text:style-name="T1">this</text:span>.bclient.start();</text:p>
      <text:p text:style-name="Code">} </text:p>
      <text:p text:style-name="P106"/>
      <text:list xml:id="list3994089134734680113" text:style-name="L51">
        <text:list-item>
          <text:p text:style-name="P107">The “init” function should be called, when the page is loaded:</text:p>
        </text:list-item>
      </text:list>
      <text:p text:style-name="P7">window.onload = <text:span text:style-name="T1">function</text:span>() {</text:p>
      <text:p text:style-name="P7"><text:tab/>init();</text:p>
      <text:p text:style-name="P7">}</text:p>
      <text:p text:style-name="Text_20_body"/>
      <text:list xml:id="list5707374997378499729" text:style-name="L52">
        <text:list-item>
          <text:p text:style-name="P108">The client object can be disconnected when the browser navigates to another location. This cancels the long-poll request that is always active in the background.</text:p>
        </text:list-item>
      </text:list>
      <text:p text:style-name="P7"><text:span text:style-name="T1">function</text:span> done() {</text:p>
      <text:p text:style-name="P7"><text:tab/><text:span text:style-name="T1">if</text:span> (bclient) {</text:p>
      <text:p text:style-name="P7"><text:tab/><text:tab/>bclient.done();</text:p>
      <text:p text:style-name="P7"><text:tab/>}</text:p>
      <text:p text:style-name="P7">}</text:p>
      <text:p text:style-name="P7"/>
      <text:p text:style-name="P7">window.onbeforeunload = <text:span text:style-name="T1">function</text:span>() {</text:p>
      <text:p text:style-name="P7"><text:tab/>done();</text:p>
      <text:p text:style-name="P7">};</text:p>
      <text:p text:style-name="Text_20_body"/>
      <text:h text:style-name="P43" text:outline-level="3">Display the Task List</text:h>
      <text:p text:style-name="P24">This section calls the “getTasks” function of the server and displays the received tasks in the upper table. Here, the server request is processed synchronously which makes it easier to follow the program flow. However, all server interface functions can be called asynchronously too. The section <text:bookmark-ref text:reference-format="number" text:ref-name="__RefHeading__3810_92150369"> 3.10.2 </text:bookmark-ref> shows how to achieve asynchronous calls.</text:p>
      <text:list xml:id="list29448227" text:continue-list="list3994089134734680113" text:style-name="L51">
        <text:list-item>
          <text:p text:style-name="P107">The following function “updateTaskList” reads the tasks from the server and adds a row to the HTML table for each task by calling “insertTaskRow”.</text:p>
        </text:list-item>
      </text:list>
      <text:p text:style-name="P7"><text:span text:style-name="T1">function</text:span> updateTaskList() {</text:p>
      <text:p text:style-name="P7"><text:tab/></text:p>
      <text:p text:style-name="P7"><text:tab/>// get tasks from server</text:p>
      <text:p text:style-name="P7"><text:tab/><text:span text:style-name="T1">var</text:span> tasks = bclient.taskService.getTasks();</text:p>
      <text:p text:style-name="P7"><text:tab/></text:p>
      <text:p text:style-name="P7"><text:tab/><text:span text:style-name="T1">var</text:span> tab = document.getElementById("taskList");</text:p>
      <text:p text:style-name="P7"><text:tab/></text:p>
      <text:p text:style-name="P7"><text:tab/>// clear all data rows</text:p>
      <text:p text:style-name="P7"><text:tab/><text:span text:style-name="T1">while</text:span> (tab.rows.length &gt; 1) tab.deleteRow(1);</text:p>
      <text:p text:style-name="P7"/>
      <text:p text:style-name="P7"><text:tab/>// insert rows</text:p>
      <text:p text:style-name="P7"><text:tab/><text:span text:style-name="T1">for</text:span> (<text:span text:style-name="T1">var</text:span> i = 0; i &lt; tasks.length; i++) {</text:p>
      <text:p text:style-name="P7"><text:tab/><text:tab/>insertTaskRow(tab, tasks[i]);</text:p>
      <text:p text:style-name="P7"><text:tab/>}</text:p>
      <text:p text:style-name="P7">}</text:p>
      <text:p text:style-name="P7"/>
      <text:p text:style-name="P7"><text:span text:style-name="T1">function</text:span> insertTaskRow(tab, task) {</text:p>
      <text:p text:style-name="P7"><text:tab/><text:span text:style-name="T1">var</text:span> colIdx = 0;</text:p>
      <text:p text:style-name="P7"><text:tab/><text:span text:style-name="T1">var</text:span> row = tab.insertRow(tab.rows.length);</text:p>
      <text:p text:style-name="P7"><text:tab/>row.insertCell(colIdx++).innerHTML = task.id;</text:p>
      <text:p text:style-name="P7"><text:tab/>row.insertCell(colIdx++).innerHTML = task.userName;</text:p>
      <text:p text:style-name="P7"><text:tab/>row.insertCell(colIdx++).innerHTML = task.dueDate;</text:p>
      <text:p text:style-name="P7"><text:tab/>row.insertCell(colIdx++).innerHTML = task.todo;</text:p>
      <text:p text:style-name="P7"><text:tab/>row.insertCell(colIdx++).innerHTML = getTaskListProperties(task);</text:p>
      <text:p text:style-name="P7"><text:tab/>row.insertCell(colIdx++).innerHTML = getTaskListAttachments(task);</text:p>
      <text:p text:style-name="P7">}</text:p>
      <text:p text:style-name="P7"/>
      <text:p text:style-name="Text_20_body"/>
      <text:list xml:id="list588833298076006883" text:style-name="L53">
        <text:list-item>
          <text:p text:style-name="P109">“insertTaskRow” uses two helper functions. The first one ,“getTaskListProperties”, adds a column with the task property values.</text:p>
        </text:list-item>
      </text:list>
      <text:p text:style-name="P7"/>
      <text:p text:style-name="P7"><text:soft-page-break/><text:span text:style-name="T1">function</text:span> getTaskListProperties(task) {</text:p>
      <text:p text:style-name="P7"><text:tab/><text:span text:style-name="T1">var</text:span> ret = "";</text:p>
      <text:p text:style-name="P7"><text:tab/><text:span text:style-name="T1">if</text:span> (task.properties) {</text:p>
      <text:p text:style-name="P7"><text:tab/><text:tab/><text:span text:style-name="T1">for</text:span> (<text:span text:style-name="T1">var</text:span> k <text:span text:style-name="T1">in</text:span> task.properties) {</text:p>
      <text:p text:style-name="P7"><text:tab/><text:tab/><text:tab/>ret += k + "=" + task.properties[k] + "&lt;br/&gt;"; </text:p>
      <text:p text:style-name="P7"><text:tab/><text:tab/>}</text:p>
      <text:p text:style-name="P7"><text:tab/>}</text:p>
      <text:p text:style-name="P7"><text:tab/><text:span text:style-name="T1">return</text:span> ret;</text:p>
      <text:p text:style-name="P7">}</text:p>
      <text:p text:style-name="P7"/>
      <text:p text:style-name="Text_20_body"/>
      <text:list xml:id="list4222477680455939346" text:style-name="L54">
        <text:list-item>
          <text:p text:style-name="P110">The second helper function, “getTaskListAttachments”, renders a HTML anchor for each task attachment. The JavaScript definition of the “byps.BContentStream” class provides the member “url” from where the stream can be downloaded. <text:line-break/>Please note that the stream objects can be downloaded only once – like in all other supported programming environments. This means, that the HTML anchor can be clicked only once. Furthermore clicking the anchor should not unload the current page since this would cancel the long-poll request that is always active in background. That's why “target=_blank” is assigned to the anchor.</text:p>
        </text:list-item>
      </text:list>
      <text:p text:style-name="P7"/>
      <text:p text:style-name="P7"><text:span text:style-name="T1">function</text:span> getTaskListAttachments(task) {</text:p>
      <text:p text:style-name="P7"><text:tab/><text:span text:style-name="T1">var</text:span> ret = "";</text:p>
      <text:p text:style-name="P7"><text:tab/><text:span text:style-name="T1">if</text:span> (task.attachments) {</text:p>
      <text:p text:style-name="P7"><text:tab/><text:tab/><text:span text:style-name="T1">for</text:span> (<text:span text:style-name="T1">var</text:span> i = 0; i &lt; task.attachments.length; i++) {</text:p>
      <text:p text:style-name="P7"><text:tab/><text:tab/><text:tab/><text:span text:style-name="T1">var</text:span> stream = task.attachments[i];</text:p>
      <text:p text:style-name="P7"><text:tab/><text:tab/><text:tab/>ret += "&lt;a <text:span text:style-name="T30">target='_blank' " + </text:span></text:p>
      <text:p text:style-name="P7"><text:span text:style-name="T30"><text:s text:c="29"/>"</text:span>href='" + stream.url + "'&gt;attachment" + (i+1) + "&lt;/a&gt;&lt;br/&gt;"; </text:p>
      <text:p text:style-name="P7"><text:tab/><text:tab/>}</text:p>
      <text:p text:style-name="P7"><text:tab/>}</text:p>
      <text:p text:style-name="P7"><text:tab/><text:span text:style-name="T1">return</text:span> ret;</text:p>
      <text:p text:style-name="P7">}</text:p>
      <text:p text:style-name="Text_20_body"/>
      <text:list xml:id="list738881767288310461" text:style-name="L55">
        <text:list-item>
          <text:p text:style-name="P111">For this example it is more convenient to let the browser download the attachments in order to display them in the browser window. Therefore, edit “TaskServiceImpl” and modify function “cloneTask”. Set property “attachment” for the copied “byps.BContentStream” objects:</text:p>
        </text:list-item>
      </text:list>
      <text:p text:style-name="P12"><text:tab/><text:tab/><text:tab/><text:tab/><text:tab/>…</text:p>
      <text:p text:style-name="Code"><text:tab/><text:tab/><text:tab/><text:tab/><text:tab/>ns = ((BContentStream)is).cloneInputStream();</text:p>
      <text:p text:style-name="Code"><text:tab/><text:tab/><text:tab/><text:tab/><text:tab/>ns.setAttachment(<text:span text:style-name="T1">true</text:span>);</text:p>
      <text:p text:style-name="Code"><text:tab/><text:tab/><text:tab/><text:tab/><text:tab/>nstreams.add(ns);</text:p>
      <text:p text:style-name="Code"><text:tab/><text:tab/><text:tab/><text:tab/><text:tab/>…</text:p>
      <text:p text:style-name="P21"/>
      <text:p text:style-name="P25"/>
      <text:p text:style-name="P21">Check Task List</text:p>
      <text:list xml:id="list5150170108105664333" text:style-name="L56">
        <text:list-item>
          <text:p text:style-name="P112">In order to check the code written so far, start the server and navigate to the URL “<text:a xlink:type="simple" xlink:href="http://localhost:8080/taskapp-srv">http://localhost:8080/taskapp-srv</text:a>”.</text:p>
        </text:list-item>
        <text:list-item>
          <text:p text:style-name="P112">The browser prompts for login credentials. Use “Fritz” and “abc” as defined in the file “Servers/Tomcat v7.0 …/tomcat-users.xml”. The result should look like this:</text:p>
        </text:list-item>
      </text:list>
      <text:p text:style-name="Text_20_body"><draw:frame draw:style-name="fr2" draw:name="Grafik41" text:anchor-type="paragraph" svg:width="12.913cm" svg:height="5.69cm" draw:z-index="40"><draw:image xlink:href="Pictures/20000007000032710000163A96F42AAB.svm" xlink:type="simple" xlink:show="embed" xlink:actuate="onLoad"/></draw:frame><text:soft-page-break/></text:p>
      <text:list xml:id="list29455330" text:continue-numbering="true" text:style-name="L56">
        <text:list-item>
          <text:p text:style-name="P112">Now, execute the “taskapp-client-j” to add a task object:</text:p>
        </text:list-item>
      </text:list>
      <text:p text:style-name="Text_20_body"><draw:frame draw:style-name="fr1" draw:name="Grafik42" text:anchor-type="paragraph" svg:width="6.167cm" svg:height="2.198cm" draw:z-index="41"><draw:image xlink:href="Pictures/200000070000181600000895AB1CDCEB.svm" xlink:type="simple" xlink:show="embed" xlink:actuate="onLoad"/></draw:frame></text:p>
      <text:list xml:id="list8346484438566113233" text:style-name="L57">
        <text:list-item>
          <text:p text:style-name="P113">Start the browser's debugger (e.g. Chrome: F12) and set a breakpoint in function “updateTaskList”.</text:p>
          <text:p text:style-name="P113"><draw:frame draw:style-name="fr2" draw:name="Grafik43" text:anchor-type="paragraph" svg:width="15.372cm" svg:height="4.738cm" draw:z-index="42"><draw:image xlink:href="Pictures/2000000700003C0D0000128193AB7308.svm" xlink:type="simple" xlink:show="embed" xlink:actuate="onLoad"/></draw:frame></text:p>
        </text:list-item>
        <text:list-item>
          <text:p text:style-name="P113">On the web page, click button “Update” and step through the code (e.g. in Chrome press F10 for a single step over).</text:p>
        </text:list-item>
        <text:list-item>
          <text:p text:style-name="P113">After the function is executed, the web page should display the task in the first table.</text:p>
        </text:list-item>
      </text:list>
      <text:p text:style-name="Text_20_body"/>
      <text:h text:style-name="Heading_20_3" text:outline-level="3"><text:bookmark-start text:name="__RefHeading__3810_92150369"/>Add Task<text:bookmark-end text:name="__RefHeading__3810_92150369"/></text:h>
      <text:p text:style-name="Text_20_body">This example adds a task object using an asynchronous request to the server.</text:p>
      <text:list xml:id="list5582660133993332664" text:style-name="L58">
        <text:list-item>
          <text:p text:style-name="P114">Before this can be done, the client notification code added in section <text:bookmark-ref text:reference-format="number" text:ref-name="__RefHeading__3880_92150369"> 3.9 </text:bookmark-ref>have to be commented out, since there is currently no client-side implementation (see <text:bookmark-ref text:reference-format="number" text:ref-name="__RefHeading__3883_92150369"> 3.10.4 </text:bookmark-ref>). Edit <text:s/>“TaskServiceImpl”, function “addTask”:</text:p>
        </text:list-item>
      </text:list>
      <text:p text:style-name="P7"><text:tab/><text:tab/>// Notify client </text:p>
      <text:p text:style-name="P7"><text:tab/><text:tab/>// BClient_Taskapp bclient = (BClient_Taskapp) session.getClientR();</text:p>
      <text:p text:style-name="P7"><text:tab/><text:tab/>// bclient.getTaskNotify().receiveTask(cloneTask(task));</text:p>
      <text:p text:style-name="P7"/>
      <text:p text:style-name="Text_20_body"/>
      <text:list xml:id="list6231556071483158806" text:style-name="L59">
        <text:list-item>
          <text:p text:style-name="P115">Open “taskapp-srv/WebContent/index.html” and add the following lines. This function <text:soft-page-break/>assigns the input field values of the table to a “TaskInfo” object and sends the object by calling “addTask” to the server. Each interface function is performed asynchronously if a function object is added to the parameter list. The function object is called when the server responses. It receives the return value and an byps.BException object in case of an error. </text:p>
        </text:list-item>
      </text:list>
      <text:p text:style-name="P7"><text:span text:style-name="T1">function</text:span> addTask() {</text:p>
      <text:p text:style-name="P7"><text:tab/><text:span text:style-name="T1">var</text:span> t = <text:span text:style-name="T1">new</text:span> task.app.TaskInfo();</text:p>
      <text:p text:style-name="P7"><text:tab/>t.id = document.getElementById("taskId").value;</text:p>
      <text:p text:style-name="P7"><text:tab/>t.userName = document.getElementById("taskUserName").value;</text:p>
      <text:p text:style-name="P7"><text:tab/>t.dueDate = <text:span text:style-name="T1">new</text:span> Date(document.getElementById("taskDueDate").value);</text:p>
      <text:p text:style-name="P7"><text:tab/>t.todo = document.getElementById("taskTodo").value;</text:p>
      <text:p text:style-name="P7"><text:tab/></text:p>
      <text:p text:style-name="P7"><text:tab/>bclient.taskService.addTask(t, <text:span text:style-name="T1">function</text:span>(result, ex) {</text:p>
      <text:p text:style-name="P7"><text:tab/><text:tab/><text:span text:style-name="T1">if</text:span> (ex) alert(ex);</text:p>
      <text:p text:style-name="P7"><text:tab/>});</text:p>
      <text:p text:style-name="P7">}</text:p>
      <text:p text:style-name="Text_20_body"/>
      <text:p text:style-name="P21">Check Add Task</text:p>
      <text:list xml:id="list6166369780636929122" text:style-name="L60">
        <text:list-item>
          <text:p text:style-name="P116">Start the server, navigate to the URL “<text:a xlink:type="simple" xlink:href="http://localhost:8080/taskapp-srv">http://localhost:8080/taskapp-srv</text:a>” and login with “Fritz”, “abc”.</text:p>
        </text:list-item>
        <text:list-item>
          <text:p text:style-name="P116">Enter some values in the “Add Task” table. Enter “Fritz” as user name. For “Due Date”, use a date format that can be parsed by the JavaScript Date object, e.g. an ISO conform format like “2014-02-01 11:12:13”.</text:p>
        </text:list-item>
        <text:list-item>
          <text:p text:style-name="P116">Click “Add” and then “Update” to view the created task.</text:p>
        </text:list-item>
      </text:list>
      <text:p text:style-name="Text_20_body"/>
      <text:h text:style-name="Heading_20_3" text:outline-level="3">Upload Files</text:h>
      <text:p text:style-name="Text_20_body"><text:span text:style-name="T3">This example shows how to upload files. The code of this section can be found at </text:span><text:span text:style-name="T3"><text:bibliography-mark text:identifier="TASKAPP" text:bibliography-type="article" text:author="Wolfgang Imig" text:title="BYPS Taskapp Example" text:url="https://github.com/wolfgangimig/taskapp">[TASKAPP]</text:bibliography-mark></text:span><text:span text:style-name="T3"> in branch “JavaScript-Upload”.</text:span></text:p>
      <text:p text:style-name="P18">For uploading files on a web page, an HTML form has to be defined with an input field of type “file”. This form sends the file contents to the server where they are temporary buffered. The server answers with an array of stream IDs which are loaded into a hidden “iframe” on the web page. </text:p>
      <text:p text:style-name="P18">An “onload” handler of the hidden “iframe” takes the stream IDs and assigns them to “byps.BContentStream” objects which in turn are assigned to a new “TaskInfo” object. Then, the handler calls the interface function “addTask” to add the new task object.</text:p>
      <text:list xml:id="list8299843228115090255" text:style-name="L61">
        <text:list-item>
          <text:p text:style-name="P67">Replace the code of the “Add Task” table by the following lines:</text:p>
        </text:list-item>
      </text:list>
      <text:p text:style-name="P7"><text:span text:style-name="T3"><text:tab/></text:span><text:span text:style-name="T3">&lt;</text:span><text:span text:style-name="T3">form</text:span><text:span text:style-name="T3"> </text:span><text:span text:style-name="T3">id</text:span><text:span text:style-name="T3">=</text:span><text:span text:style-name="T7">"addTaskForm"</text:span><text:span text:style-name="T3"> </text:span><text:span text:style-name="T3">method</text:span><text:span text:style-name="T3">=</text:span><text:span text:style-name="T7">"post"</text:span><text:span text:style-name="T3"> </text:span><text:span text:style-name="T3">enctype</text:span><text:span text:style-name="T3">=</text:span><text:span text:style-name="T7">"multipart/form-data"</text:span></text:p>
      <text:p text:style-name="P7"><text:tab/><text:tab/>action=<text:span text:style-name="T13">"/taskapp-srv/taskapp?uploadHandler=htmlform"</text:span></text:p>
      <text:p text:style-name="P7"><text:tab/><text:tab/>target=<text:span text:style-name="T13">"uploadResultFrame"</text:span>&gt;</text:p>
      <text:p text:style-name="P7"><text:tab/><text:tab/>&lt;table&gt;</text:p>
      <text:p text:style-name="P7"><text:tab/><text:tab/><text:tab/>&lt;tr&gt;</text:p>
      <text:p text:style-name="P7"><text:tab/><text:tab/><text:tab/><text:tab/>&lt;td&gt;Add Task&lt;/td&gt;</text:p>
      <text:p text:style-name="P7"><text:tab/><text:tab/><text:tab/>&lt;/tr&gt;</text:p>
      <text:p text:style-name="P7"><text:tab/><text:tab/><text:tab/>&lt;tr&gt;</text:p>
      <text:p text:style-name="P7"><text:tab/><text:tab/><text:tab/><text:tab/>&lt;td&gt;</text:p>
      <text:p text:style-name="P7"><text:tab/><text:tab/><text:tab/><text:tab/><text:tab/>&lt;table id=<text:span text:style-name="T13">"taskList"</text:span>&gt;</text:p>
      <text:p text:style-name="P7"><text:tab/><text:tab/><text:tab/><text:tab/><text:tab/><text:tab/>&lt;tr&gt;</text:p>
      <text:p text:style-name="P7"><text:tab/><text:tab/><text:tab/><text:tab/><text:tab/><text:tab/><text:tab/>&lt;td&gt;ID&lt;/td&gt;</text:p>
      <text:p text:style-name="P7"><text:tab/><text:tab/><text:tab/><text:tab/><text:tab/><text:tab/><text:tab/>&lt;td&gt;User Name&lt;/td&gt;</text:p>
      <text:p text:style-name="P7"><text:tab/><text:tab/><text:tab/><text:tab/><text:tab/><text:tab/><text:tab/>&lt;td&gt;Due Date&lt;/td&gt;</text:p>
      <text:p text:style-name="P7"><text:tab/><text:tab/><text:tab/><text:tab/><text:tab/><text:tab/><text:tab/>&lt;td&gt;TODO&lt;/td&gt;</text:p>
      <text:p text:style-name="P7"><text:tab/><text:tab/><text:tab/><text:tab/><text:tab/><text:tab/><text:tab/>&lt;td&gt;Attachments&lt;/td&gt;</text:p>
      <text:p text:style-name="P7"><text:tab/><text:tab/><text:tab/><text:tab/><text:tab/><text:tab/>&lt;/tr&gt;</text:p>
      <text:p text:style-name="P7"><text:tab/><text:tab/><text:tab/><text:tab/><text:tab/><text:tab/>&lt;tr&gt;</text:p>
      <text:p text:style-name="P7"><text:tab/><text:tab/><text:tab/><text:tab/><text:tab/><text:tab/><text:tab/>&lt;td&gt;&lt;input id=<text:span text:style-name="T13">"taskId"</text:span> /&gt;&lt;/td&gt;</text:p>
      <text:p text:style-name="P7"><text:tab/><text:tab/><text:tab/><text:tab/><text:tab/><text:tab/><text:tab/>&lt;td&gt;&lt;input id=<text:span text:style-name="T13">"taskUserName"</text:span> /&gt;&lt;/td&gt;</text:p>
      <text:p text:style-name="P7"><text:tab/><text:tab/><text:tab/><text:tab/><text:tab/><text:tab/><text:tab/>&lt;td&gt;&lt;input id=<text:span text:style-name="T13">"taskDueDate"</text:span> /&gt;&lt;/td&gt;</text:p>
      <text:p text:style-name="P7"><text:tab/><text:tab/><text:tab/><text:tab/><text:tab/><text:tab/><text:tab/>&lt;td&gt;&lt;input id=<text:span text:style-name="T13">"taskTodo"</text:span> /&gt;&lt;/td&gt;</text:p>
      <text:p text:style-name="P7"><text:tab/><text:tab/><text:tab/><text:tab/><text:tab/><text:tab/><text:tab/>&lt;td&gt;&lt;input id=<text:span text:style-name="T13">"taskAtts"</text:span> name=<text:span text:style-name="T13">"files[]"</text:span> </text:p>
      <text:p text:style-name="P7"><text:tab/><text:tab/><text:tab/><text:tab/><text:tab/><text:tab/><text:tab/><text:tab/>type=<text:span text:style-name="T13">"file"</text:span> multiple&gt;&lt;/td&gt;</text:p>
      <text:p text:style-name="P7"><text:soft-page-break/><text:tab/><text:tab/><text:tab/><text:tab/><text:tab/><text:tab/>&lt;/tr&gt;</text:p>
      <text:p text:style-name="P7"><text:tab/><text:tab/><text:tab/><text:tab/><text:tab/>&lt;/table&gt;</text:p>
      <text:p text:style-name="P7"><text:tab/><text:tab/><text:tab/><text:tab/>&lt;/td&gt;</text:p>
      <text:p text:style-name="P7"><text:tab/><text:tab/><text:tab/>&lt;/tr&gt;</text:p>
      <text:p text:style-name="P7"><text:tab/><text:tab/><text:tab/>&lt;tr&gt;</text:p>
      <text:p text:style-name="P7"><text:tab/><text:tab/><text:tab/><text:tab/>&lt;td&gt;&lt;input type=<text:span text:style-name="T13">"submit"</text:span> value=<text:span text:style-name="T13">"Add"</text:span> /&gt;&lt;/td&gt;</text:p>
      <text:p text:style-name="P7"><text:tab/><text:tab/><text:tab/>&lt;/tr&gt;</text:p>
      <text:p text:style-name="P7"><text:tab/><text:tab/>&lt;/table&gt;</text:p>
      <text:p text:style-name="P7"><text:tab/><text:tab/>&lt;iframe id=<text:span text:style-name="T13">"uploadResultFrame"</text:span> name=<text:span text:style-name="T13">"uploadResultFrame"</text:span></text:p>
      <text:p text:style-name="P7"><text:tab/><text:tab/><text:tab/>onload="onUploadResult()" style="visibility: <text:span text:style-name="T13">hidden</text:span>; display: <text:span text:style-name="T13">none</text:span>"&gt;</text:p>
      <text:p text:style-name="P7"><text:tab/><text:tab/>&lt;/iframe&gt;</text:p>
      <text:p text:style-name="P7"><text:tab/>&lt;/form&gt;</text:p>
      <text:p text:style-name="P8"/>
      <text:p text:style-name="P18"/>
      <text:list xml:id="list5844082153177357575" text:style-name="L62">
        <text:list-item>
          <text:p text:style-name="P68">The handler function “onUploadResult” is defined as follows:</text:p>
        </text:list-item>
      </text:list>
      <text:p text:style-name="P7"><text:span text:style-name="T4">function</text:span><text:span text:style-name="T3"> onUploadResult() {</text:span></text:p>
      <text:p text:style-name="P7"><text:tab/></text:p>
      <text:p text:style-name="P7"><text:tab/>// Get DOM object of iframe body</text:p>
      <text:p text:style-name="P7"><text:tab/><text:span text:style-name="T1">var</text:span> iFrameBody;</text:p>
      <text:p text:style-name="P7"><text:tab/><text:span text:style-name="T1">var</text:span> iFrame = document.getElementById('uploadResultFrame');</text:p>
      <text:p text:style-name="P7"><text:tab/><text:span text:style-name="T1">if</text:span> (iFrame.contentDocument) { // FF</text:p>
      <text:p text:style-name="P7"><text:tab/><text:tab/>iFrameBody = iFrame.contentDocument.getElementsByTagName('body')[0];</text:p>
      <text:p text:style-name="P7"><text:tab/>} <text:span text:style-name="T1">else</text:span> <text:span text:style-name="T1">if</text:span> (iFrame.contentWindow) { // IE</text:p>
      <text:p text:style-name="P7"><text:tab/><text:tab/>iFrameBody = iFrame.contentWindow.document.getElementsByTagName('body')[0];</text:p>
      <text:p text:style-name="P7"><text:tab/>}</text:p>
      <text:p text:style-name="P7"><text:tab/></text:p>
      <text:p text:style-name="P7"><text:tab/>// Stream IDs are in the iframe's body</text:p>
      <text:p text:style-name="P7"><text:tab/><text:span text:style-name="T1">var</text:span> ret = iFrameBody.innerHTML;</text:p>
      <text:p text:style-name="P7"><text:tab/><text:span text:style-name="T1">if</text:span> (ret) {</text:p>
      <text:p text:style-name="P7"/>
      <text:p text:style-name="P7"><text:tab/><text:tab/>// Obtain stream IDs in an array</text:p>
      <text:p text:style-name="P7"><text:tab/><text:tab/><text:span text:style-name="T1">var</text:span> streamIds = JSON.parse(ret);</text:p>
      <text:p text:style-name="P7"><text:tab/><text:tab/></text:p>
      <text:p text:style-name="P7"><text:tab/><text:tab/>// Create BContentStream objects</text:p>
      <text:p text:style-name="P7"><text:tab/><text:tab/><text:span text:style-name="T1">var</text:span> attachments = [];</text:p>
      <text:p text:style-name="P7"><text:tab/><text:tab/><text:span text:style-name="T1">for</text:span> (<text:span text:style-name="T1">var</text:span> i = 0; i &lt; streamIds.length; i++) {</text:p>
      <text:p text:style-name="P7"><text:tab/><text:tab/><text:tab/>attachments[i] = <text:span text:style-name="T1">new</text:span> byps.BContentStream();</text:p>
      <text:p text:style-name="P7"><text:tab/><text:tab/><text:tab/>attachments[i].streamId = streamIds[i];</text:p>
      <text:p text:style-name="P7"><text:tab/><text:tab/>}</text:p>
      <text:p text:style-name="P7"><text:tab/><text:tab/></text:p>
      <text:p text:style-name="P7"><text:tab/><text:tab/>// Add new task</text:p>
      <text:p text:style-name="P7"><text:tab/><text:tab/><text:span text:style-name="T1">var</text:span> t = <text:span text:style-name="T1">new</text:span> task.app.TaskInfo();</text:p>
      <text:p text:style-name="P7"><text:tab/><text:tab/>t.id = document.getElementById("taskId").value;</text:p>
      <text:p text:style-name="P7"><text:tab/><text:tab/>t.userName = document.getElementById("taskUserName").value;</text:p>
      <text:p text:style-name="P7"><text:tab/><text:tab/>t.dueDate = <text:span text:style-name="T1">new</text:span> Date(document.getElementById("taskDueDate").value);</text:p>
      <text:p text:style-name="P7"><text:tab/><text:tab/>t.todo = document.getElementById("taskTodo").value;</text:p>
      <text:p text:style-name="P7"><text:tab/><text:tab/>t.attachments = attachments;</text:p>
      <text:p text:style-name="P7"/>
      <text:p text:style-name="P7"><text:tab/><text:tab/>bclient.taskService.addTask(t, <text:span text:style-name="T1">function</text:span>(result, ex) {</text:p>
      <text:p text:style-name="P7"><text:tab/><text:tab/><text:tab/><text:span text:style-name="T1">if</text:span> (ex) alert(ex);</text:p>
      <text:p text:style-name="P7"><text:tab/><text:tab/>});</text:p>
      <text:p text:style-name="P7"><text:tab/>}</text:p>
      <text:p text:style-name="P7"/>
      <text:p text:style-name="P7"><text:tab/><text:span text:style-name="T1">return</text:span> ret;</text:p>
      <text:p text:style-name="P7">}</text:p>
      <text:p text:style-name="P8"/>
      <text:p text:style-name="P8"/>
      <text:p text:style-name="P8"/>
      <text:h text:style-name="Heading_20_3" text:outline-level="3"><text:bookmark-start text:name="__RefHeading__3883_92150369"/>Client-side Notification<text:bookmark-end text:name="__RefHeading__3883_92150369"/></text:h>
      <text:p text:style-name="P18">JavaScript client applications can also implement client-side interfaces in order to receive notifications from the server. </text:p>
      <text:p text:style-name="Text_20_body"><text:span text:style-name="T3">The code of this example can be found at </text:span><text:span text:style-name="T3"><text:bibliography-mark text:identifier="TASKAPP" text:bibliography-type="article" text:author="Wolfgang Imig" text:title="BYPS Taskapp Example" text:url="https://github.com/wolfgangimig/taskapp">[TASKAPP]</text:bibliography-mark></text:span><text:span text:style-name="T3"> in branch “JavaScript-Notify”. </text:span></text:p>
      <text:p text:style-name="P18">The notification code in the “TaskServiceImpl” has to be reactivated. This code informs the user of the current session of a task that she has just created. In practice it would be more useful to inform the user who is responsible for the task. In order to do this, the session of this user must be made accessible. </text:p>
      <text:p text:style-name="P19">Obtain Access to all Sessions in TaskappSession</text:p>
      <text:list xml:id="list5455641232261822997" text:style-name="L63">
        <text:list-item>
          <text:p text:style-name="P70"><text:soft-page-break/>In class “TaskappSession” add a static hash map for the sessions:</text:p>
        </text:list-item>
      </text:list>
      <text:p text:style-name="P7"><text:span text:style-name="T3"><text:tab/></text:span><text:span text:style-name="T4">final</text:span><text:span text:style-name="T3"> </text:span><text:span text:style-name="T4">static</text:span><text:span text:style-name="T3"> ConcurrentHashMap&lt;String, TaskappSession&gt; </text:span><text:span text:style-name="T7">userSessions</text:span><text:span text:style-name="T3"> = </text:span></text:p>
      <text:p text:style-name="P7"><text:span text:style-name="T4"><text:tab/><text:tab/>new</text:span><text:span text:style-name="T3"> ConcurrentHashMap&lt;String, TaskappSession&gt;();</text:span></text:p>
      <text:p text:style-name="P18"/>
      <text:list xml:id="list4927695643603310865" text:style-name="L64">
        <text:list-item>
          <text:p text:style-name="P71">Inside the class's constructor add the instance to the map:</text:p>
        </text:list-item>
      </text:list>
      <text:p text:style-name="P7"><text:span text:style-name="T3"><text:tab/></text:span><text:span text:style-name="T4">public</text:span><text:span text:style-name="T3"> TaskappSession(HttpSession hsess, String remoteUser, File tempDir,</text:span></text:p>
      <text:p text:style-name="P7"><text:tab/><text:tab/><text:tab/>BServerRegistry stubRegistry) {</text:p>
      <text:p text:style-name="P7"><text:tab/><text:tab/><text:span text:style-name="T1">super</text:span>(hsess, remoteUser, tempDir, stubRegistry);</text:p>
      <text:p text:style-name="P7"><text:tab/><text:tab/><text:span text:style-name="T13">userSessions</text:span>.put(remoteUser, <text:span text:style-name="T1">this</text:span>);</text:p>
      <text:p text:style-name="P8"><text:tab/><text:tab/>…</text:p>
      <text:p text:style-name="P18"/>
      <text:list xml:id="list6352388485591068782" text:style-name="L65">
        <text:list-item>
          <text:p text:style-name="P72">Override the “done” method to remove the session from the map if it is disconnected:</text:p>
        </text:list-item>
      </text:list>
      <text:p text:style-name="P7"><text:span text:style-name="T3"><text:tab/></text:span><text:span text:style-name="T3">@Override</text:span></text:p>
      <text:p text:style-name="P7"><text:tab/><text:span text:style-name="T1">public</text:span> <text:span text:style-name="T1">void</text:span> done() {</text:p>
      <text:p text:style-name="P7"><text:tab/><text:tab/><text:span text:style-name="T13">userSessions</text:span>.remove(<text:span text:style-name="T1">super</text:span>.getRemoteUser());</text:p>
      <text:p text:style-name="P7"><text:tab/><text:tab/><text:span text:style-name="T1">super</text:span>.done();</text:p>
      <text:p text:style-name="P7"><text:tab/>}</text:p>
      <text:p text:style-name="P8"/>
      <text:p text:style-name="P18"/>
      <text:p text:style-name="P19">Notify the Responsible User</text:p>
      <text:list xml:id="list29446439" text:continue-list="list4927695643603310865" text:style-name="L64">
        <text:list-item>
          <text:p text:style-name="P71">Edit class “TaskServiceImpl”, function “addTask”. Replace the comment lines at “// Notify client” with the following lines. <text:line-break/>Since the client is a single-threaded web page, calling the “receiveTask” function synchronously might cause a deadlock. In order to invoke asynchronously, a “BAsyncResult” parameter was added to the function call.</text:p>
        </text:list-item>
      </text:list>
      <text:p text:style-name="P7"><text:span text:style-name="T3"><text:tab/><text:tab/></text:span><text:span text:style-name="T3">// Notify client </text:span></text:p>
      <text:p text:style-name="P7"><text:tab/><text:tab/>TaskappSession taskSession = TaskappSession.<text:span text:style-name="T13">userSessions</text:span>.get(task.getUserName());</text:p>
      <text:p text:style-name="P7"><text:tab/><text:tab/><text:span text:style-name="T1">if</text:span> (taskSession != <text:span text:style-name="T1">null</text:span>) {</text:p>
      <text:p text:style-name="P7"><text:tab/><text:tab/><text:tab/>BClient_Taskapp bclient = (BClient_Taskapp) taskSession.getClientR();</text:p>
      <text:p text:style-name="P7"><text:tab/><text:tab/><text:tab/>bclient.getTaskNotify().receiveTask(cloneTask(task), </text:p>
      <text:p text:style-name="P7"><text:tab/><text:tab/><text:tab/><text:tab/><text:tab/><text:span text:style-name="T1">new</text:span> BAsyncResultIgnored&lt;Integer&gt;());</text:p>
      <text:p text:style-name="P7"><text:tab/><text:tab/>}</text:p>
      <text:p text:style-name="P8"/>
      <text:p text:style-name="P18"/>
      <text:p text:style-name="P19">Provide Client-Side Implementation </text:p>
      <text:list xml:id="list912790703953109708" text:style-name="L66">
        <text:list-item>
          <text:p text:style-name="P73">Providing a client-side interface implementation in JavaScript looks very similar to Java. One most obvious difference is, that prototyping is to be used instead of class inheritance. Insert the following code somewhere inside the script block of the “index.html”:</text:p>
        </text:list-item>
      </text:list>
      <text:p text:style-name="P7"><text:span text:style-name="T3"><text:tab/></text:span><text:span text:style-name="T3">// Implementation of TaskNotify</text:span></text:p>
      <text:p text:style-name="P7"><text:tab/><text:span text:style-name="T1">var</text:span> TaskNotifyImpl = <text:span text:style-name="T1">function</text:span>() {</text:p>
      <text:p text:style-name="P7"><text:tab/><text:tab/></text:p>
      <text:p text:style-name="P7"><text:tab/><text:tab/><text:span text:style-name="T1">this</text:span>.receiveTask = <text:span text:style-name="T1">function</text:span>(task) {</text:p>
      <text:p text:style-name="P7"><text:tab/><text:tab/><text:tab/><text:span text:style-name="T1">var</text:span> tab = document.getElementById("taskList");</text:p>
      <text:p text:style-name="P7"><text:tab/><text:tab/><text:tab/>insertTaskRow(tab, task);</text:p>
      <text:p text:style-name="P7"><text:tab/><text:tab/>};</text:p>
      <text:p text:style-name="P7"><text:tab/><text:tab/></text:p>
      <text:p text:style-name="P7"><text:tab/>};</text:p>
      <text:p text:style-name="P7"><text:tab/>TaskNotifyImpl.prototype = <text:span text:style-name="T1">new</text:span> task.app.BSkeleton_TaskNotify();</text:p>
      <text:p text:style-name="P8"/>
      <text:p text:style-name="P18"/>
      <text:list xml:id="list29463004" text:continue-numbering="true" text:style-name="L66">
        <text:list-item>
          <text:p text:style-name="P73">An instance of this “TaskNotifyImpl” function has to be added to the “bclient” object in the “init” function:</text:p>
        </text:list-item>
      </text:list>
      <text:p text:style-name="P8"><text:tab/>function init() {</text:p>
      <text:p text:style-name="P8"><text:tab/><text:tab/>…</text:p>
      <text:p text:style-name="P8"><text:tab/><text:tab/></text:p>
      <text:p text:style-name="P8"><text:tab/><text:tab/>this.bclient = task.app.createClient_Taskapp(transportFactory);</text:p>
      <text:p text:style-name="P8"><text:tab/><text:tab/></text:p>
      <text:p text:style-name="P8"><text:tab/><text:tab/>this.bclient.addRemote(new TaskNotifyImpl());</text:p>
      <text:p text:style-name="P8"/>
      <text:p text:style-name="P8"><text:tab/><text:tab/>this.bclient.start();</text:p>
      <text:p text:style-name="P8"><text:soft-page-break/><text:tab/><text:tab/>…</text:p>
      <text:p text:style-name="P8"/>
      <text:p text:style-name="P8"/>
      <text:p text:style-name="P36"/>
      <text:p text:style-name="P37">Try Out</text:p>
      <text:list xml:id="list29477251" text:continue-numbering="true" text:style-name="L66">
        <text:list-item>
          <text:p text:style-name="P74">Start two independent browsers – e.g. browsers of different vendors. </text:p>
        </text:list-item>
        <text:list-item>
          <text:p text:style-name="P74">Open the web page under different accounts – e.g. login as “Fritz/abc” in the first browser window and “Maria/123” in the second one.</text:p>
        </text:list-item>
        <text:list-item>
          <text:p text:style-name="P74">In the first browser (used by “Fritz”), add a task for “Maria”. The second browser (used by “Maria”) should be notified and the newly created task should be listed.</text:p>
        </text:list-item>
      </text:list>
      <text:h text:style-name="P34" text:outline-level="2"><text:bookmark-start text:name="__RefHeading__3181_436306636"/>Client-to-Client Communication<text:bookmark-end text:name="__RefHeading__3181_436306636"/></text:h>
      <text:p text:style-name="P18">This example shows how clients can talk to each other over the server. </text:p>
      <text:h text:style-name="P34" text:outline-level="2">Develop C++ Client Applications</text:h>
      <text:p text:style-name="Text_20_body"><text:span text:style-name="T3">The required libraries and C++ includes can be found in the file “byps-lib.zip” at </text:span><text:span text:style-name="T3"><text:bibliography-mark text:identifier="BYPS" text:bibliography-type="article" text:author="Wolfgang Imig" text:title="Binary Portable Serialization" text:url="https://github.com/wolfgangimig/byps">[BYPS]</text:bibliography-mark></text:span><text:span text:style-name="T3">. In order to download this file at GitHub, click on “byps-lib.zip” and then “View Raw”. Unpack this ZIP </text:span><text:span text:style-name="T3">archive into an arbitrary directory, e.g. c:\lib\byps. This directory is in the following sections </text:span><text:span text:style-name="T3">referred to as </text:span><text:span text:style-name="T3"><text:bibliography-mark text:identifier="LIBDIR" text:bibliography-type="article" text:author="Wolfgang Imig" text:title="Directory with BYPS libraries and C++ includes" text:url="https://github.com/wolfgangimig/byps/blob/master/byps-lib.zip">[LIBDIR]</text:bibliography-mark></text:span><text:span text:style-name="T3">.</text:span></text:p>
      <text:p text:style-name="P18"/>
      <text:h text:style-name="P42" text:outline-level="3">Java Development</text:h>
      <text:p text:style-name="P18">A Java Software Development Kit version 7.0 <text:bibliography-mark text:identifier="JDK" text:bibliography-type="article" text:author="ORACLE" text:title="JDK" text:year="2014" text:url="http://www.oracle.com/technetwork/java/javase/downloads/index.html">[JDK]</text:bibliography-mark> or newer and a Java IDE for Java EE is required. This documentation uses the Eclipse IDE <text:bibliography-mark text:identifier="ECLIPSE" text:bibliography-type="article" text:author="Eclipse Foundation" text:title="Eclipse IDE for Java EE Developers" text:year="2014" text:url="https://www.eclipse.org/downloads/">[ECLIPSE]</text:bibliography-mark>.</text:p>
      <text:p text:style-name="P18">The following libraries from <text:bibliography-mark text:identifier="LIBDIR" text:bibliography-type="article" text:author="Wolfgang Imig" text:title="Directory with BYPS libraries and C++ includes" text:url="https://github.com/wolfgangimig/byps/blob/master/byps-lib.zip">[LIBDIR]</text:bibliography-mark>/java are required to build and execute programs. </text:p>
      <table:table table:name="Tabelle1" table:style-name="Tabelle1">
        <table:table-column table:style-name="Tabelle1.A"/>
        <table:table-column table:style-name="Tabelle1.B"/>
        <table:table-row>
          <table:table-cell table:style-name="Tabelle1.A1" office:value-type="string">
            <text:p text:style-name="P5">JAR file</text:p>
          </table:table-cell>
          <table:table-cell table:style-name="Tabelle1.B1" office:value-type="string">
            <text:p text:style-name="P5">Purpose</text:p>
          </table:table-cell>
        </table:table-row>
        <table:table-row>
          <table:table-cell table:style-name="Tabelle1.A2" office:value-type="string">
            <text:p text:style-name="P4">bypshttp-ov.jar</text:p>
          </table:table-cell>
          <table:table-cell table:style-name="Tabelle1.B2" office:value-type="string">
            <text:p text:style-name="P4">Run-time library for BYPS communication over HTTP.</text:p>
          </table:table-cell>
        </table:table-row>
        <table:table-row>
          <table:table-cell table:style-name="Tabelle1.A2" office:value-type="string">
            <text:p text:style-name="P4">bypsgen.jar</text:p>
          </table:table-cell>
          <table:table-cell table:style-name="Tabelle1.B2" office:value-type="string">
            <text:p text:style-name="P4">Generator for BYPS communication layers (required only for development)</text:p>
          </table:table-cell>
        </table:table-row>
        <table:table-row>
          <table:table-cell table:style-name="Tabelle1.A2" office:value-type="string">
            <text:p text:style-name="P4">commons-fileupload-1.2.2.jar</text:p>
          </table:table-cell>
          <table:table-cell table:style-name="Tabelle1.B2" office:value-type="string">
            <text:p text:style-name="P4">Support for HTML form-based file upload (required only on server-side)</text:p>
          </table:table-cell>
        </table:table-row>
        <table:table-row>
          <table:table-cell table:style-name="Tabelle1.A2" office:value-type="string">
            <text:p text:style-name="P4">commons-io-2.3.jar</text:p>
          </table:table-cell>
          <table:table-cell table:style-name="Tabelle1.B2" office:value-type="string">
            <text:p text:style-name="P4">Utilities for IO functionality (required only on server-side)</text:p>
          </table:table-cell>
        </table:table-row>
        <table:table-row>
          <table:table-cell table:style-name="Tabelle1.A2" office:value-type="string">
            <text:p text:style-name="P4">commons-logging-1.1.1.jar</text:p>
          </table:table-cell>
          <table:table-cell table:style-name="Tabelle1.B2" office:value-type="string">
            <text:p text:style-name="P4">Abstract logging framework</text:p>
          </table:table-cell>
        </table:table-row>
        <table:table-row>
          <table:table-cell table:style-name="Tabelle1.A2" office:value-type="string">
            <text:p text:style-name="P4">log4j-1.2.15.jar</text:p>
          </table:table-cell>
          <table:table-cell table:style-name="Tabelle1.B2" office:value-type="string">
            <text:p text:style-name="P4">Logging framework</text:p>
          </table:table-cell>
        </table:table-row>
        <table:table-row>
          <table:table-cell table:style-name="Tabelle1.A2" office:value-type="string">
            <text:p text:style-name="P4">tools.jar</text:p>
          </table:table-cell>
          <table:table-cell table:style-name="Tabelle1.B2" office:value-type="string">
            <text:p text:style-name="P4">Compiler for Java and Javadoc, part of the JDK (required only for development)</text:p>
          </table:table-cell>
        </table:table-row>
      </table:table>
      <text:p text:style-name="P18"/>
      <text:h text:style-name="P42" text:outline-level="3">C# Development</text:h>
      <text:p text:style-name="P18">At least Microsoft Visual Studio 2012 Express is required. The .NET run-time must be 4.0 or newer.</text:p>
      <text:p text:style-name="P18">Projects have to refer to the DLLs in the Debug or Release sub-directory of <text:bibliography-mark text:identifier="LIBDIR" text:bibliography-type="article" text:author="Wolfgang Imig" text:title="Directory with BYPS libraries and C++ includes" text:url="https://github.com/wolfgangimig/byps/blob/master/byps-lib.zip">[LIBDIR]</text:bibliography-mark>/csharp. The BYPS communication classes have to be added in source code to the target projects.</text:p>
      <text:h text:style-name="P42" text:outline-level="3"><text:soft-page-break/>C++ Development</text:h>
      <text:p text:style-name="P18">Mircosoft Visual Studio 2012 Express or newer is required. The generated code uses C++11 language features (e.g. lambda expressions). </text:p>
      <text:p text:style-name="P18">Support for QT 5.0 is under development.</text:p>
      <text:p text:style-name="P18">The BYPS communication classes have to be added in source code to the target projects.</text:p>
      <text:h text:style-name="P42" text:outline-level="3">JavaScript Development</text:h>
      <text:p text:style-name="P18">The oldest supported Browser versions are currently unknown. It has been tested with Chrome Version 33, Firefox Version 26 and IE 11.</text:p>
      <text:p text:style-name="P2">The following JavaScript libraries are required:</text:p>
      <text:p text:style-name="P2"/>
      <table:table table:name="Tabelle2" table:style-name="Tabelle2">
        <table:table-column table:style-name="Tabelle2.A"/>
        <table:table-column table:style-name="Tabelle2.B"/>
        <table:table-row>
          <table:table-cell table:style-name="Tabelle2.A1" office:value-type="string">
            <text:p text:style-name="P5">JavaScript file</text:p>
          </table:table-cell>
          <table:table-cell table:style-name="Tabelle2.B1" office:value-type="string">
            <text:p text:style-name="P5">Purpose</text:p>
          </table:table-cell>
        </table:table-row>
        <table:table-row>
          <table:table-cell table:style-name="Tabelle2.A2" office:value-type="string">
            <text:p text:style-name="P4">byps.js</text:p>
          </table:table-cell>
          <table:table-cell table:style-name="Tabelle2.B2" office:value-type="string">
            <text:p text:style-name="P4">BYPS communication layer</text:p>
          </table:table-cell>
        </table:table-row>
        <table:table-row>
          <table:table-cell table:style-name="Tabelle2.A2" office:value-type="string">
            <text:p text:style-name="P4">json2.js</text:p>
          </table:table-cell>
          <table:table-cell table:style-name="Tabelle2.B2" office:value-type="string">
            <text:p text:style-name="P4">JSON serialization, see <text:bibliography-mark text:identifier="JSON" text:bibliography-type="article" text:author="Crockford" text:title="Java Script Object Notation" text:url="http://www.json.org/">[JSON]</text:bibliography-mark></text:p>
          </table:table-cell>
        </table:table-row>
      </table:table>
      <text:p text:style-name="P2"/>
      <text:h text:style-name="Heading_20_1" text:outline-level="1"><text:bookmark-start text:name="__RefHeading__3154_639941998"/>Eclipse Tips<text:bookmark-end text:name="__RefHeading__3154_639941998"/></text:h>
      <text:h text:style-name="Heading_20_2" text:outline-level="2">Client Cannot Connect to Server, HTTP 404</text:h>
      <text:p text:style-name="Text_20_body">Sometimes, Eclipse fails to keep the code deployed on the Tomcat server up to date. Then it helps to remove the project “taskapp-srv” from the server and add it again. Perform the following steps in order to do this:</text:p>
      <text:list xml:id="list1574320814192122373" text:style-name="L67">
        <text:list-item>
          <text:p text:style-name="P117">Select the “Servers” view:</text:p>
        </text:list-item>
      </text:list>
      <text:p text:style-name="Text_20_body"><draw:frame draw:style-name="fr1" draw:name="Grafik38" text:anchor-type="paragraph" svg:width="9.924cm" svg:height="2.251cm" draw:z-index="36"><draw:image xlink:href="Pictures/20000007000026C3000008CA0E8B671A.svm" xlink:type="simple" xlink:show="embed" xlink:actuate="onLoad"/></draw:frame></text:p>
      <text:list xml:id="list29453429" text:continue-numbering="true" text:style-name="L67">
        <text:list-item>
          <text:p text:style-name="P117">Stop “Tomcat...” if it is running.</text:p>
        </text:list-item>
        <text:list-item>
          <text:p text:style-name="P117">Expand “Tomcat...”, right-click on “taskapp-srv”, select “Remove”.</text:p>
        </text:list-item>
        <text:list-item>
          <text:p text:style-name="P117">Right-click “Tomcat...”, “Publish”</text:p>
        </text:list-item>
        <text:list-item>
          <text:p text:style-name="P117">Right-click “Tomcat...”, “Add and Remove...”, select “taskapp-srv”, click “Add &gt;”, click “Finish”</text:p>
        </text:list-item>
        <text:list-item>
          <text:p text:style-name="P117">Right-click “Tomcat...”, “Publish”</text:p>
        </text:list-item>
        <text:list-item>
          <text:p text:style-name="P117">Start “Tomcat...”</text:p>
        </text:list-item>
      </text:list>
      <text:p text:style-name="Text_20_body"/>
      <text:h text:style-name="P35" text:outline-level="1">Bibliography</text:h>
      <text:bibliography text:style-name="Sect1" text:protected="true" text:name="Literaturverzeichnis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Literaturverzeichnis1_Head">
            <text:p text:style-name="Bibliography_20_Heading">References</text:p>
          </text:index-title>
          <text:p text:style-name="P31">BYPS: Wolfgang Imig, Binary Portable Serialization, https://github.com/wolfgangimig/byps</text:p>
          <text:p text:style-name="P31">JDK: ORACLE, JDK, http://www.oracle.com/technetwork/java/javase/downloads/index.html</text:p>
          <text:p text:style-name="P31"><text:soft-page-break/>ECLIPSE: Eclipse Foundation, Eclipse IDE for Java EE Developers, https://www.eclipse.org/downloads/</text:p>
          <text:p text:style-name="P31">TOMCAT: Apache Software Foundation, Apache Tomcat, http://tomcat.apache.org/download-70.cgi</text:p>
          <text:p text:style-name="P31">LIBDIR: Wolfgang Imig, Directory with BYPS libraries and C++ includes, https://github.com/wolfgangimig/byps/blob/master/byps-lib.zip</text:p>
          <text:p text:style-name="P31">JSON: Crockford, Java Script Object Notation, http://www.json.org/</text:p>
          <text:p text:style-name="P31">TASKAPP: Wolfgang Imig, BYPS Taskapp Example, https://github.com/wolfgangimig/taskapp</text:p>
        </text:index-body>
      </text:bibliography>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master-page-name="">
      <style:paragraph-properties fo:margin-top="0cm" fo:margin-bottom="0cm" style:page-number="auto" fo:background-color="#e6e6e6">
        <style:background-image/>
      </style:paragraph-properties>
      <style:text-properties style:font-name="Courier New" fo:font-size="8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1T13:26:25.38</meta:creation-date>
    <dc:date>2014-05-02T09:30:50.29</dc:date>
    <meta:editing-duration>P2DT5H44M26S</meta:editing-duration>
    <meta:editing-cycles>167</meta:editing-cycles>
    <meta:generator>OpenOffice.org/3.4.1$Win32 OpenOffice.org_project/341m1$Build-9593</meta:generator>
    <meta:document-statistic meta:table-count="3" meta:image-count="43" meta:object-count="0" meta:page-count="44" meta:paragraph-count="1215" meta:word-count="8485" meta:character-count="63408"/>
  </office:meta>
</office:document-meta>
</file>